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officeooo:rsid="003acf67" officeooo:paragraph-rsid="003acf67"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5" style:family="paragraph" style:parent-style-name="Text_20_body">
      <style:paragraph-properties fo:margin-left="0in" fo:margin-right="0in" fo:text-align="justify" style:justify-single-word="false" fo:text-indent="0.1965in" style:auto-text-indent="false"/>
      <style:text-properties fo:color="#800000"/>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7"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e568b" officeooo:paragraph-rsid="003e568b"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62b" officeooo:paragraph-rsid="000fd62b"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36bb3"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b0673"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7baf"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8e81"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f1031"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18f64"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1d5ef"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2a863"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6a68b"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a36a3"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a642e"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c42a2"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de0c9"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5d1d1d"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6490dc"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6926bc"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710300"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751950"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7caddc"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1099e"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73436"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7c47c"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91071"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b1e9e"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d8245" fo:background-color="transparent"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8f92ba" fo:background-color="transparent"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953f61"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f937" officeooo:paragraph-rsid="0023f937"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f4ccd" officeooo:paragraph-rsid="003f4ccd"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18f64" officeooo:paragraph-rsid="00418f64" fo:background-color="transparent" style:font-style-asian="normal" style:font-weight-asian="normal" style:font-style-complex="normal" style:font-weight-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2a863" officeooo:paragraph-rsid="0042a863" fo:background-color="transparent" style:font-style-asian="normal" style:font-weight-asian="normal" style:font-style-complex="normal" style:font-weight-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613bd" officeooo:paragraph-rsid="004613bd"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6a68b" officeooo:paragraph-rsid="0046a68b"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29186" officeooo:paragraph-rsid="00529186"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2e739" officeooo:paragraph-rsid="0056a77d"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7992c" officeooo:paragraph-rsid="0057992c"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ceb31" officeooo:paragraph-rsid="005ceb31"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490dc" officeooo:paragraph-rsid="006490dc"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926bc" officeooo:paragraph-rsid="006926bc"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238cd" officeooo:paragraph-rsid="0056a77d"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7c66b3" officeooo:paragraph-rsid="007c66b3"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80d1d5" officeooo:paragraph-rsid="0080d1d5"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873436" officeooo:paragraph-rsid="00873436"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87c47c" officeooo:paragraph-rsid="0087c47c"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8b1e9e" officeooo:paragraph-rsid="008b1e9e" fo:background-color="transparent" style:font-style-asian="normal" style:font-weight-asian="normal" style:font-style-complex="normal" style:font-weight-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1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12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12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1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12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2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29" style:family="paragraph" style:parent-style-name="Text_20_body">
      <style:paragraph-properties fo:margin-left="0in" fo:margin-right="0in" fo:text-align="justify" style:justify-single-word="false" fo:text-indent="0.1965in" style:auto-text-indent="false"/>
      <style:text-properties fo:color="#0000ff"/>
    </style:style>
    <style:style style:name="P13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3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13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33" style:family="paragraph" style:parent-style-name="Text_20_body">
      <style:paragraph-properties fo:margin-left="0in" fo:margin-right="0in" fo:text-align="end" style:justify-single-word="false" fo:text-indent="0.1965in" style:auto-text-indent="false"/>
    </style:style>
    <style:style style:name="P13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3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3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3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officeooo:paragraph-rsid="003ac160" style:font-style-asian="italic" style:font-style-complex="italic"/>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5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52" style:family="paragraph" style:parent-style-name="Standard">
      <style:paragraph-properties fo:margin-left="0in" fo:margin-right="0in" fo:text-align="justify" style:justify-single-word="false" fo:text-indent="0.1965in" style:auto-text-indent="false"/>
      <style:text-properties fo:language="ru" fo:country="RU"/>
    </style:style>
    <style:style style:name="P153" style:family="paragraph" style:parent-style-name="Text_20_body">
      <style:paragraph-properties fo:text-align="justify" style:justify-single-word="false"/>
    </style:style>
    <style:style style:name="P15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55" style:family="paragraph" style:parent-style-name="Text_20_body">
      <style:text-properties fo:language="ru" fo:country="RU"/>
    </style:style>
    <style:style style:name="P156" style:family="paragraph" style:parent-style-name="Text_20_body">
      <loext:graphic-properties draw:fill="solid" draw:fill-color="#eeeeee" draw:opacity="100%"/>
      <style:paragraph-properties fo:background-color="#eeeeee"/>
      <style:text-properties fo:language="ru" fo:country="RU"/>
    </style:style>
    <style:style style:name="P15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58" style:family="paragraph" style:parent-style-name="Text_20_body">
      <style:text-properties fo:language="en" fo:country="US"/>
    </style:style>
    <style:style style:name="P159" style:family="paragraph" style:parent-style-name="Text_20_body">
      <loext:graphic-properties draw:fill="solid" draw:fill-color="#eeeeee" draw:opacity="100%"/>
      <style:paragraph-properties fo:background-color="#eeeeee"/>
    </style:style>
    <style:style style:name="P160" style:family="paragraph" style:parent-style-name="First_20_line_20_indent">
      <loext:graphic-properties draw:fill="solid" draw:fill-color="#eeeeee" draw:opacity="100%"/>
      <style:paragraph-properties fo:background-color="#eeeeee"/>
      <style:text-properties fo:language="ru" fo:country="RU"/>
    </style:style>
    <style:style style:name="P16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62" style:family="paragraph" style:parent-style-name="Text_20_body">
      <style:paragraph-properties fo:margin-left="0in" fo:margin-right="0in" fo:text-align="justify" style:justify-single-word="false" fo:text-indent="0in" style:auto-text-indent="false"/>
    </style:style>
    <style:style style:name="P163" style:family="paragraph" style:parent-style-name="Text_20_body">
      <style:paragraph-properties fo:margin-left="0in" fo:margin-right="0in" fo:text-align="justify" style:justify-single-word="false" fo:text-indent="0in" style:auto-text-indent="false"/>
      <style:text-properties fo:color="#800000"/>
    </style:style>
    <style:style style:name="P16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65" style:family="paragraph" style:parent-style-name="Text_20_body">
      <style:paragraph-properties fo:margin-left="0in" fo:margin-right="0in" fo:text-align="center" style:justify-single-word="false" fo:text-indent="0in" style:auto-text-indent="false"/>
    </style:style>
    <style:style style:name="P16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6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8"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6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7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7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77" style:family="paragraph" style:parent-style-name="Footnote">
      <style:paragraph-properties fo:margin-left="0in" fo:margin-right="0in" fo:text-indent="0in" style:auto-text-indent="false"/>
      <style:text-properties fo:language="en" fo:country="US"/>
    </style:style>
    <style:style style:name="P178" style:family="paragraph" style:parent-style-name="Footnote">
      <style:text-properties fo:language="en" fo:country="US"/>
    </style:style>
    <style:style style:name="P179" style:family="paragraph" style:parent-style-name="Footnote">
      <style:text-properties fo:language="ru" fo:country="RU"/>
    </style:style>
    <style:style style:name="P180" style:family="paragraph" style:parent-style-name="Footnote">
      <style:text-properties style:use-window-font-color="true" fo:language="ru" fo:country="RU"/>
    </style:style>
    <style:style style:name="P18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8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8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89" style:family="paragraph" style:parent-style-name="Standard">
      <style:text-properties fo:font-style="italic" style:font-style-asian="italic" style:font-style-complex="italic"/>
    </style:style>
    <style:style style:name="P19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91" style:family="paragraph" style:parent-style-name="Heading_20_2">
      <style:text-properties fo:language="en" fo:country="US"/>
    </style:style>
    <style:style style:name="P192" style:family="paragraph" style:parent-style-name="Heading_20_2">
      <style:text-properties fo:language="ru" fo:country="RU"/>
    </style:style>
    <style:style style:name="P193" style:family="paragraph" style:parent-style-name="Heading_20_2">
      <loext:graphic-properties draw:fill="solid" draw:fill-color="#eeeeee" draw:opacity="100%"/>
      <style:paragraph-properties fo:background-color="#eeeeee"/>
      <style:text-properties fo:language="ru" fo:country="RU"/>
    </style:style>
    <style:style style:name="P194" style:family="paragraph" style:parent-style-name="Heading_20_2">
      <loext:graphic-properties draw:fill="solid" draw:fill-color="#eeeeee" draw:opacity="100%"/>
      <style:paragraph-properties fo:background-color="#eeeeee"/>
    </style:style>
    <style:style style:name="P195" style:family="paragraph" style:parent-style-name="Heading_20_1">
      <loext:graphic-properties draw:fill="solid" draw:fill-color="#eeeeee" draw:opacity="100%"/>
      <style:paragraph-properties fo:background-color="#eeeeee"/>
    </style:style>
    <style:style style:name="P196" style:family="paragraph" style:parent-style-name="Heading_20_1">
      <style:paragraph-properties fo:margin-left="0in" fo:margin-right="0in" fo:text-align="center" style:justify-single-word="false" fo:text-indent="0.1965in" style:auto-text-indent="false"/>
    </style:style>
    <style:style style:name="P197" style:family="paragraph" style:parent-style-name="Text_20_body" style:list-style-name="L1">
      <style:paragraph-properties fo:text-align="justify" style:justify-single-word="false"/>
    </style:style>
    <style:style style:name="P198" style:family="paragraph" style:parent-style-name="Text_20_body" style:list-style-name="L1">
      <style:paragraph-properties fo:text-align="justify" style:justify-single-word="false"/>
      <style:text-properties fo:language="ru" fo:country="RU"/>
    </style:style>
    <style:style style:name="P199" style:family="paragraph" style:parent-style-name="Text_20_body" style:list-style-name="L2">
      <style:paragraph-properties fo:text-align="justify" style:justify-single-word="false"/>
      <style:text-properties fo:language="ru" fo:country="RU"/>
    </style:style>
    <style:style style:name="P20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201" style:family="paragraph" style:parent-style-name="Text_20_body" style:list-style-name="L3">
      <style:text-properties fo:language="ru" fo:country="RU"/>
    </style:style>
    <style:style style:name="P202" style:family="paragraph" style:parent-style-name="Text_20_body" style:list-style-name="L3">
      <style:text-properties fo:language="ru" fo:country="RU" fo:background-color="#ffff00"/>
    </style:style>
    <style:style style:name="P203" style:family="paragraph" style:parent-style-name="Text_20_body">
      <loext:graphic-properties draw:fill="solid" draw:fill-color="#eeeeee" draw:opacity="100%"/>
      <style:paragraph-properties fo:background-color="#eeeeee"/>
      <style:text-properties fo:language="en" fo:country="US" officeooo:rsid="00aa8d75" officeooo:paragraph-rsid="00aa8d75"/>
    </style:style>
    <style:style style:name="P20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2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953f61" fo:background-color="transparent" style:font-style-asian="normal" style:font-weight-asian="normal" style:font-style-complex="normal" style:font-weight-complex="normal"/>
    </style:style>
    <style:style style:name="P2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9b7cea" fo:background-color="transparent" style:font-style-asian="normal" style:font-weight-asian="normal" style:font-style-complex="normal" style:font-weight-complex="normal"/>
    </style:style>
    <style:style style:name="P2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9d359c" fo:background-color="transparent" style:font-style-asian="normal" style:font-weight-asian="normal" style:font-style-complex="normal" style:font-weight-complex="normal"/>
    </style:style>
    <style:style style:name="P2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a2d9b2" fo:background-color="transparent" style:font-style-asian="normal" style:font-weight-asian="normal" style:font-style-complex="normal" style:font-weight-complex="normal"/>
    </style:style>
    <style:style style:name="P2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a86be2" fo:background-color="transparent" style:font-style-asian="normal" style:font-weight-asian="normal" style:font-style-complex="normal" style:font-weight-complex="normal"/>
    </style:style>
    <style:style style:name="P2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a8fa7f" fo:background-color="transparent" style:font-style-asian="normal" style:font-weight-asian="normal" style:font-style-complex="normal" style:font-weight-complex="normal"/>
    </style:style>
    <style:style style:name="P2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a25612" officeooo:paragraph-rsid="00a25612" fo:background-color="transparent" style:font-style-asian="normal" style:font-weight-asian="normal" style:font-style-complex="normal" style:font-weight-complex="normal"/>
    </style:style>
    <style:style style:name="P2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a2d9b2" officeooo:paragraph-rsid="00a2d9b2" fo:background-color="transparent" style:font-style-asian="normal" style:font-weight-asian="normal" style:font-style-complex="normal" style:font-weight-complex="normal"/>
    </style:style>
    <style:style style:name="P2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a5824d" officeooo:paragraph-rsid="00a5824d" fo:background-color="transparent" style:font-style-asian="normal" style:font-weight-asian="normal" style:font-style-complex="normal" style:font-weight-complex="normal"/>
    </style:style>
    <style:style style:name="P2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a61213" officeooo:paragraph-rsid="00a61213" fo:background-color="transparent" style:font-style-asian="normal" style:font-weight-asian="normal" style:font-style-complex="normal" style:font-weight-complex="normal"/>
    </style:style>
    <style:style style:name="P2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a8fa7f" style:font-style-asian="normal" style:font-weight-asian="normal" style:font-style-complex="normal" style:font-weight-complex="normal"/>
    </style:style>
    <style:style style:name="P21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248f0" officeooo:paragraph-rsid="00a8fa7f" fo:background-color="transparent" style:font-style-asian="normal" style:font-weight-asian="normal" style:font-style-complex="normal" style:font-weight-complex="normal"/>
    </style:style>
    <style:style style:name="P2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a8fa7f" style:font-style-asian="normal" style:font-style-complex="normal"/>
    </style:style>
    <style:style style:name="P218"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21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22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2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2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ru" fo:country="RU" officeooo:rsid="009b7cea"/>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background-color="transparent" loext:char-shading-value="0"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officeooo:rsid="00149c46"/>
    </style:style>
    <style:style style:name="T18" style:family="text">
      <style:text-properties fo:language="en" fo:country="US" officeooo:rsid="00236bb3"/>
    </style:style>
    <style:style style:name="T19" style:family="text">
      <style:text-properties fo:language="en" fo:country="US" officeooo:rsid="003009a3"/>
    </style:style>
    <style:style style:name="T20" style:family="text">
      <style:text-properties fo:language="en" fo:country="US" officeooo:rsid="0040fcd8"/>
    </style:style>
    <style:style style:name="T21" style:family="text">
      <style:text-properties fo:language="en" fo:country="US" officeooo:rsid="00418f64"/>
    </style:style>
    <style:style style:name="T22" style:family="text">
      <style:text-properties fo:language="en" fo:country="US" officeooo:rsid="007271ca"/>
    </style:style>
    <style:style style:name="T23" style:family="text">
      <style:text-properties fo:language="en" fo:country="US" officeooo:rsid="007caddc"/>
    </style:style>
    <style:style style:name="T24" style:family="text">
      <style:text-properties fo:language="en" fo:country="US" officeooo:rsid="009986f2"/>
    </style:style>
    <style:style style:name="T25" style:family="text">
      <style:text-properties fo:language="en" fo:country="US" officeooo:rsid="009e29e3"/>
    </style:style>
    <style:style style:name="T26" style:family="text">
      <style:text-properties fo:language="en" fo:country="US" officeooo:rsid="00aabda9"/>
    </style:style>
    <style:style style:name="T27" style:family="text">
      <style:text-properties fo:color="#ff3333"/>
    </style:style>
    <style:style style:name="T28" style:family="text">
      <style:text-properties fo:color="#ff3333" fo:language="ru" fo:country="RU"/>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color="#6666ff" fo:language="ru" fo:country="RU"/>
    </style:style>
    <style:style style:name="T33" style:family="text">
      <style:text-properties fo:color="#800000"/>
    </style:style>
    <style:style style:name="T34" style:family="text">
      <style:text-properties fo:color="#800000" fo:language="ru" fo:country="RU"/>
    </style:style>
    <style:style style:name="T35" style:family="text">
      <style:text-properties fo:color="#800000" fo:language="ru" fo:country="RU" fo:font-style="normal" style:font-style-asian="normal" style:font-style-complex="normal"/>
    </style:style>
    <style:style style:name="T36" style:family="text">
      <style:text-properties fo:color="#800000" fo:language="ru" fo:country="RU" officeooo:rsid="00a8fa7f"/>
    </style:style>
    <style:style style:name="T37" style:family="text">
      <style:text-properties fo:color="#800000" fo:language="en" fo:country="US"/>
    </style:style>
    <style:style style:name="T38" style:family="text">
      <style:text-properties fo:color="#800000" fo:language="en" fo:country="US" officeooo:rsid="009e29e3"/>
    </style:style>
    <style:style style:name="T39" style:family="text">
      <style:text-properties fo:color="#800000" officeooo:rsid="001e7bee"/>
    </style:style>
    <style:style style:name="T40" style:family="text">
      <style:text-properties fo:color="#800000" officeooo:rsid="0034550f"/>
    </style:style>
    <style:style style:name="T41" style:family="text">
      <style:text-properties fo:color="#800000" officeooo:rsid="0039d284"/>
    </style:style>
    <style:style style:name="T42" style:family="text">
      <style:text-properties fo:color="#800000" officeooo:rsid="00619b68"/>
    </style:style>
    <style:style style:name="T43" style:family="text">
      <style:text-properties fo:color="#800000" officeooo:rsid="009e29e3"/>
    </style:style>
    <style:style style:name="T44" style:family="text">
      <style:text-properties fo:color="#800000" officeooo:rsid="00a01b28"/>
    </style:style>
    <style:style style:name="T45" style:family="text">
      <style:text-properties fo:color="#800000" officeooo:rsid="00a1ffac"/>
    </style:style>
    <style:style style:name="T46" style:family="text">
      <style:text-properties fo:color="#ff6600"/>
    </style:style>
    <style:style style:name="T47" style:family="text">
      <style:text-properties fo:color="#ff6600" fo:language="ru" fo:country="RU"/>
    </style:style>
    <style:style style:name="T48" style:family="text">
      <style:text-properties fo:font-weight="bold" style:font-weight-asian="bold" style:font-weight-complex="bold"/>
    </style:style>
    <style:style style:name="T49" style:family="text">
      <style:text-properties fo:font-weight="bold" fo:background-color="transparent" loext:char-shading-value="0" style:font-weight-asian="bold" style:font-weight-complex="bold"/>
    </style:style>
    <style:style style:name="T50" style:family="text">
      <style:text-properties style:use-window-font-color="true"/>
    </style:style>
    <style:style style:name="T51" style:family="text">
      <style:text-properties style:use-window-font-color="true" fo:language="ru" fo:country="RU"/>
    </style:style>
    <style:style style:name="T52" style:family="text">
      <style:text-properties style:use-window-font-color="true" fo:language="ru" fo:country="RU" fo:font-style="normal" style:font-style-asian="normal" style:font-style-complex="normal"/>
    </style:style>
    <style:style style:name="T53" style:family="text">
      <style:text-properties style:use-window-font-color="true" fo:language="ru" fo:country="RU" fo:font-style="normal" fo:font-weight="normal" style:font-style-asian="normal" style:font-weight-asian="normal" style:font-style-complex="normal" style:font-weight-complex="normal"/>
    </style:style>
    <style:style style:name="T5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language="ru" fo:country="RU" fo:font-style="italic" style:font-style-asian="italic" style:font-style-complex="italic"/>
    </style:style>
    <style:style style:name="T56" style:family="text">
      <style:text-properties style:use-window-font-color="true" fo:language="ru" fo:country="RU" fo:font-style="italic" fo:font-weight="normal" style:font-style-asian="italic" style:font-weight-asian="normal" style:font-style-complex="italic" style:font-weight-complex="normal"/>
    </style:style>
    <style:style style:name="T57" style:family="text">
      <style:text-properties style:use-window-font-color="true" fo:language="ru" fo:country="RU" fo:font-weight="normal" style:font-weight-asian="normal" style:font-weight-complex="normal"/>
    </style:style>
    <style:style style:name="T58" style:family="text">
      <style:text-properties style:use-window-font-color="true" fo:language="ru" fo:country="RU" fo:background-color="transparent" loext:char-shading-value="0"/>
    </style:style>
    <style:style style:name="T59" style:family="text">
      <style:text-properties style:use-window-font-color="true" fo:language="en" fo:country="US"/>
    </style:style>
    <style:style style:name="T60" style:family="text">
      <style:text-properties style:use-window-font-color="true" fo:language="en" fo:country="US" fo:font-style="normal" style:font-style-asian="normal" style:font-style-complex="normal"/>
    </style:style>
    <style:style style:name="T61" style:family="text">
      <style:text-properties style:use-window-font-color="true" fo:language="en" fo:country="US" fo:font-style="normal" fo:background-color="transparent" loext:char-shading-value="0" style:font-style-asian="normal" style:font-style-complex="normal"/>
    </style:style>
    <style:style style:name="T62" style:family="text">
      <style:text-properties style:use-window-font-color="true" fo:language="en" fo:country="US" fo:font-style="normal" fo:font-weight="normal" style:font-style-asian="normal" style:font-weight-asian="normal" style:font-style-complex="normal" style:font-weight-complex="normal"/>
    </style:style>
    <style:style style:name="T6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64" style:family="text">
      <style:text-properties style:use-window-font-color="true" fo:language="en" fo:country="US" fo:font-weight="normal" style:font-weight-asian="normal" style:font-weight-complex="normal"/>
    </style:style>
    <style:style style:name="T65" style:family="text">
      <style:text-properties style:use-window-font-color="true" fo:font-style="normal" style:font-style-asian="normal" style:font-style-complex="normal"/>
    </style:style>
    <style:style style:name="T66" style:family="text">
      <style:text-properties style:use-window-font-color="true" fo:font-style="normal" fo:font-weight="normal" style:font-style-asian="normal" style:font-weight-asian="normal" style:font-style-complex="normal" style:font-weight-complex="normal"/>
    </style:style>
    <style:style style:name="T67" style:family="text">
      <style:text-properties style:use-window-font-color="true" fo:font-style="italic" fo:font-weight="normal" style:font-style-asian="italic" style:font-weight-asian="normal" style:font-style-complex="italic" style:font-weight-complex="normal"/>
    </style:style>
    <style:style style:name="T68" style:family="text">
      <style:text-properties style:use-window-font-color="true" fo:background-color="transparent" loext:char-shading-value="0"/>
    </style:style>
    <style:style style:name="T69" style:family="text">
      <style:text-properties fo:background-color="transparent" loext:char-shading-value="0"/>
    </style:style>
    <style:style style:name="T70" style:family="text">
      <style:text-properties style:text-position="super 58%"/>
    </style:style>
    <style:style style:name="T71" style:family="text">
      <style:text-properties fo:color="#c5000b"/>
    </style:style>
    <style:style style:name="T72" style:family="text">
      <style:text-properties fo:language="fr" fo:country="FR"/>
    </style:style>
    <style:style style:name="T73" style:family="text">
      <style:text-properties fo:color="#0000ff"/>
    </style:style>
    <style:style style:name="T74" style:family="text">
      <style:text-properties fo:color="#3333ff"/>
    </style:style>
    <style:style style:name="T75" style:family="text">
      <style:text-properties fo:color="#3333ff" fo:language="en" fo:country="US"/>
    </style:style>
    <style:style style:name="T76" style:family="text">
      <style:text-properties fo:color="#3333ff" officeooo:rsid="003ac160"/>
    </style:style>
    <style:style style:name="T77" style:family="text">
      <style:text-properties fo:font-style="normal" style:font-style-asian="normal" style:font-style-complex="normal"/>
    </style:style>
    <style:style style:name="T78" style:family="text">
      <style:text-properties fo:color="#0066ff"/>
    </style:style>
    <style:style style:name="T79" style:family="text">
      <style:text-properties fo:color="#0066ff" fo:language="en" fo:country="US" fo:font-style="normal" fo:background-color="transparent" loext:char-shading-value="0" style:font-style-asian="normal" style:font-style-complex="normal"/>
    </style:style>
    <style:style style:name="T80" style:family="text">
      <style:text-properties fo:background-color="#ffff00" loext:char-shading-value="0"/>
    </style:style>
    <style:style style:name="T81" style:family="text">
      <style:text-properties fo:color="#00ccff"/>
    </style:style>
    <style:style style:name="T82" style:family="text">
      <style:text-properties fo:font-weight="normal" style:font-weight-asian="normal" style:font-weight-complex="normal"/>
    </style:style>
    <style:style style:name="T83" style:family="text">
      <style:text-properties fo:color="#0066cc" fo:language="ru" fo:country="RU"/>
    </style:style>
    <style:style style:name="T84" style:family="text">
      <style:text-properties fo:color="#0000cc"/>
    </style:style>
    <style:style style:name="T85" style:family="text">
      <style:text-properties style:text-line-through-style="solid" style:text-line-through-type="single" fo:font-weight="bold" style:font-weight-asian="bold" style:font-weight-complex="bold"/>
    </style:style>
    <style:style style:name="T86" style:family="text">
      <style:text-properties fo:language="uk" fo:country="UA"/>
    </style:style>
    <style:style style:name="T87" style:family="text">
      <style:text-properties fo:language="uk" fo:country="UA" fo:font-style="italic" style:font-style-asian="italic" style:font-style-complex="italic"/>
    </style:style>
    <style:style style:name="T88" style:family="text">
      <style:text-properties fo:language="uk" fo:country="UA" fo:font-weight="bold" style:font-weight-asian="bold" style:font-weight-complex="bold"/>
    </style:style>
    <style:style style:name="T89" style:family="text">
      <style:text-properties fo:color="#ff0000"/>
    </style:style>
    <style:style style:name="T90" style:family="text">
      <style:text-properties style:text-underline-style="none"/>
    </style:style>
    <style:style style:name="T91" style:family="text">
      <style:text-properties officeooo:rsid="0010b673"/>
    </style:style>
    <style:style style:name="T92" style:family="text">
      <style:text-properties officeooo:rsid="00130e54"/>
    </style:style>
    <style:style style:name="T93" style:family="text">
      <style:text-properties officeooo:rsid="0022b72d"/>
    </style:style>
    <style:style style:name="T94" style:family="text">
      <style:text-properties officeooo:rsid="00236bb3"/>
    </style:style>
    <style:style style:name="T95" style:family="text">
      <style:text-properties officeooo:rsid="00250960"/>
    </style:style>
    <style:style style:name="T96" style:family="text">
      <style:text-properties officeooo:rsid="002b0673"/>
    </style:style>
    <style:style style:name="T97" style:family="text">
      <style:text-properties officeooo:rsid="0017b09a"/>
    </style:style>
    <style:style style:name="T98" style:family="text">
      <style:text-properties officeooo:rsid="002c7baf"/>
    </style:style>
    <style:style style:name="T99" style:family="text">
      <style:text-properties officeooo:rsid="002c8e81"/>
    </style:style>
    <style:style style:name="T100" style:family="text">
      <style:text-properties officeooo:rsid="002d72c8"/>
    </style:style>
    <style:style style:name="T101" style:family="text">
      <style:text-properties officeooo:rsid="003009a3"/>
    </style:style>
    <style:style style:name="T102" style:family="text">
      <style:text-properties officeooo:rsid="003520c3"/>
    </style:style>
    <style:style style:name="T103" style:family="text">
      <style:text-properties officeooo:rsid="003ac160"/>
    </style:style>
    <style:style style:name="T104" style:family="text">
      <style:text-properties officeooo:rsid="0040fcd8"/>
    </style:style>
    <style:style style:name="T105" style:family="text">
      <style:text-properties officeooo:rsid="00418f64"/>
    </style:style>
    <style:style style:name="T106" style:family="text">
      <style:text-properties officeooo:rsid="0041d5ef"/>
    </style:style>
    <style:style style:name="T107" style:family="text">
      <style:text-properties officeooo:rsid="0042a863"/>
    </style:style>
    <style:style style:name="T108" style:family="text">
      <style:text-properties officeooo:rsid="0046a68b"/>
    </style:style>
    <style:style style:name="T109" style:family="text">
      <style:text-properties officeooo:rsid="004944c4"/>
    </style:style>
    <style:style style:name="T110" style:family="text">
      <style:text-properties officeooo:rsid="004a36a3"/>
    </style:style>
    <style:style style:name="T111" style:family="text">
      <style:text-properties officeooo:rsid="004a642e"/>
    </style:style>
    <style:style style:name="T112" style:family="text">
      <style:text-properties officeooo:rsid="004c42a2"/>
    </style:style>
    <style:style style:name="T113" style:family="text">
      <style:text-properties officeooo:rsid="0050f239"/>
    </style:style>
    <style:style style:name="T114" style:family="text">
      <style:text-properties officeooo:rsid="005238cd"/>
    </style:style>
    <style:style style:name="T115" style:family="text">
      <style:text-properties officeooo:rsid="0054b1fd"/>
    </style:style>
    <style:style style:name="T116" style:family="text">
      <style:text-properties officeooo:rsid="00585850"/>
    </style:style>
    <style:style style:name="T117" style:family="text">
      <style:text-properties officeooo:rsid="005b6605"/>
    </style:style>
    <style:style style:name="T118" style:family="text">
      <style:text-properties officeooo:rsid="005d1d1d"/>
    </style:style>
    <style:style style:name="T119" style:family="text">
      <style:text-properties officeooo:rsid="006490dc"/>
    </style:style>
    <style:style style:name="T120" style:family="text">
      <style:text-properties officeooo:rsid="006926bc"/>
    </style:style>
    <style:style style:name="T121" style:family="text">
      <style:text-properties officeooo:rsid="006ff39a"/>
    </style:style>
    <style:style style:name="T122" style:family="text">
      <style:text-properties officeooo:rsid="007271ca"/>
    </style:style>
    <style:style style:name="T123" style:family="text">
      <style:text-properties officeooo:rsid="0073867b"/>
    </style:style>
    <style:style style:name="T124" style:family="text">
      <style:text-properties officeooo:rsid="0077144a"/>
    </style:style>
    <style:style style:name="T125" style:family="text">
      <style:text-properties officeooo:rsid="007caddc"/>
    </style:style>
    <style:style style:name="T126" style:family="text">
      <style:text-properties officeooo:rsid="007f6138"/>
    </style:style>
    <style:style style:name="T127" style:family="text">
      <style:text-properties officeooo:rsid="0081099e"/>
    </style:style>
    <style:style style:name="T128" style:family="text">
      <style:text-properties officeooo:rsid="00873436"/>
    </style:style>
    <style:style style:name="T129" style:family="text">
      <style:text-properties officeooo:rsid="0087c47c"/>
    </style:style>
    <style:style style:name="T130" style:family="text">
      <style:text-properties officeooo:rsid="00891071"/>
    </style:style>
    <style:style style:name="T131" style:family="text">
      <style:text-properties officeooo:rsid="008b1e9e"/>
    </style:style>
    <style:style style:name="T132" style:family="text">
      <style:text-properties officeooo:rsid="008b5f69"/>
    </style:style>
    <style:style style:name="T133" style:family="text">
      <style:text-properties officeooo:rsid="008d8245"/>
    </style:style>
    <style:style style:name="T134" style:family="text">
      <style:text-properties officeooo:rsid="008e832c"/>
    </style:style>
    <style:style style:name="T135" style:family="text">
      <style:text-properties officeooo:rsid="008f92ba"/>
    </style:style>
    <style:style style:name="T136" style:family="text">
      <style:text-properties officeooo:rsid="00953f61"/>
    </style:style>
    <style:style style:name="T137" style:family="text">
      <style:text-properties officeooo:rsid="009986f2"/>
    </style:style>
    <style:style style:name="T138" style:family="text">
      <style:text-properties officeooo:rsid="0099bb50"/>
    </style:style>
    <style:style style:name="T139" style:family="text">
      <style:text-properties officeooo:rsid="009b7cea"/>
    </style:style>
    <style:style style:name="T140" style:family="text">
      <style:text-properties officeooo:rsid="00a2d9b2"/>
    </style:style>
    <style:style style:name="T141" style:family="text">
      <style:text-properties officeooo:rsid="00a612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33">Сказать Ане, чтобы записывала свои догадки, возникающие по мере прочтения каждой главы</text:span>&gt;</text:p>
      <text:p text:style-name="P5"/>
      <text:p text:style-name="P210"><text:span text:style-name="T25">&lt;</text:span><text:span text:style-name="T38">Д</text:span><text:span text:style-name="T43">обавить </text:span><text:span text:style-name="T45">эпизод</text:span><text:span text:style-name="T43"> в Кантерлоте, где Луна составляет невысокое мнение об умств</text:span><text:span text:style-name="T44">е</text:span><text:span text:style-name="T43">нных способностях Макса</text:span><text:span text:style-name="T25">&gt;</text:span></text:p>
      <text:p text:style-name="P217">&lt;<text:span text:style-name="T34">Глава про то, как Селестия пытается определить, чего хочет Макс. В конце-концов, она понимает, что Макс хочет секса и дружбы. Эпизод с Агамемноном-бескланником</text:span>&gt;</text:p>
      <text:p text:style-name="P216"><text:span text:style-name="T25"/></text:p>
      <text:h text:style-name="Heading_20_2" text:outline-level="2">Прочитанные фанфики</text:h>
      <text:h text:style-name="Heading_20_3" text:outline-level="3">Эпичные</text:h>
      <text:p text:style-name="P155">Обмен ( <text:a xlink:type="simple" xlink:href="https://darkpony.ru/obmen/" text:style-name="Internet_20_link" text:visited-style-name="Visited_20_Internet_20_Link">https://darkpony.ru/obmen/</text:a> )</text:p>
      <text:p text:style-name="P158">Fallout Equestria</text:p>
      <text:p text:style-name="P155">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soft-page-break/><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123496531821142809" text:style-name="L1">
        <text:list-item>
          <text:p text:style-name="P197">добавить детектив <text:span text:style-name="T1">(реализовано)</text:span>+ магические уроки/трактаты Старсвирла (реализовано)</text:p>
        </text:list-item>
        <text:list-item>
          <text:p text:style-name="P198">Терра несколько раз пытается убить Макса (один раз — в аквапарке). Несколько раз Макса спасает Селестия (даёт приказы Нексусу)</text:p>
        </text:list-item>
        <text:list-item>
          <text:p text:style-name="P198">Книги:</text:p>
        </text:list-item>
      </text:list>
      <text:list xml:id="list259515867476121757" text:style-name="L2">
        <text:list-item>
          <text:p text:style-name="P199">«Великие грифоны прошлого» - из канона (5<text:span text:style-name="T11">s8e)</text:span></text:p>
        </text:list-item>
        <text:list-item>
          <text:p text:style-name="P199">«Высшие заклинания в повседневном использовании: от песчинки до дворца»</text:p>
        </text:list-item>
        <text:list-item>
          <text:p text:style-name="P200">«Малоизвестные аспекты магии трансформаций»</text:p>
        </text:list-item>
        <text:list-item>
          <text:p text:style-name="P1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99">Дасти Вейфарер «Зебрианская культура, быт и фольклор»</text:p>
        </text:list-item>
        <text:list-item>
          <text:p text:style-name="P199">«Краткая история Эквестрии»</text:p>
        </text:list-item>
        <text:list-item>
          <text:p text:style-name="P199"><text:soft-page-break/>«Шедевры архитектуры Эквестрии» с разделом о Кантерлотском Королевском Дворце</text:p>
        </text:list-item>
        <text:list-item>
          <text:p text:style-name="P199">«Великие дела и великие чары». Страница 893: …</text:p>
        </text:list-item>
        <text:list-item>
          <text:p text:style-name="P199">«Природа Проклятий» - обмен</text:p>
        </text:list-item>
        <text:list-item>
          <text:p text:style-name="P199"><text:span text:style-name="T80">«Магия для Чайников»</text:span> - обмен</text:p>
        </text:list-item>
        <text:list-item>
          <text:p text:style-name="P199">«Энциклопедия Арканум» - обмен</text:p>
        </text:list-item>
        <text:list-item>
          <text:p text:style-name="P199">«О Гейсах» - обмен</text:p>
        </text:list-item>
        <text:list-item>
          <text:p text:style-name="P199">«<text:span text:style-name="T80">Тайны Тайных Наук</text:span>» - обмен</text:p>
        </text:list-item>
        <text:list-item>
          <text:p text:style-name="P200">«Основы Заклятий» - обмен</text:p>
        </text:list-item>
        <text:list-item>
          <text:p text:style-name="P19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997429989569691410" text:style-name="L3">
        <text:list-item>
          <text:p text:style-name="P20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0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02">Селестия — переменчивая пони. В одно время не строгая, а в другое может быть такой, что страшно становится</text:p>
        </text:list-item>
        <text:list-item>
          <text:p text:style-name="P201">У Селестии были такие элементы гармонии: Магия, Доброта, Смех. У Луны — Верность, Честность, Щедрость. (ксенофазия)</text:p>
        </text:list-item>
        <text:list-item>
          <text:p text:style-name="P20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01">Около 820-ти лет назад будущий маг Лайтнинг Стар поступил на обучение к наставнику Тииспоту</text:p>
        </text:list-item>
        <text:list-item>
          <text:p text:style-name="P20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0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0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01">У Селестии грива и хвост развеваются и переливаются от магического шампуня</text:p>
        </text:list-item>
        <text:list-item>
          <text:p text:style-name="P201">Тело Селестии очень крепкое — может выдержать несколько тонн земли</text:p>
        </text:list-item>
        <text:list-item>
          <text:p text:style-name="P201">Дискорд намного старше принцесс, его магия сильнее ихней на голову</text:p>
        </text:list-item>
        <text:list-item>
          <text:p text:style-name="P201">Луна младше Селестии на 3 года. Сёстрам около 5000 лет. По другим данным, Селестии около 2500 лет (Обмен).</text:p>
        </text:list-item>
        <text:list-item>
          <text:p text:style-name="P201">Принцессы начали войну с Дискордом в возрасте, когда им было около 700 лет — и продолжалась война почти сто лет</text:p>
        </text:list-item>
        <text:list-item>
          <text:p text:style-name="P201">Самый главный враг сестёр и Дискорда — скука</text:p>
        </text:list-item>
        <text:list-item>
          <text:p text:style-name="P201"><text:soft-page-break/>В Эквестрии на одного жеребца приходится четыре - пять кобыл</text:p>
        </text:list-item>
        <text:list-item>
          <text:p text:style-name="P20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01">Селестия в первые полторы тысячи лет путешествовала — и заварила несколько войн (две — с Эквестрией, в одной была против Луны)</text:p>
        </text:list-item>
        <text:list-item>
          <text:p text:style-name="P201">Настоящий цвет гривы Селестии — клубнично-розовая. Радужный цвет гривы и хвоста поддерживается магией</text:p>
        </text:list-item>
        <text:list-item>
          <text:p text:style-name="P201">Кроме Дискорда, старше сестёр ещё старейшина драконов</text:p>
        </text:list-item>
        <text:list-item>
          <text:p text:style-name="P201">Кэйденс не прожила и 60-ти лет и является низкорожденной</text:p>
        </text:list-item>
        <text:list-item>
          <text:p text:style-name="P20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01">Народ тихо фигел от нововведений и с ещё большим ожесточением продолжал делать по-своему</text:p>
        </text:list-item>
        <text:list-item>
          <text:p text:style-name="P20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0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01">Когда пони женятся, они обмениваются ножными браслетами</text:p>
        </text:list-item>
        <text:list-item>
          <text:p text:style-name="P201">Светилами, кроме сестёр, могут управлять единороги (группы), Дискорд, Твайлайт и Старсвирл</text:p>
        </text:list-item>
        <text:list-item>
          <text:p text:style-name="P201">Королева Кризалис — правительница Зелёной Долины</text:p>
        </text:list-item>
        <text:list-item>
          <text:p text:style-name="P201">Мать Луны и Селестии — аликорн Лорен. Мать Дискорда — Алиса (пони-человек)</text:p>
        </text:list-item>
        <text:list-item>
          <text:p text:style-name="P20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5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5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53">Искусственный интеллект. Создан Владом и Максом. Разработан для управления корпорациями.</text:p>
      <text:h text:style-name="Heading_20_3" text:outline-level="3">Норф</text:h>
      <text:p text:style-name="P15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5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text:soft-page-break/>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15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5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5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5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162">Единорог. Холост, молод, мечтателен. Живёт в Кантерлоте. В свободное время рисует облака.</text:p>
      <text:h text:style-name="Heading_20_3" text:outline-level="3">Алекс</text:h>
      <text:p text:style-name="P162">Менеджер проектов, над одним из которых (Нексус) работает Макс.</text:p>
      <text:h text:style-name="Heading_20_3" text:outline-level="3">Ростик</text:h>
      <text:p text:style-name="P162">Лидер команды тестировщиков</text:p>
      <text:h text:style-name="Heading_20_3" text:outline-level="3">Стас</text:h>
      <text:p text:style-name="P162">Программист-новичок в команде Макса.</text:p>
      <text:h text:style-name="Heading_20_3" text:outline-level="3">Рома</text:h>
      <text:p text:style-name="P162">Программист в команде UI-программистов</text:p>
      <text:h text:style-name="Heading_20_3" text:outline-level="3">Анджела</text:h>
      <text:p text:style-name="P162">Сисадмин. Флиртует с Максом.</text:p>
      <text:p text:style-name="P162"/>
      <text:h text:style-name="Heading_20_2" text:outline-level="2">Положения</text:h>
      <text:p text:style-name="P1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91"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164">&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text:soft-page-break/>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3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70"><text:note text:id="ftn1" text:note-class="footnote"><text:note-citation>1</text:note-citation><text:note-body><text:p text:style-name="P17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7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8">В уголке <text:span text:style-name="T11">RnD-</text:span><text:span text:style-name="T1">зоны</text:span><text:span text:style-name="T1"><text:note text:id="ftn3" text:note-class="footnote"><text:note-citation>3</text:note-citation><text:note-body><text:p text:style-name="P17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21">&lt;<text:span text:style-name="T34">Добавить сцену со Стасом</text:span>&gt;</text:p>
      <text:p text:style-name="P48">Я повесил куртку на спинку кресла и включил комп.</text:p>
      <text:p text:style-name="P4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8">Я запустил административную консоль и ввёл <text:span text:style-name="T1">логин и пароль</text:span>. Голосовой модуль у нас ещё не отлажен, обойдёмся текстом.</text:p>
      <text:p text:style-name="P17"><text:soft-page-break/></text:p>
      <text:p text:style-name="P125"><text:span text:style-name="T11">&gt;\</text:span>Привет, Н<text:span text:style-name="T1">эш.</text:span> Это Макс.</text:p>
      <text:p text:style-name="P125"><text:span text:style-name="T11">&lt;\</text:span>Привет Макс. <text:span text:style-name="T1">Рад тебя видеть. Где ты отсутствовал три дня?</text:span></text:p>
      <text:p text:style-name="P125"><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6"/>
      <text:p text:style-name="P48">Так, что тут у нас? По логам видно, что <text:s/>три последних запроса вызвали сбои в работе кластера и заставили перегрузиться один из хостов.</text:p>
      <text:p text:style-name="P48">Введём-ка парочку <text:span text:style-name="T1">простейших</text:span> вопросов <text:span text:style-name="T1">для разминки</text:span>.</text:p>
      <text:p text:style-name="P48"/>
      <text:p text:style-name="P125"><text:span text:style-name="T11">&gt;\</text:span>Как называется наш проект?</text:p>
      <text:p text:style-name="P125"><text:span text:style-name="T11">&lt;\</text:span>Дайсон.</text:p>
      <text:p text:style-name="P125"><text:span text:style-name="T11">&gt;\</text:span>Сколько тебе лет?</text:p>
      <text:p text:style-name="P125"><text:span text:style-name="T11">&lt;\</text:span>Два года с начала запуска кластера.</text:p>
      <text:p text:style-name="P125"><text:span text:style-name="T11">&gt;\</text:span>Какой сейчас год?</text:p>
      <text:p text:style-name="P125"><text:span text:style-name="T11">&gt;\</text:span>202<text:span text:style-name="T1">1</text:span>-й.</text:p>
      <text:p text:style-name="P27"/>
      <text:p text:style-name="P48">Так, на закрытые словарные вопросы ответы есть <text:span text:style-name="T1">—</text:span> значит, речевой транслятор и база знаний в порядке.</text:p>
      <text:p text:style-name="P48">Проверим бизнес-логику на тестовой задачке.</text:p>
      <text:p text:style-name="P47"/>
      <text:p text:style-name="P125"><text:span text:style-name="T11">&gt;\</text:span>Н<text:span text:style-name="T1">эш</text:span>, отключи память <text:span text:style-name="T1">заданий</text:span> за последнюю неделю.</text:p>
      <text:p text:style-name="P125"><text:span text:style-name="T11">&lt;\</text:span>Выполнено.</text:p>
      <text:p text:style-name="P125"><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125"><text:span text:style-name="T11">&lt;\</text:span><text:span text:style-name="T1">Тебя понял. Читаю задачу...</text:span></text:p>
      <text:p text:style-name="P12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126">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126">Ограничени<text:span text:style-name="T1">е 2: решение должно находиться в правовых рамках уголовного и административного кодекса.</text:span></text:p>
      <text:p text:style-name="P126">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126"><text:span text:style-name="T11">&lt;\</text:span><text:span text:style-name="T1">Выполняю задачу</text:span>...</text:p>
      <text:p text:style-name="P126"><text:span text:style-name="T11">&lt;\</text:span>...</text:p>
      <text:p text:style-name="P126"><text:span text:style-name="T11">&lt;\</text:span>Решение:</text:p>
      <text:p text:style-name="P126"><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text:soft-page-break/>закрепить у клиентов шаблон: кто не использует данный шампунь - неудачник. Кто использует шампунь фирмы Б - неудачник вдвойне.</text:p>
      <text:p text:style-name="P126"><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1">:47.bmf»</text:span></text:p>
      <text:p text:style-name="P26"/>
      <text:p text:style-name="P38">&lt;<text:span text:style-name="T1">как-то говённо. Улучшить</text:span>&gt;</text:p>
      <text:p text:style-name="P48">Хм, не понял? Ч<text:span text:style-name="T1">ё</text:span> за хрень?</text:p>
      <text:p text:style-name="P48"/>
      <text:p text:style-name="P125"><text:span text:style-name="T11">&gt;</text:span>\<text:span text:style-name="T1">Нэш</text:span>, почему ты используешь жёсткие настройки <text:span text:style-name="T1">для решения задачи</text:span>?</text:p>
      <text:p text:style-name="P125"><text:span text:style-name="T11">&lt;\</text:span>Настройки правильные, <text:span text:style-name="T1">Макс</text:span>.</text:p>
      <text:p text:style-name="P27"/>
      <text:p text:style-name="P48">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48"><text:span text:style-name="T1">Ч</text:span>то у нас с аналитикой?</text:p>
      <text:p text:style-name="P17"/>
      <text:p text:style-name="P125"><text:span text:style-name="T11">&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8">Вместо ответа Нексус выплюнул в консоль длинную строку букв и служебных символов, среди которых бросилась в глаза строка “<text:span text:style-name="T48">incompartible interface Analytics v.0.93 beta</text:span>”</text:p>
      <text:p text:style-name="P48">Ага, уже теплее.</text:p>
      <text:p text:style-name="P48"/>
      <text:p text:style-name="P125"><text:span text:style-name="T11">&gt;</text:span>\<text:span text:style-name="T1">Нэш</text:span>, выдай <text:span text:style-name="T1">краткую </text:span>диагностику модулей <text:span text:style-name="T1">аналитики</text:span></text:p>
      <text:p text:style-name="P48"/>
      <text:p text:style-name="P48">Йо! </text:p>
      <text:p text:style-name="P48">Видеокамеры молча наблюдают за поднятым вверх <text:span text:style-name="T1">большим пальцем</text:span>.</text:p>
      <text:p text:style-name="P48">Всё понятно. Версия аналитического модуля устарела и стала несовместимой с последним релизом кибермозга. </text:p>
      <text:p text:style-name="P48">Набираю номер прожект-мэнеджера.</text:p>
      <text:p text:style-name="P48"><text:soft-page-break/><text:span text:style-name="T11">–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8"><text:span text:style-name="T11">– </text:span>Окей. Спасибо, Макс. <text:span text:style-name="T1">Выручил.</text:span></text:p>
      <text:p text:style-name="P48"><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8"><text:span text:style-name="T1">– </text:span>Ааа, понятно. Ну ладно, у меня всё. <text:span text:style-name="T1">Отбой</text:span>!</text:p>
      <text:p text:style-name="P49"><text:span text:style-name="T1">– Отбой</text:span>. <text:span text:style-name="T1">Ещё раз спасибо, что помог. Жаль, что ты ушёл</text:span><text:span text:style-name="T11">.</text:span></text:p>
      <text:p text:style-name="P134">Гудки.</text:p>
      <text:p text:style-name="P48"><text:span text:style-name="T1">У</text:span>ходя попрощался с охранником, <text:span text:style-name="T1">увлечённо исследующим тему садо-мазо</text:span>.</text:p>
      <text:p text:style-name="P48">Всё, свободен. Хотя <text:s/><text:span text:style-name="T1">воскресенье</text:span> уже испорчен<text:span text:style-name="T1">о</text:span>.</text:p>
      <text:p text:style-name="P48"/>
      <text:p text:style-name="P165">***</text:p>
      <text:p text:style-name="P165"/>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soft-page-break/>***</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78">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7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33">Bionic-Hill’а</text:span>. <text:span text:style-name="T1">Разноцветное искрение снежинок в мягком свете фонарей</text:span> создавал<text:span text:style-name="T1">о</text:span> атмосферу <text:span text:style-name="T89">уюта</text:span> в <text:span text:style-name="T1">октябрьской</text:span> ночи. Сидевшая на скамейке ко мне спиной парочка тихо шепталась о чём-то, уткнувшись лбами.</text:p>
      <text:p text:style-name="P1"><text:soft-page-break/>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83">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69">ворил </text:span><text:span text:style-name="T2">—</text:span><text:span text:style-name="T6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5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text:soft-page-break/>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9">А у нас получается... </text:span><text:span text:style-name="T2">–</text:span><text:span text:style-name="T6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78">AI <text:span text:style-name="T2">– </text:span><text:span text:style-name="T6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text:soft-page-break/></text:p>
      <text:h text:style-name="Heading_20_2" text:outline-level="2"><text:span text:style-name="T11">2. </text:span>Дом, любимый дом</text:h>
      <text:p text:style-name="P128">Музыка быстрая, тревожная, надорваная и печальная (Pet Shop Boys “So Hard” ?)</text:p>
      <text:p text:style-name="P32"/>
      <text:p text:style-name="P1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5"/>
      <text:p text:style-name="P3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3">&lt;<text:span text:style-name="T1">Описание полёта через Эогипп. Удивлённый взгляд Анакорна</text:span>&gt;</text:p>
      <text:p text:style-name="P4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8">Единорог поднял голову.</text:p>
      <text:p text:style-name="P4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9">, </text:span><text:span text:style-name="T2">а от валиума таких глюков у меня ни разу не было</text:span><text:span text:style-name="T6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oft-page-break/><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5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3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9">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50"><text:span text:style-name="T1">–</text:span> Такая <text:span text:style-name="T2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5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7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50">верх</text:span>…</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72">Jack of Hearts</text:span><text:span text:style-name="T72"><text:note text:id="ftn7" text:note-class="footnote"><text:note-citation>7</text:note-citation><text:note-body><text:p text:style-name="Footnote"><text:bookmark text:name="result_box1"/><text:span text:style-name="T72">Jack of Hearts</text:span> <text:span text:style-name="T1">– Червовый валет (фр.)</text:span></text:p></text:note-body></text:note></text:span><text:span text:style-name="T7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5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5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79">Спи, сестра моя родная,<text:line-break/>Спи. Усни.<text:line-break/>Крыльями тебя укрою,<text:line-break/>Спи. Усни.</text:p><text:p text:style-name="P179"><text:tab/>В чаще тёмной волки воют,<text:line-break/>Спи. Усни.</text:p><text:p text:style-name="P179"><text:tab/>В мрачном замке духи ноют,<text:line-break/>Спи. Усни.</text:p><text:p text:style-name="P179"><text:tab/>Сказки вечность нам читает,<text:line-break/>Спи. Усни.<text:line-break/>День осенний угасает,<text:line-break/>Спи. Усни.<text:line-break/>Помни только в сне глубоком,</text:p><text:p text:style-name="P17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7">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5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5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3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text:soft-page-break/></text:p>
      <text:h text:style-name="Heading_20_2" text:outline-level="2"><text:span text:style-name="T11">3. </text:span>Кантерлот</text:h>
      <text:p text:style-name="P129">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2656595881512332780" text:style-name="L4">
        <text:list-item>
          <text:p text:style-name="P20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20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20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20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77"><text:s/>Сколько страниц сегодня нахреначили?</text:p><text:p text:style-name="P178">– <text:span text:style-name="T1">Восемь, учитель!</text:span></text:p><text:p text:style-name="P178">– Отлично. Надиктую ещё две и сбегаешь за кофе.</text:p></text:note-body></text:note></text:span></text:p>
        </text:list-item>
      </text:list>
      <text:p text:style-name="P7"/>
      <text:p text:style-name="P12">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12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127"><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127">Дискорд исчез. Последний раз драконикуса видели, когда он на своей маленькой юркой колеснице удалялся в сторону Жеребячьих<text:span text:style-name="T33"> </text:span>гор.</text:p>
      <text:p text:style-name="P12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127">Я потянулся. Хватит на сегодня чтения. Настало время ежедневной прогулки по городу. Тем более, что у меня есть деньги.</text:p>
      <text:p text:style-name="P12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127">Так что даже на ремонт одежды и покупку необходимых в повседневной жизни мелочей у меня финансов не было. До недавнего времени. </text:p>
      <text:p text:style-name="P12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12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127"><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50">парящие платформы.</text:span> Но дворцовым бюрократам необязательно ж знать, КАК я их уничтожаю, хе-хе! <text:soft-page-break/>Некоторые из <text:span text:style-name="T50">платформ </text:span>уничтожаются путём <text:span text:style-name="T1">усиленного</text:span> износа, будучи частью экспериментальных колесниц! “Лорен” я сделал на базе <text:span text:style-name="T5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50"> И никто ж не догадывался, что она может летать! Её </text:span><text:span text:style-name="T51">Солнечное </text:span><text:span text:style-name="T50"><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73">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50">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33">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29"/>
      <text:p text:style-name="P50">На трактат упала тень.</text:p>
      <text:p text:style-name="P51">– Эй, нельзя ли не заслонять …</text:p>
      <text:p text:style-name="P51">Я поперхнулся словом, упёршись носом в покрытую белой шерстью грудь. Селестия оступила, извиняясь.</text:p>
      <text:p text:style-name="P51">– Извини за беспокойство. Просто стало интересно, что ты так увлечённо читаешь? Стража докладывала, что ты днюешь и ночуешь в библиотеке.</text:p>
      <text:p text:style-name="P50"><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51">– Эээ…</text:p>
      <text:p text:style-name="P5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1">Она потянулась за спину, сжала зубами зажим, и, после негромкого щелчка, экзоскелет “разошёлся” в стороны.</text:p>
      <text:p text:style-name="P51">– Вот, так лучше. – улыбнулась она, вышагивая из него. – Доктор Плантаго Майор был уверен, что я не дотянусь до замка.</text:p>
      <text:p text:style-name="P51">– Насколько я знаю, тебе было прописано два месяца постельного режима. Сейчас и недели не прошло...</text:p>
      <text:p text:style-name="P51">– Не волнуйся, аликорны куда крепче единорогов, по стандартам которых меня лечат.</text:p>
      <text:p text:style-name="P5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0">Она, почувствовав мой взгляд, подняла нос <text:span text:style-name="T1">из</text:span> книги и <text:s/>посмотрела на меня, насторожив уши.</text:p>
      <text:p text:style-name="P5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2">– А по-моему, ты не…</text:p>
      <text:p text:style-name="P50"><text:span text:style-name="T12">– Так, я попрошу! – перебила меня венценосная кобыла. – Давай, ты не будешь лезть в мои дела, а я не буду</text:span><text:span text:style-name="T5">… эээ… ммм…</text:span></text:p>
      <text:p text:style-name="P52">– Не будешь что?</text:p>
      <text:p text:style-name="P61">Селестия нахмурилась и угрожающе подняла крылья.</text:p>
      <text:p text:style-name="P61"><text:span text:style-name="T11">– </text:span>Не забывай, человек, я — могущественный маг и правитель Эквестрии. Ко мне нужно относиться с должным уважением!</text:p>
      <text:p text:style-name="P61"><text:span text:style-name="T11">– </text:span>А то что? Превратишь в жабу? Сошлёшь на Луну? Убьёшь нахер?</text:p>
      <text:p text:style-name="P61"><text:soft-page-break/>Аликорница сникла. Уши её опустились.</text:p>
      <text:p text:style-name="P61"><text:span text:style-name="T11">– </text:span>Макс, не надо... Ты же знаешь, я этого не сделаю.</text:p>
      <text:p text:style-name="P61"><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1">Селестия приложила копыто ко лбу и издала протяжный стон.</text:p>
      <text:p text:style-name="P52">– О, небо! Я забыла распорядиться насчёт тебя! Какая же я тупая! Макс, извини, пожалуйста!</text:p>
      <text:p text:style-name="P61"><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61"><text:span text:style-name="T11">Аликорница уселась н</text:span>а пол <text:span text:style-name="T11">и прижала копыто к груди.</text:span></text:p>
      <text:p text:style-name="P52">– Да будет так! Сим заявляю, что отныне и впредь буду общаться с тобой на равных, человек Макс. Слово Селестии <text:span text:style-name="T10">Эквестрийской</text:span>!</text:p>
      <text:p text:style-name="P61">Закончив фразу, аликорница вскинула копыто вперёд и вверх. Я чуть не подавился нервным смешком, настолько это напоминало зигу<text:tab/>.</text:p>
      <text:p text:style-name="P61"><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61"><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1"><text:span text:style-name="T11">– </text:span>Вот, читай отсюда. <text:span text:style-name="T11">– а</text:span>ликорница подчеркнула абзац копытом.</text:p>
      <text:p text:style-name="P61"/>
      <text:p text:style-name="P63">***</text:p>
      <text:p text:style-name="P63"/>
      <text:p text:style-name="P11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11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11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116">Но величайшая справедливость юниверсума заключается в том, что не существует безвыходных положений. Всегда есть надежда.</text:p>
      <text:p text:style-name="P11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11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1"/>
      <text:p text:style-name="P61">&lt;<text:span text:style-name="T33">Селестии не удастся привлечь Макса на сторону Эквестри даже с помощью 34 — это удастся Дэш</text:span>&gt;</text:p>
      <text:p text:style-name="P61">В ухе стало щекотно от тёплого дуновения.</text:p>
      <text:p text:style-name="P52">– Теперь ты понимаешь, почему мы не ожидали увидеть тебя? Мы, вообще-то, вызывали сверхаликорна…</text:p>
      <text:p text:style-name="P52">Я повернулся к Селестии.</text:p>
      <text:p text:style-name="P5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2">Аликорница отвернулась.</text:p>
      <text:p text:style-name="P52">– Это очень чувствительная тема. – сказала она после недолгой заминки. – <text:s/>Постыдная для нас.</text:p>
      <text:p text:style-name="P52">– Какая тема?</text:p>
      <text:p text:style-name="P52">Селестия повернулась, но старалась избегать меня взглядом.</text:p>
      <text:p text:style-name="P52">– Магия.</text:p>
      <text:p text:style-name="P52">– Что?</text:p>
      <text:p text:style-name="P5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2">Я посмотрел на аликорницу. Та старательно делала вид, что интересуется состоянием лака на копыте.</text:p>
      <text:p text:style-name="P52">– То есть, вы почувствовали ослабление своих магических способностей, и решили, что миру приходит конец?</text:p>
      <text:p text:style-name="P5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2">– Ээээ… ммм… А вы пробовали обратиться к врачу? – начал я как можно мягче.</text:p>
      <text:p text:style-name="P52">БАЦ!</text:p>
      <text:p text:style-name="P5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2">– Это бесполезно… Он не верит мне. У меня нет времени его переубедить.</text:p>
      <text:p text:style-name="P52">Потом она обратилась ко мне.</text:p>
      <text:p text:style-name="P52">– <text:s/>Извини. Сорвалась. Мне очень стыдно. Последнее время всё идёт наперекосяк, совсем не так, как мы планировали.</text:p>
      <text:p text:style-name="P5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1">Я снял её копыто со своего плеча и осторожно поставил на пол.</text:p>
      <text:p text:style-name="P52"><text:span text:style-name="T1">– Зачем? </text:span>– спросил я. – Что это за театр, твоё… Ваше Высочество? Во-первых, я не давал своё согласие на чтение моих мыслей. Во-вторых…</text:p>
      <text:p text:style-name="P52">Я присел на корточки, раздвинул гриву и снизу вверх заглянул в морду аликорнице.</text:p>
      <text:p text:style-name="P6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1">Я протянул руку, вытер ей слёзы и погладил по шее.</text:p>
      <text:p text:style-name="P61">– Не плачь. Я не отказываюсь. Хотя, скорее всего, Стар Свирл что-то напутал в заклинании, потому что я человек, а не сверхаликорн.</text:p>
      <text:p text:style-name="P6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1">Селестия успокоилась и смущённо потёрлась носом мне о плечо.</text:p>
      <text:p text:style-name="P61">– <text:s/>И я не читала твои мысли. У тебя на лице и так всё написано — ты не умеешь скрывать эмоции.</text:p>
      <text:p text:style-name="P61">Наружная дверь заскрипела, после чего коридор наполнился топотом множества копыт и шумом голосов.</text:p>
      <text:p text:style-name="P52">Аликорница <text:span text:style-name="T1">прислушалась, </text:span>всполошилась и стала носиться по читальному залу с загнанным видом.</text:p>
      <text:p text:style-name="P52">– <text:s/><text:span text:style-name="T1">Дискордовы</text:span> яйца! Они нашли меня!</text:p>
      <text:p text:style-name="P5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2">– <text:s/>Ты! Чего! Делаешь! Твоё, <text:span text:style-name="T1">блин,</text:span> высочество!!! – <text:s/>я едва уберёг <text:span text:style-name="T1">своё </text:span>естество от острого рога.</text:p>
      <text:p text:style-name="P5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2">– Помоги! Мне самой не закрыть замок, – <text:s/>обратилась аликорница ко мне, тщётно пытаясь охватить зубами раскрытую защёлку.</text:p>
      <text:p text:style-name="P5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2">– <text:s/><text:span text:style-name="T1">Я</text:span> помогу! – <text:s/>Селестия изогнула шею и стала зубами сжимать защёлку.</text:p>
      <text:p text:style-name="P52">ШЛОП!</text:p>
      <text:p text:style-name="P5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1">Увидев Селестию, толпа замерла. Та в попытке спрятать меня, раскрыла крылья.</text:p>
      <text:p text:style-name="P61">В наступившей тишине аликорница прошептала мне убито:</text:p>
      <text:p text:style-name="P52">– <text:s/><text:span text:style-name="T1">Что-то мне не хочется оборачиваться.</text:span></text:p>
      <text:p text:style-name="P61">– <text:s/>А придётся. Кстати, крылья можешь опустить. Всё равно видна табуретка и мои ноги.</text:p>
      <text:p text:style-name="P61">Селестия закрыла глаза и медленно обернулась к толпе.</text:p>
      <text:p text:style-name="P5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2"><text:span text:style-name="T1">– Занавес. </text:span>– <text:s/><text:span text:style-name="T1">подытожил я.</text:span></text:p>
      <text:p text:style-name="P52"/>
      <text:h text:style-name="P192" text:outline-level="2"><text:span text:style-name="T11">5. </text:span>Индиго</text:h>
      <text:p text:style-name="P52"/>
      <text:p text:style-name="P5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1"><text:span text:style-name="T1">– </text:span>А-а-апчхииии! – раздалось прямо у меня под ногами.</text:p>
      <text:p text:style-name="P6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1">– Ты кто? – машинально спросил я.</text:p>
      <text:p text:style-name="P61">– Индиго. – ответили глаза.</text:p>
      <text:p text:style-name="P61">Ответ не прояснил ситуацию ни на йоту, так что я продолжил.</text:p>
      <text:p text:style-name="P61">– А чего ты под лавкой делаешь?</text:p>
      <text:p text:style-name="P61">– Прячусь.</text:p>
      <text:p text:style-name="P61">Поняв, что расспросами ничего не добьёшься, я предложил прямо:</text:p>
      <text:p text:style-name="P61">– Может, ты вылезешь? Меня можно не бояться. Я не страшный.</text:p>
      <text:p text:style-name="P61">Под лавкой началась <text:s/>возня и сопение, потом наружу вылез жеребёнок-единорог насыщенного фиолетового цвета.</text:p>
      <text:p text:style-name="P61">– А я тебя вовсе и не боюсь. Вот ещё! Я в прятки играла.</text:p>
      <text:p text:style-name="P6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1">– Ничо страшного! – малютка вытерла нос. – Меня всё равно искать некому.</text:p>
      <text:p text:style-name="P61">– Это как? Ты же с кем-то в прятки играешь? – продолжал допытываться я.</text:p>
      <text:p text:style-name="P61">– Сама с собой и играю. – хмуро ответила кобылка. – А тебе чего, дяденька?</text:p>
      <text:p text:style-name="P61">Я понял, что жеребёнок не настроен на беседу. Пожал плечами <text:s/>и повернулся было уходить.</text:p>
      <text:p text:style-name="P61">– Эээ, гм…</text:p>
      <text:p text:style-name="P61">Я повернулся обратно.</text:p>
      <text:p text:style-name="P61">– Что?</text:p>
      <text:p text:style-name="P61">Единорожка ковыряла копытом землю и шмыгала носом, не смотря на меня. Я терпеливо ждал.</text:p>
      <text:p text:style-name="P61">– Дяденька, а ты не мог бы спросить принцессу Селестию, куда девалась Шейла Блюскай? А то мне играть не с кем.</text:p>
      <text:p text:style-name="P61">– При случае спрошу. Если встречу.</text:p>
      <text:p text:style-name="P61">– Встретишь, конечно! Скажи ей, что у меня сегодня день рождения, и я очень сильно огорчилась, когда она на него не пришла!</text:p>
      <text:p text:style-name="P61"><text:s/>Такая уверенность кобылки меня заинтриговала. Я пригляделся к жеребёнку повнимательнее. Да нет, вроде, раньше её не встречал.</text:p>
      <text:p text:style-name="P61">– Позволь поинтересоваться, откуда у тебя такая уверенность, что я встречусь с Селестией? Я ей, знаешь ли, свиданий не назначаю.</text:p>
      <text:p text:style-name="P61">– Да ладно-о-о, брось заливать-то! – скептически протянуло юное создание. – Все знают, что вы встречаетесь. Вот и спроси её, пажалста, когда увидишь.</text:p>
      <text:p text:style-name="P61">– Кто это «все»?</text:p>
      <text:p text:style-name="P61">– Ну, прислуга, стража, мой па…</text:p>
      <text:p text:style-name="P61">Ох! Во что же это такое я вляпался, а? За кого они меня, чёрт побери, принимают?</text:p>
      <text:p text:style-name="P61">Я присел на лавочку и наклонился пониже, чтобы наши головы были на одном уровне.</text:p>
      <text:p text:style-name="P61">– А твоего «па» не смущает, что я и Селестия м-м-м… немного разных видов? Точнее, совсем разных?</text:p>
      <text:p text:style-name="P61">– И чо? – без малейшего замешательства спросила кроха.</text:p>
      <text:p text:style-name="P6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1">– <text:s/>Кха-кхе-гррхмм... Э-э-э... м-м-м... ну-у-у...</text:p>
      <text:p text:style-name="P61">У меня в голове произошло короткое замыкание. Слова пропали. Уши начали гореть.</text:p>
      <text:p text:style-name="P61">– <text:s/>Как, ты говоришь, тебя зовут? – в конце-концов выдавил осипшим голосом я, стараясь перевести тему. – Про чей день рождения я должен рассказать?</text:p>
      <text:p text:style-name="P6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1">У меня в памяти зажглась лампочка.</text:p>
      <text:p text:style-name="P61">– Постой-постой, не части. Твой отец, случайно, не Хорст Мэдтроттер?</text:p>
      <text:p text:style-name="P61">– Агась. А ты откуда знаешь?</text:p>
      <text:p text:style-name="P61">– Да так, один пони сказал. – я полез за пазуху и достал красную коробочку. – Вот тебе подарок.</text:p>
      <text:p text:style-name="P6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1">– Вообще-то, это не мой подарок. Его просил передать один старик, Норф Каррус из каретной мастерской.</text:p>
      <text:p text:style-name="P61">– Аааа, знаю его! Мы с Шейлой ходили к нему играть, пока она не пропала. У Норфа интересно!</text:p>
      <text:p text:style-name="P61">Индиго открыла коробочку. Внутри на подстилке из тырсы лежала крохотная модель кареты в мельчайших подробностях.</text:p>
      <text:p text:style-name="P61">– Ух ты! – благоговейно прошептала Индиго. – Королева Лорен! Я даже управляла ею немножко.</text:p>
      <text:p text:style-name="P61">– Как ею можно управлять, если она не запряжена? Уж не Норф ли таскал её? – усомнился я.</text:p>
      <text:p text:style-name="P6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1">Я остался сидеть в полнейшем замешательстве. </text:p>
      <text:p text:style-name="P61"/>
      <text:p text:style-name="P63">***</text:p>
      <text:p text:style-name="P61">&lt;<text:span text:style-name="T73">Depeche Mode - Painkiller</text:span>&gt;</text:p>
      <text:p text:style-name="P11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1"><text:soft-page-break/></text:p>
      <text:p text:style-name="P61">В дверях библиотеки появился знакомый силуэт.</text:p>
      <text:p text:style-name="P61">– Привет, твоё высочество! Тебя уже выпустили, или опять от докторов смылась?</text:p>
      <text:p text:style-name="P61">Аликорница прошла в комнату и устало уселась рядом со мной.<text:span text:style-name="T11">&lt;</text:span><text:span text:style-name="T33">ест неаполитанское мороженное</text:span><text:span text:style-name="T11">&gt;</text:span></text:p>
      <text:p text:style-name="P6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1">Я с подозрением посмотрел на Селестию. Где-то я уже видел эту улыбочку на хитрой роже.</text:p>
      <text:p text:style-name="P6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1">– Вот ещё! – возмущению Селестии не было предела. Аликорница встала и демонстративно повернулась ко мне задом.</text:p>
      <text:p text:style-name="P6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1">Я подёргал замок на накрупнике. Таки не врёт.</text:p>
      <text:p text:style-name="P61">– Убедился? Вообще-то, такое недоверие меня оскорбляет. Ни один пони так бы себя не вёл со мной. – Селестия улеглась возле кресла и надулась.</text:p>
      <text:p text:style-name="P61">– Разумеется, твои подданные вели бы себя с большим пиететом. Но я же не твой подданный, твоё высочество!</text:p>
      <text:p text:style-name="P61">Аликорница вскинула копыто к виску.</text:p>
      <text:p text:style-name="P6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1">– Окей, как хочешь. Никаких больше высочеств.</text:p>
      <text:p text:style-name="P6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3">расписать сложности общения и мороку с этикетом</text:span>&gt;</text:p>
      <text:p text:style-name="P61">Селестия сморщила нос в улыбке и спросила, прикрывшись крылом:</text:p>
      <text:p text:style-name="P61">– К слову, а что говорят мои подданные про нас? Что означает «чёрте-что»?</text:p>
      <text:p text:style-name="P61">Я вспомнил разговор с Индиго и почувствовал, как снова начинают гореть уши.</text:p>
      <text:p text:style-name="P61">– Чёрте-что — это значит «ерунда». Большая ерунда.</text:p>
      <text:p text:style-name="P61">– Оу, как интересно! – Селестия приблизила ко мне морду и повернула уши. – Расскажи-ка поподробнее. Я вся во внимании.</text:p>
      <text:p text:style-name="P6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1">Аликорница, широко раскрыв глаза, медленно тянула ко мне морду. Наконец, когда наши носы почти соприкоснулись, она не выдержала.</text:p>
      <text:p text:style-name="P61">– А-ха-ха-ха-ха-ха-ха!!! О-у-у-у-у-у-ха-ха-ха! И-и-и-и-ха-ха-ха! – Селестия перевернулась на спину и дёргала от смеха копытами.</text:p>
      <text:p text:style-name="P61">– <text:s/>Очень смешно! Ей говорят, что она подозревается в сексуальных извращениях, а она регочет! Мне-то пофиг, а тебе ещё править придётся!</text:p>
      <text:p text:style-name="P61">– <text:s/>И-и-изви-ни, Макс, не-мо-гу-у-у-у… Ох! Давненько я так не смеялась! Лет двести — так точно!</text:p>
      <text:p text:style-name="P61"><text:soft-page-break/>Я потянул её за копыто и перевернул обратно на живот.</text:p>
      <text:p text:style-name="P61">– Что смешного-то?</text:p>
      <text:p text:style-name="P61">Аликорница вытерла крылом выступившие слёзы и объяснила:</text:p>
      <text:p text:style-name="P6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1">– Ты не видишь ничего странного в межвидовых спариваниях? – охренел я. – Куда я, блин, попал???</text:p>
      <text:p text:style-name="P61">Селестия развернула моё кресло к себе и задумчиво посмотрела мне в глаза.</text:p>
      <text:p text:style-name="P61">– Очевидно, мне стоит рассказать тебе, Макс, откуда произошли пегасы и единороги.</text:p>
      <text:p text:style-name="P6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1">– А как выглядят сами истинные единороги? – спросил я.</text:p>
      <text:p text:style-name="P6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1">– Ха! – ответил я. – В моём мире они также известны. Правда, как несуществующий, сказочный вид.</text:p>
      <text:p text:style-name="P6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1">– Хм. А что было дальше?</text:p>
      <text:p text:style-name="P6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1"/>
      <text:p text:style-name="P61">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61"><text:soft-page-break/>– Сто лет не гуляла по парку. Составишь мне компанию?</text:p>
      <text:p text:style-name="P61">Я поднялся с кресла, гадая, шутила Селестия про сто лет, или нет?</text:p>
      <text:p text:style-name="P6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1">Селестия грустно засмеялась своим мыслям.</text:p>
      <text:p text:style-name="P6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1">– А о чём ты грустила?</text:p>
      <text:p text:style-name="P6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1">– Но ты не выглядишь сумасшедшей.</text:p>
      <text:p text:style-name="P6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1">– Постой, а как же Луна? Мне показалось, она питала тёплые чувства к Кимеринну?</text:p>
      <text:p text:style-name="P61">Селестия задумалась, автоматически ковыряя копытом ямку под валуном.</text:p>
      <text:p text:style-name="P6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1">– А Дискорд? Ты говорила, он от древности вообще сбрендил. Тем-не-менее, он определённо «подъезжал» к Луне тогда, в развалинах.</text:p>
      <text:p text:style-name="P6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1"><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1">Селестия мелодично рассмеялась.</text:p>
      <text:p text:style-name="P6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1">Селестия вскочила с места.</text:p>
      <text:p text:style-name="P61">– АЙ-Я-Я-Я-Я-Й!</text:p>
      <text:p text:style-name="P6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1">– Раньше тут не было муравейника!!! – Селестия с мольбой взглянула на меня. – Мааакс!! Помоги! Они кусаются! Я <text:s/>сейчас свихнусь почище Дискорда!</text:p>
      <text:p text:style-name="P61">Аликорница подпрыгнула и, взбрыкнув, начала кружиться в обратную сторону.</text:p>
      <text:p text:style-name="P61">– Вот нечего землю ковырять там, где не надо! Стой!!! – я схватил её за хвост, останавливая. Затем осторожно завёл руку под накрупник.</text:p>
      <text:p text:style-name="P61">…</text:p>
      <text:p text:style-name="P6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1">– Да ладно! Мне это ничего не стоило.</text:p>
      <text:p text:style-name="P6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1">– Эммм... Селестия?</text:p>
      <text:p text:style-name="P61">– Дааа? – ответила аликорница, не повернув головы. В её тоне слышались смешливые нотки.</text:p>
      <text:p text:style-name="P61">Я вытащил руку из-под накрупника.</text:p>
      <text:p text:style-name="P61"><text:soft-page-break/>– Всё в порядке?</text:p>
      <text:p text:style-name="P61">Селестия повернула голову, и я ясно увидел широкую улыбку и фирменный ехидный прищур из-под чёлки.</text:p>
      <text:p text:style-name="P61">– А почему ты спрашиваешь? Ты разобрался с муравьями?</text:p>
      <text:p text:style-name="P61">– Вроде да. Хотя, по-моему, дело уже не в муравьях.</text:p>
      <text:p text:style-name="P61">– По-моему, тоже. – рассмеялась аликорница. – Продолжай...</text:p>
      <text:p text:style-name="P61"/>
      <text:h text:style-name="P191" text:outline-level="2">6. Стыд</text:h>
      <text:p text:style-name="P61"/>
      <text:p text:style-name="P116">~~~ Завтра на семь в библиотеке ~~~</text:p>
      <text:p text:style-name="P116"/>
      <text:p text:style-name="P6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1">Норф носился по мастерской, окрылённый новообретённым учеником.</text:p>
      <text:p text:style-name="P6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1">Я посмотрел на часы. До семи оставалось двадцать минут — как раз, чтоб успеть дойти до библиотеки. Я намеренно уронил на пол тяжёлый рашпиль.</text:p>
      <text:p text:style-name="P61">– На сегодня довольно. Я ж вижу, ты торопишься. – заметил Норф, просыпаясь.</text:p>
      <text:p text:style-name="P6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1">Я закрыл пенал и сунул его во внутренний карман куртки.</text:p>
      <text:p text:style-name="P61"><text:soft-page-break/>– Завтра будешь? – спросил Норф. – Надо бы закончить заказ из <text:s/>Троттингема.</text:p>
      <text:p text:style-name="P61">– В это же время. – подтвердил я.</text:p>
      <text:p text:style-name="P61"/>
      <text:p text:style-name="P63">***</text:p>
      <text:p text:style-name="P61"/>
      <text:p text:style-name="P6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1">– Здрасьте!</text:p>
      <text:p text:style-name="P61">Аликорница не ответила, всматриваясь в глобус.</text:p>
      <text:p text:style-name="P61">– Привет, говорю! – я подошёл вплотную и легонько сжал ей холку.</text:p>
      <text:p text:style-name="P61">– А, это ты, Макс? Привет. – аликорница, наконец, оторвалась от разноцветной сферы. – Как осваиваешься?</text:p>
      <text:p text:style-name="P61">– Нормально осваиваюсь. Работу себе нашёл. К <text:s/>Норфолку Каррусу в ученики записался.</text:p>
      <text:p text:style-name="P6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1">– Да, уже пять дней. Так здорово снова чувствовать свои мышцы! Корсет был ужасен.</text:p>
      <text:p text:style-name="P61">Аликорница прошлась передо мной с раскрытыми крыльями, демонстрируя восстановленную работоспособность.</text:p>
      <text:p text:style-name="P61">– Ну что же, и я рад за тебя. – я отвернулся, присел на край стола и стал изучать потолок. – Зачем вызывала?</text:p>
      <text:p text:style-name="P6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1">– Ты сердишься?</text:p>
      <text:p text:style-name="P61">Её ресницы щекотали мне щёку. Я отодвинул её морду от лица и сказал скучающим тоном:</text:p>
      <text:p text:style-name="P61">– Та не, с чего бы? За что мне на тебя сердиться?</text:p>
      <text:p text:style-name="P61">– Но ты ведёшь себя как чужой. Как будто мы незнакомы! Ещё чуть-чуть, и станешь называть меня на «Вы» и «Ваше Высочество».</text:p>
      <text:p text:style-name="P61">Меня прорвало.</text:p>
      <text:p text:style-name="P6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1">Я вытащил из заднего кармана брюк смятую записку с королевскими вензелями и бросил её под ноги Селестии.</text:p>
      <text:p text:style-name="P6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1"><text:soft-page-break/>Наконец Селестия развернулась и глубоко выдохнула.</text:p>
      <text:p text:style-name="P6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1">Я подошёл к аликорнице и прикоснулся к её шее.</text:p>
      <text:p text:style-name="P61">– Всё в порядке. Я тебя понимаю — и ценю твоё признание. Сам бы ещё и не так себя повёл на твоём месте.</text:p>
      <text:p text:style-name="P61">– Да? А как бы ты себя повёл? – заинтересовалась Селестия.</text:p>
      <text:p text:style-name="P61">Я вспомнил свои неудачные попытки завязать личную жизнь с девушками. Конечно, те были далеки от совершенства. Но так ли безгрешен был я сам?</text:p>
      <text:p text:style-name="P61">– Я бы не извинился. Огрызался бы и считал себя правым до последнего. Ещё и послал бы подальше.</text:p>
      <text:p text:style-name="P61">Аликорница насмешливо покачала головой.</text:p>
      <text:p text:style-name="P6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1">Я снова присел на столик, теперь уже лицом к аликорнице.</text:p>
      <text:p text:style-name="P61">– Так что случилось? Куда ты пропадала? Рассказывай.</text:p>
      <text:p text:style-name="P6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1">– Что ты видишь? – спросила она напряжённо.</text:p>
      <text:p text:style-name="P6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1">– Ты не ошиблась? Нет тут никакого города.</text:p>
      <text:p text:style-name="P61">– Сейчас нет. Раньше был. – еле слышно прошептала аликорница.</text:p>
      <text:p text:style-name="P61">– Чего ты так волнуешься? Может, на более подробной карте есть? Я бы на точность глобуса не слишком полагался.</text:p>
      <text:p text:style-name="P6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1">– Так, может, его и не было? – заметил я цинично.</text:p>
      <text:p text:style-name="P6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1">– Ты прав. Теперь уже не было. Было когда-то такое страшное заклинание — <text:span text:style-name="T86">Стирание</text:span> из бытия. Точнее, его нет и не было после того, как я замкнула его на его создателя, Иггуса. Суть заклинания <text:span text:style-name="T8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text:soft-page-break/>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6">ни в настоящем, ни в прошлом, ни в будущем</text:span>.</text:p>
      <text:p text:style-name="P61">– А как ты сама помнишь о том заклинании, если оно стёрто из бытия? – резонно подметил я.</text:p>
      <text:p text:style-name="P61">– У меня <text:span text:style-name="T86">стоит</text:span> защита памяти. Я поставила её, когда сражалась с Иггусом… Правда, защита еле действует, так как прошло очень много времени.</text:p>
      <text:p text:style-name="P6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1">Аликорница потёрла висок и растерянно посмотрела на меня.</text:p>
      <text:p text:style-name="P6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1">Я обнял аликорницу, успокаивая.</text:p>
      <text:p text:style-name="P61">– Не волнуйся, принцесса. Ты делаешь всё, что от тебя зависит. Не твоя вина, если это происходит.</text:p>
      <text:p text:style-name="P61">Селестия рассеянно мотнула головой, не соглашаясь со мной.</text:p>
      <text:p text:style-name="P6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1">Она проследовала к выходу, кивком головы приглашая меня следовать за ней.</text:p>
      <text:p text:style-name="P6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1">– Да так, ни о чём. – покраснел я, вернувшись на дорожку.</text:p>
      <text:p text:style-name="P61">Селестия всмотрелась в меня внимательно и всё поняла.</text:p>
      <text:p text:style-name="P61">– <text:s/>Нам не туда. Не сейчас. Я хочу показать тебе Эквестрию. – тихо сказала она.</text:p>
      <text:p text:style-name="P61">&lt;<text:span text:style-name="T74">Pet Shop Boys — A Man Could Get Arrested</text:span>&gt;</text:p>
      <text:p text:style-name="P6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1">Она ещё сочувствует! Я старался не смотреть в её сторону, отводя глаза. Так мы дошли до городской стены.</text:p>
      <text:p text:style-name="P6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1">Взобравшись на галерею по винтовой лестнице крохотной сторожевой башенки, мы остановились у зубца.</text:p>
      <text:p text:style-name="P6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1">– Что ты чувствуешь? – спросила аликорница.</text:p>
      <text:p text:style-name="P61">– У меня нет слов. Ничего прекраснее я в жизни не видел! – только и смог выговорить я.</text:p>
      <text:p text:style-name="P61">Селестия склонила голову, соглашаясь.</text:p>
      <text:p text:style-name="P6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1">– Прошлогодний выпуск. – заметила Селестия. – Отличная работа, хотя жеребячливости хватает. Что неудивительно, учитывая их возраст.</text:p>
      <text:p text:style-name="P6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3"> </text:span>И вообще, зачем вам учиться летать, если вы и так это умеете с рождения?</text:p>
      <text:p text:style-name="P6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61">– Проблемы? Что за проблемы? Извини, я таки прослушал.</text:p>
      <text:p text:style-name="P6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1">– Когда твоя жизнь длится тысячи лет, начинаешь тонко чувствовать гармонию мира. – начала она.</text:p>
      <text:p text:style-name="P61"/>
      <text:h text:style-name="Heading_20_2" text:outline-level="2"><text:span text:style-name="T1">7</text:span>. Нелетающие пегасы</text:h>
      <text:p text:style-name="P6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52">—</text:span> осень, за осенью <text:span text:style-name="T52">—</text:span> зима. <text:s/>Если пошёл дождь, должно быть мокро, если выпал снег <text:span text:style-name="T5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5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oft-page-break/><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9">старший. </text:span><text:span text:style-name="T2">–</text:span><text:span text:style-name="T6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5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text:soft-page-break/>–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1">Ну что же, основное искусство правления <text:span text:style-name="T11">— умение делегировать полномочия. Вечером того же дня я села за письменный стол.</text:span></text:p>
      <text:p text:style-name="P52">“<text:span text:style-name="T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1"/>
      <text:p text:style-name="P63">***</text:p>
      <text:p text:style-name="P61"/>
      <text:p text:style-name="P61">– Так ты поручила Твайлайт Спаркл расследование необычных снов жеребят?</text:p>
      <text:p text:style-name="P61">–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61">– А что стало с жеребятами? – спросил я. – Они перестали бояться экзаменов?</text:p>
      <text:p text:style-name="P6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1">Описав круг, Селестия перелетела через стену и приземлилась в парке. Я скатился на траву, пытаясь вдохнуть.</text:p>
      <text:p text:style-name="P61">– Что... Это... Было?</text:p>
      <text:p text:style-name="P61">Селестия осторожно, но настойчиво повалила меня на траву и принялась ощупывать рёбра.</text:p>
      <text:p text:style-name="P61">– Так больно? А так?</text:p>
      <text:p text:style-name="P6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1"><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1">– Не могу поверить. В Кантерлоте никогда не было землетрясений. Это неестественно. – пробормотала аликорница растерянно. – Слишком быстро.</text:p>
      <text:p text:style-name="P61">– Что <text:span text:style-name="T11">— </text:span>быстро? – не выдержал я.</text:p>
      <text:p text:style-name="P6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1">– Нет проблем, Селестия. Я всё понимаю.</text:p>
      <text:p text:style-name="P61">Аликорница приготовилась было взлетать, но в последний момент, приняв какое-то решение, остановилась.</text:p>
      <text:p text:style-name="P61">– Макс?</text:p>
      <text:p text:style-name="P61">– Да?</text:p>
      <text:p text:style-name="P61">– Мы уже достаточно неплохо знаем друг друга. Могу сказать, что ты меня знаешь лучше, чем кто-либо ещё во дворце, за исключением Луны.</text:p>
      <text:p text:style-name="P61">– Да?</text:p>
      <text:p text:style-name="P61">– Да. Зови меня Селли. Если хочешь.</text:p>
      <text:p text:style-name="P61">– Хорошо. До встречи, Селли.</text:p>
      <text:p text:style-name="P61">– До встречи, Макс.</text:p>
      <text:p text:style-name="P61"/>
      <text:h text:style-name="Heading_20_2" text:outline-level="2"><text:span text:style-name="T1">8</text:span>. <text:span text:style-name="T11">40-6</text:span></text:h>
      <text:p text:style-name="P130">Mark Knopfler — Hill Farmers Blues — или на следующую главу (прощание)</text:p>
      <text:p text:style-name="P61"/>
      <text:p text:style-name="P11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3"> </text:span>(быть может, к счастью). Всё, что я могу <text:span text:style-name="T11">— оставить тебе напутствие.</text:span></text:p>
      <text:p text:style-name="P116"><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116"><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116">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116"><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116">Удачи!</text:p>
      <text:p text:style-name="P116"/>
      <text:p text:style-name="P52">…</text:p>
      <text:p text:style-name="P52"/>
      <text:p text:style-name="P61">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7"> </text:span><text:span text:style-name="T60">— вся архитектура явно </text:span><text:span text:style-name="T52">была </text:span><text:span text:style-name="T60">заточена под крылатых. Таких, для которых приземлиться на балкон в тронном зале или уйти через портик на крыше</text:span><text:span text:style-name="T77"> </text:span><text:span text:style-name="T60">— обычное дело. </text:span><text:span text:style-name="T77">Хорошо, что ежедневные посещения каретной мастерской подняли мой тонус, изрядно посаженный сидячим образом жизни.</text:span></text:p>
      <text:p text:style-name="P1"><text:span text:style-name="T7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6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52">Каменный пол комнаты был покрыт розовым ковром с длиннейшим ворсом.</text:span><text:span text:style-name="T60"> </text:span><text:soft-page-break/><text:span text:style-name="T52">Его центр занимал высокий </text:span><text:span text:style-name="T60">кругл</text:span><text:span text:style-name="T52">ый</text:span><text:span text:style-name="T60"> </text:span><text:span text:style-name="T52">футон</text:span><text:span text:style-name="T60"> </text:span><text:span text:style-name="T52">с</text:span><text:span text:style-name="T60"> велик</text:span><text:span text:style-name="T52">им</text:span><text:span text:style-name="T60"> множество</text:span><text:span text:style-name="T52">м</text:span><text:span text:style-name="T60"> подушек. Среди них я с удивлением заметил плюшевую единорожку </text:span><text:span text:style-name="T52">фиолетового</text:span><text:span text:style-name="T60"> цвета. За полускрытым гардинами проёмом виднелся широкий балкон с низенькими пузатыми перилами. Пахло лавандовым маслом.</text:span></text:p>
      <text:p text:style-name="P52">– Рада тебя видеть, Макс. – знакомый силуэт на балконе повернулся в мою сторону. Гардины раздвинулись и Селестия вошла в комнату.</text:p>
      <text:p text:style-name="P5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2">Аликорница смотрела на меня из под чёлки с фирменной саркастической улыбочкой.</text:p>
      <text:p text:style-name="P52">– <text:span text:style-name="T1">Такое впечатление, что ты увидел не меня, а василиска! Отомри!</text:span></text:p>
      <text:p text:style-name="P61">Я выдохнул.</text:p>
      <text:p text:style-name="P52">– <text:span text:style-name="T1">Как ты это делаешь? Я видел тебя и раньше, но ты никогда не была такой... Такой...</text:span></text:p>
      <text:p text:style-name="P5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1">Селестия тихо рассмеялась.</text:p>
      <text:p text:style-name="P52">– <text:span text:style-name="T1">Могу же я расслабиться хотя бы раз в сто лет? Я тоже живое существо, что бы там ни говорили подпольщики.</text:span></text:p>
      <text:p text:style-name="P61">Она кивком указала мне на тапочки в углу рядом с накопытниками. Я переобулся и вошёл в комнату.</text:p>
      <text:p text:style-name="P52">– <text:span text:style-name="T1">О каких подпольщиках ты говоришь? В Эквестрии зреет революция?</text:span></text:p>
      <text:p text:style-name="P52">Селестия подошла к фонтанчику и начала набирать воду в серебряный чайник.</text:p>
      <text:p text:style-name="P5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1">Аликорница смутилась.</text:p>
      <text:p text:style-name="P6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text:soft-page-break/>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2"><text:span text:style-name="T1">–</text:span> Спасибо, Селестия. Пожалуй, буду “кантерлотский королевский”.</text:p>
      <text:p text:style-name="P61">Аликорница искоса зыркнула на меня, недовольно сморщив нос.</text:p>
      <text:p text:style-name="P52"><text:span text:style-name="T1">–</text:span> Мы же договорились! <text:span text:style-name="T1">Селли</text:span>! Не хватало мне ещё слышать официоз у себя дома. Его в моей жизни и так хватает.</text:p>
      <text:p text:style-name="P52">Она открыла шкафчик и, потянув зубами золотой шнурок, вытащила чёрный с золотом пакетик.</text:p>
      <text:p text:style-name="P5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2"><text:span text:style-name="T1">–</text:span> Не стой столбом, Макс! Об тебя можно взгляд поцарапать!</text:p>
      <text:p text:style-name="P52">Я присел на краешек. Она немного придвинулась ко мне и смешливо сощурилась.</text:p>
      <text:p text:style-name="P52"><text:span text:style-name="T1">–</text:span> Ты не против, если мы продолжим знакомство? Я хотела пригласить тебя на чай ещё вчера, но землетрясение…</text:p>
      <text:p text:style-name="P5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2"><text:span text:style-name="T1">Селестия</text:span> виновато сморщила нос.</text:p>
      <text:p text:style-name="P5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2">Я молчал, раздумывая, чтобы такое остроумное ляпнуть в ответ, когда аликорница шутливо ткнула меня копытом в плечо. </text:p>
      <text:p text:style-name="P52"><text:span text:style-name="T1">–</text:span> Ну же, Макс, ты как деревянный! Расслабься! Можно подумать, тебя никогда раньше не приглашали на свидания!</text:p>
      <text:p text:style-name="P52">От неожиданности я повалился на ложе.</text:p>
      <text:p text:style-name="P52"><text:span text:style-name="T1">–</text:span> Эй, полегче! Ты пихаешься, как бульдозер!</text:p>
      <text:p text:style-name="P52"><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2"><text:span text:style-name="T1">–</text:span> Ты чего??? <text:span text:style-name="T1">–</text:span> я непонимающе уставился на аликорницу.</text:p>
      <text:p text:style-name="P5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80">Мне печалиться не стоит</text:p><text:p text:style-name="P180">Жизнь прекрасна и ярка</text:p><text:p text:style-name="P180">Телом молода, душою —</text:p><text:p text:style-name="P180">Как дракон морской мудра</text:p><text:p text:style-name="P180"/><text:p text:style-name="P180">Я видала взлёт империй,</text:p><text:p text:style-name="P180">Я жила среди легенд,</text:p><text:p text:style-name="P180">Древней магии мистерий</text:p><text:p text:style-name="P180">Я прилежнейший студент</text:p><text:p text:style-name="P180"/><text:p text:style-name="P180">Обожаема народом,</text:p><text:p text:style-name="P180">Уважаема врагом,</text:p><text:p text:style-name="P180">Но друзей моих немного,</text:p><text:p text:style-name="P180">Гложет душу холодом</text:p><text:p text:style-name="P180"/><text:p text:style-name="P180">Одинока и печальна,</text:p><text:p text:style-name="P180">Недоступна и строга,</text:p><text:p text:style-name="P180">Потеряла изначальный</text:p><text:p text:style-name="P180">Смысл жизни навсегда</text:p><text:p text:style-name="P180"/><text:p text:style-name="P180">Жизнь моя теперь публична,</text:p><text:p text:style-name="P180">Жизнь моя теперь для всех,</text:p><text:p text:style-name="P180">В этом — горе, в этом — счастье,</text:p><text:p text:style-name="P180">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2">Аликорница поводила носом над чашками и заметила:</text:p>
      <text:p text:style-name="P5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2">Я трогал пальцем ноги воду, сидя на бортике бассейна, когда дверь открылась и внутрь сунулся нос аликорницы.</text:p>
      <text:p text:style-name="P52">– Тебе в чай класть мёд или сахар? – спросила она, невинно наблюдая за моими тщётными попытками прикрыться.</text:p>
      <text:p text:style-name="P5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2">– Ты бы предупреждала, прежде чем войти, что ли? – просипел я. </text:p>
      <text:p text:style-name="P52"><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2">– Мёд. Или сахар. На твоё усмотрение.</text:p>
      <text:p text:style-name="P52">– Как скажешь. – нос <text:span text:style-name="T1">Селестии</text:span> скрылся за дверью.</text:p>
      <text:p text:style-name="P5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2">– О, ты уже?</text:p>
      <text:p text:style-name="P52">Аликорница поставила на поднос чашки и плетёнку с бубликами и подошла с ним к тюфяку.</text:p>
      <text:p text:style-name="P52">– А почему ты опустила жалюзи на окне в ванной? Оттуда такой прекрасный вид!</text:p>
      <text:p text:style-name="P5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1">– Примерно такие. – расхохоталась Селестия. <text:span text:style-name="T11">– С</text:span>пасибо, мнет хоть инвалидное кресло не пририсовали!</text:p>
      <text:p text:style-name="P5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2">Я повернулся к <text:span text:style-name="T1">Селестии</text:span>. Мне пришлось осторожно напрягать мускулы шеи, чтобы они случайно не отвернули голову нафиг.</text:p>
      <text:p text:style-name="P52">– Это просто бомба! Я чувствую себя богом! Кажется, я понял секрет вашей силы и долголетия: вы пьёте эту траву каждый день.</text:p>
      <text:p text:style-name="P52">Аликорница громко и заразительно рассмеялась. Я присоединился к ней. <text:span text:style-name="T1">По телу прошлась волна лёгкого покалывания.</text:span><text:span text:style-name="T3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1">Копыто легло мне на плечо и мягко повалило на постель. Селестия легла рядом и тепло дунула мне в ухо.</text:p>
      <text:p text:style-name="P52">– <text:span text:style-name="T1">Ты готов познакомиться поближе? Совсем близко?</text:span></text:p>
      <text:p text:style-name="P52"><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1">Тия фыркнула.</text:p>
      <text:p text:style-name="P6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61">Её ресницы щекотали мне щеку. Я повернулся к ней и буквально растворился в ласковом взгляде огромных фиалковых глаз.</text:p>
      <text:p text:style-name="P61">– Ты предлагаешь мне заняться сексом? С тобой? Но... как?</text:p>
      <text:p text:style-name="P5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1">Тия подняла голову.</text:p>
      <text:p text:style-name="P6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1">Как во сне я разделся и зашёл к ней сзади. "Это неправильно!» – пискнули во мне остатки ханжества и замолкли, раздавленные желанием.</text:p>
      <text:p text:style-name="P6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1">Через некоторое время Тия осторожно высвободилась из-под меня и встала с постели. </text:p>
      <text:p text:style-name="P61">– Лежи спокойно, я сейчас. – муркнула она, поцеловав меня в ухо.</text:p>
      <text:p text:style-name="P6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1">В открывшемся мини-баре я углядел ряд вычурных бутылок и пузатых графинчиков. Их содержимое не вызывало у меня никаких сомнений.</text:p>
      <text:p text:style-name="P5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50"><text:span text:style-name="T11">–</text:span> А водку у вас принято пить?</text:p>
      <text:p text:style-name="P50"><text:soft-page-break/><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1">Достав из шкафчика пузатую заплесневевшую бутылку, Тия что-то прикинула и наполнила её содержимым два бокала на полуметровых ножках.</text:p>
      <text:p text:style-name="P6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1">Тия покачала головой и прошла с бокалами в ванную, кивком пригласив меня следовать за ней.</text:p>
      <text:p text:style-name="P6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61"><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1">Наконец, я со вздохом отпрянул.</text:p>
      <text:p text:style-name="P61"><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6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1"><text:span text:style-name="T11">– Это ты называешь “дружбой”? – с </text:span>улыбкой хмыкнул<text:span text:style-name="T11"> я. – </text:span>Мне нравится твоё чувство юмора.</text:p>
      <text:p text:style-name="P61">Аликорница нахмурилась.</text:p>
      <text:p text:style-name="P61"><text:span text:style-name="T11">– </text:span>Тебе не нравится моя дружба? Ты не принимаешь её? Ты чем-то недоволен?</text:p>
      <text:p text:style-name="P61">Я расхохотался, чуть не поперхнувшись водой, плескавшейся у подбородка.</text:p>
      <text:p text:style-name="P61"><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61">Копыто аликорницы закрыло мне рот прежде чем я успел договорить заветное слово.</text:p>
      <text:p text:style-name="P52">– Макс, не надо! – умоляюще произнесла аликорница. – Не продолжай! Пожалуйста!</text:p>
      <text:p text:style-name="P52"><text:soft-page-break/>Слова встали у меня поперёк горла. Я медленно отодвинул копыто от лица и потрясённо уставился на неё.</text:p>
      <text:p text:style-name="P52">– Но почему? – в конце-концов выдавил я. – Что не так? Это из-за того, что я — человек?</text:p>
      <text:p text:style-name="P52">Тия виновато закусила губу и отвернулась.</text:p>
      <text:p text:style-name="P5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2">– Макс… Я не смогу сделать тебя бессмертным… Мне очень жаль… Извини…</text:p>
      <text:p text:style-name="P5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2">Слёзы злости душили меня, но я сдержался.</text:p>
      <text:p text:style-name="P52">– Охренеть. – сказал я холодно. – А я прям напрашивался!</text:p>
      <text:p text:style-name="P52">Одиночество, отступившее перед мягким, но настойчивым натиском аликорницы в последние <text:span text:style-name="T1">дни</text:span>, снова сковало душу стужей.</text:p>
      <text:p text:style-name="P5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2">“...пожалуйста, останься...”</text:p>
      <text:p text:style-name="P52">Где этот чёртов носок?</text:p>
      <text:p text:style-name="P52">“...пойми, это эффект лазурного вина...”</text:p>
      <text:p text:style-name="P52">Джинсы узкие, блядь! На мокрое тело хрен натянешь...</text:p>
      <text:p text:style-name="P52">“...ох, я глупая...”</text:p>
      <text:p text:style-name="P52">Так, всё. Шмотки на мне, вроде, ничего не забыл.</text:p>
      <text:p text:style-name="P6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1"/>
      <text:h text:style-name="Heading_20_2" text:outline-level="2">9. <text:span text:style-name="T1">Прощание</text:span></text:h>
      <text:p text:style-name="P61"/>
      <text:p text:style-name="P52">– <text:span text:style-name="T1">Норф!.. Эй, Норф! Ты где?..</text:span></text:p>
      <text:p text:style-name="P6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2"/>
      <text:p text:style-name="P63">***</text:p>
      <text:p text:style-name="P52"><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60">– </text:span><text:span text:style-name="T52">Говорят, в Додж-сити почти не осталось жителей. В местном депо перестали обслуживать паровозы из-за отсутствия рабочих. Старик </text:span><text:span text:style-name="T60">–</text:span><text:span text:style-name="T5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60">– </text:span><text:span text:style-name="T65">А из Пинто Крика уже месяц нет новостей...</text:span></text:p>
      <text:p text:style-name="P5"><text:span text:style-name="T60">– </text:span><text:span text:style-name="T6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1">…</text:p>
      <text:p text:style-name="P15"><text:span text:style-name="T65">– </text:span>“<text:span text:style-name="T1">Что я могу сделать, чтобы вернуть всё назад?</text:span>”</text:p>
      <text:p text:style-name="P15"><text:span text:style-name="T65">– </text:span><text:span text:style-name="T52">Так и сказала?</text:span></text:p>
      <text:p text:style-name="P1"><text:span text:style-name="T60">– </text:span><text:span text:style-name="T52">Да, </text:span><text:span text:style-name="T53">Фэнси</text:span><text:span text:style-name="T5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65">– </text:span><text:span text:style-name="T52">Что бы это значило, Флер?</text:span></text:p>
      <text:p text:style-name="P15"><text:span text:style-name="T65">– </text:span><text:span text:style-name="T5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1">…</text:p>
      <text:p text:style-name="P12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121">– Куда проваливаться?</text:p>
      <text:p text:style-name="P121">– Они не знают. В тех провалах не видно дна...</text:p>
      <text:p text:style-name="P121">…</text:p>
      <text:p text:style-name="P12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121">– Леди и джентльпони! Приём окончен! Её Высочество Принцесса Селестия будет рада видеть <text:s/>вас в следующую среду!</text:p>
      <text:p text:style-name="P12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51">– Привет, Селестия. – подчёркнуто нейтрально обратился я. – Как дела?</text:p>
      <text:p text:style-name="P51">– Привет… Макс. <text:s/>Не очень, мягко говоря.</text:p>
      <text:p text:style-name="P50"><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5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9">— </text:span><text:span text:style-name="T5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5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1">Селестия подошла к фонтанчику, обмакнула в него копыто и провела им по лбу.</text:p>
      <text:p text:style-name="P5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1">Я сделал вид, что не заметил полунамёка в последнем предложении. Выяснять отношения и мириться мне не хотелось.</text:p>
      <text:p text:style-name="P51">– Порадовать, к сожалению, нечем. Твой приятель, Норфолк Каррус, исчез. Судя по всему, во сне.</text:p>
      <text:p text:style-name="P51">– И Норф? О-о-о, нет!</text:p>
      <text:p text:style-name="P51">Селестия в отчаянии села на пол, прижав копыто к виску и опустошенно качая головой.</text:p>
      <text:p text:style-name="P5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1">Аликорница подняла голову и <text:span text:style-name="T1">удручённо</text:span> посмотрела на меня.</text:p>
      <text:p text:style-name="P5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1">– Может, спросишь Луну, куда деваются пони? Сон по её части.</text:p>
      <text:p text:style-name="P5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1"><text:soft-page-break/>– Может, мне поговорить с ней?</text:p>
      <text:p text:style-name="P5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52">– Ну ок. Тогда она обрадуется следующей новости: я ухожу.</text:p>
      <text:p text:style-name="P52">Селестия еле заметно дрогнула ушами. Она отвернулась и молча смотрела в окно, не выказывая эмоций.</text:p>
      <text:p text:style-name="P52">Я продолжил.</text:p>
      <text:p text:style-name="P5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2">Поза аликорницы стала чуть менее скованной. На грани слышимости я уловил её вздох. Она наконец повернулась ко мне и слабо улыбнулась.</text:p>
      <text:p text:style-name="P5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2">– А в мешочке что?</text:p>
      <text:p text:style-name="P5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2">Я хотел было оскорбиться такой опекой со стороны аликорницы, но, глянув в её глаза, передумал.</text:p>
      <text:p text:style-name="P52">– Твоё высочество<text:span text:style-name="T1">, ты, вообще, спишь по ночам? У тебя глаза красные, как у кролика-альбиноса.</text:span></text:p>
      <text:p text:style-name="P5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2">–<text:span text:style-name="T1"> Отправляйся, Макс. Очень надеюсь на успех твоей миссии.</text:span></text:p>
      <text:p text:style-name="P61">Она повернулась и вышла из зала, почти подметая хвостом пол.</text:p>
      <text:p text:style-name="P52"/>
      <text:p text:style-name="P1"><text:span text:style-name="T61">&lt;</text:span><text:span text:style-name="T79">Mark Knopfler - </text:span><text:span text:style-name="T78">Hill Farmer's Blues</text:span><text:span text:style-name="T61">&gt;</text:span></text:p>
      <text:p text:style-name="P54">***</text:p>
      <text:p text:style-name="P52"/>
      <text:p text:style-name="P59"><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9">–<text:span text:style-name="T1"> Но магия есть и сейчас, мам!</text:span></text:p>
      <text:p text:style-name="P5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116">Так возникли пони и многие другие.</text:p>
      <text:p text:style-name="P5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9">–<text:span text:style-name="T1"> Весь мир как Вечнодикий лес?</text:span></text:p>
      <text:p text:style-name="P11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116">– Ма-а-ам, а со мной связан элементаль?</text:p>
      <text:p text:style-name="P116">– Конечно, Эйприл. В каждом из нас есть её бессмертная искорка.</text:p>
      <text:p text:style-name="P1"><text:span text:style-name="T5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9"><text:span text:style-name="T1">– Конечно, мам! «День горящего очага» </text:span>— <text:span text:style-name="T1">верно?</text:span></text:p>
      <text:p text:style-name="P11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116">Так возникли аликорны.</text:p>
      <text:p text:style-name="P11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116">Имя её было Селестия.</text:p>
      <text:p text:style-name="P116">За ней последовала и сестра её, <text:span text:style-name="T11">Луна</text:span>.</text:p>
      <text:p text:style-name="P11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116">То есть, всегда.</text:p>
      <text:p text:style-name="P116">Тут и сказке конец. А теперь, Эйприл, залазь на полку и закрывай глазки.</text:p>
      <text:p text:style-name="P116"><text:soft-page-break/>– Ну ма-а-ам! Раскажи ещё что-нибудь! Про Сомбру!</text:p>
      <text:p text:style-name="P116">–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116">– А почему только тебя? А меня? А дядю-<text:span text:style-name="T86">мино</text:span>тавра?</text:p>
      <text:p text:style-name="P116">– <text:s/>Тебя забрать я ему не дам. А в дядю не тыкай копытом, это невежливо! Спи уже, моя маленькая!</text:p>
      <text:p text:style-name="P116">– Поцелуй меня на ночь, мам!</text:p>
      <text:p text:style-name="P116">– Конечно, моя хорошая...</text:p>
      <text:p text:style-name="P116"/>
      <text:p text:style-name="P52">Вагоны убаюкивающе перестукивались по рельсам, унося меня прочь от Кантерлота. Я перевернулся на другой бок и провалился в сон.</text:p>
      <text:p text:style-name="P131">&lt;https://www.youtube.com/watch?v=Py9SDdYGFrQ&gt;</text:p>
      <text:h text:style-name="Heading_20_2" text:outline-level="2">10. Понивилль</text:h>
      <text:p text:style-name="P52"/>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6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2">–<text:span text:style-name="T1"> Вот этот подойдёт. </text:span>–<text:span text:style-name="T1"> ткнул я в квадратик на карте, расположенный на окраине.</text:span></text:p>
      <text:p text:style-name="P61">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60">–</text:span><text:span text:style-name="T5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2">– Ты что, как-тя-там, впервые на базаре? Так таращишься по сторонам, как будто морковку с картохой впервые в жизни увидел.</text:p>
      <text:p text:style-name="P5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2">Я перегнулся через прилавок, стараясь рассмотреть кьютимарку кобылки. </text:p>
      <text:p text:style-name="P5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2">Так и есть! На крупе кобылки красовались три яблока. Вот только, блин, как её звали-то?</text:p>
      <text:p text:style-name="P52">– <text:s/>Прошу прощения, Аппл... Эппл... Эпплхэт?</text:p>
      <text:p text:style-name="P52">– Ща залеплю оплеуху. – мрачно процедила пони. – Мало того, что таращится, как василиск, так ещё и издевается!</text:p>
      <text:p text:style-name="P52">– Да ладно тебе, Эй-Джей! Вполне милое имя. – хихикнул дракончик с кукурузой, проходя мимо.</text:p>
      <text:p text:style-name="P52">Ага, вот!</text:p>
      <text:p text:style-name="P52">– Извините меня пожалуйста, Эй-Джей, просто мне показалось, что вы напоминаете одну мою знакомую.</text:p>
      <text:p text:style-name="P52">– Эй-Джей я для друзей! – сварливо заметила поняха, – А для всех остальных — тебя тоже! — Эпплджек.</text:p>
      <text:p text:style-name="P52">Блин, опять облажался. Как-то хреново начинается знакомство с Понивиллем.</text:p>
      <text:p text:style-name="P52">– Понял. А меня зовут Макс. Приятно было познакомиться, Эпплджек.</text:p>
      <text:p text:style-name="P52">Я повернулся было уходить.</text:p>
      <text:p text:style-name="P52">– Э-э-э… Макс?</text:p>
      <text:p text:style-name="P52">– Да? – я повернулся обратно.</text:p>
      <text:p text:style-name="P52">Поняха водила копытом по прилавку. Надвинутая на лоб шляпа скрывала выражение мордочки. </text:p>
      <text:p text:style-name="P5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2">Я вернулся к прилавку.</text:p>
      <text:p text:style-name="P52"><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2">– Сколько стоят вот эти? – указал я на пирамидку красных яблок размером с треть арбуза каждое.</text:p>
      <text:p text:style-name="P52">– Ред Делишес? Две серебряшки.</text:p>
      <text:p text:style-name="P52">– Куча?</text:p>
      <text:p text:style-name="P52">– Ну ты даёшь! – хмыкнула Эпплджек. – Даже не смешно.</text:p>
      <text:p text:style-name="P52">– Неужели штука?</text:p>
      <text:p text:style-name="P52">Поняшка выпрыгнула из-за прилавка и смерила меня долгим взглядом.</text:p>
      <text:p text:style-name="P5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2">Я улыбнулся и кивнул в ответ. Ситуация начала выправляться.</text:p>
      <text:p text:style-name="P5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2">– А сколько стоит вот это? – указал я на небольшую прикрытую от солнца мешковиной баночку с содержимым удивительной радужной расцветки.</text:p>
      <text:p text:style-name="P5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2">Поняшка набрала ложечку джема и предложила мне. </text:p>
      <text:p text:style-name="P5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2">– Это просто восхитительно! Чудесно! Никогда такого не пробовал! И даже представить не мог, что такая вкуснотень существует!</text:p>
      <text:p text:style-name="P52">Эпплджек просто расцвела от моих дифирамбов.</text:p>
      <text:p text:style-name="P52">– Тебе, сахарок, как гостю города, сделаю скидку. Забирай за шестьдесят. Раньше меньше чем золотой не отдавала.</text:p>
      <text:p text:style-name="P52">Расплачиваясь, я спросил:</text:p>
      <text:p text:style-name="P52">– Ты, случаем, не знаешь, как пройти к городской библиотеке?</text:p>
      <text:p text:style-name="P52">Эпплджек, вскинув копыто ко лбу, запричитала:</text:p>
      <text:p text:style-name="P5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2">Тут Эпплджек прервалась и что есть силы замахала кому-то:</text:p>
      <text:p text:style-name="P52">– Рэр! Эй! Рэр! Давай к нам!</text:p>
      <text:p text:style-name="P52"><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2">– Эпплджек! Сколько можно повторять: модельер, а не рукодельница! Проведу, конечно. – устало произнесла Рэрити.</text:p>
      <text:p text:style-name="P52">– А какая разница? – беспечно махнула копытом Эпплджек, не обращая внимание на нахмурившуюся единорожку. – Шмотки — они и в Эппллузе шмотки.</text:p>
      <text:p text:style-name="P52">– Разница, как если бы тебя вместо огородницы назвали… ммм… <text:s/>реднеком. Пойдёмте, Макс.</text:p>
      <text:p text:style-name="P5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2">– Огородница!.. Ишь, чего выдумала! По мне, так уж лучше “реднек”, чем “огородница”! – слышалось бурчание Эпплджек нам вдогонку.</text:p>
      <text:p text:style-name="P52">Единорожка с серьёзным видом завела меня за угол и только после этого звонко расхохоталась.</text:p>
      <text:p text:style-name="P52">– Я думал, вы друзья. – заметил я.</text:p>
      <text:p text:style-name="P5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2">– Буду только рад. Сам бы предложил, да не успел.</text:p>
      <text:p text:style-name="P5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2">– Не сомневаюсь. Мы в конце-концов неплохо поладили и она даже сделала мне скидку на вольт-яблочн<text:span text:style-name="T1">ый</text:span> джем.</text:p>
      <text:p text:style-name="P52">– А почём продала, если не секрет?</text:p>
      <text:p text:style-name="P52">– За шестьдесят бит.</text:p>
      <text:p text:style-name="P5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2">Единорожка чуть не подпрыгивала от любопытства. Заметив мою отвалившуюся челюсть, она вновь рассмеялась.</text:p>
      <text:p text:style-name="P5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2">– От недосыпа. – перебил я Рэрити. – Красные от недосыпа глаза я не спутаю ни с чем. Сам такие двадцать лет наблюдал в зеркале.</text:p>
      <text:p text:style-name="P5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2">Мы остановились перед деревом.</text:p>
      <text:p text:style-name="P52">Даже не так. </text:p>
      <text:p text:style-name="P52">Мы остановились перед ДЕРЕВОМ! </text:p>
      <text:p text:style-name="P5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2"><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2">Единорожка удалилась, оставив <text:span text:style-name="T1">после себя лёгкий запах жасмина.</text:span></text:p>
      <text:p text:style-name="P52"/>
      <text:h text:style-name="Heading_20_2" text:outline-level="2">11. Библиотека Золотого Дуба</text:h>
      <text:p text:style-name="P52"/>
      <text:p text:style-name="P52">– Э-э-э… Добрый день?</text:p>
      <text:p text:style-name="P5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1">Мне показалось, единорожка смотрела на меня малость раздражённо. Фолиант с громким стуком хлопнулся на пол.</text:p>
      <text:p text:style-name="P5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2">Йопт! Ещё один Шерлок Холмс на мою голову!</text:p>
      <text:p text:style-name="P52">– Извиняюсь за нескромность, а откуда тебе про меня известно?</text:p>
      <text:p text:style-name="P1"><text:span text:style-name="T6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52">пони-</text:span><text:span text:style-name="T60">исчезновений уже год. Почту за честь работать </text:span><text:span text:style-name="T52">под твоим руководством</text:span><text:span text:style-name="T60">. Подожди немного, я </text:span><text:span text:style-name="T52">от</text:span><text:span text:style-name="T60">систематизирую нужную информацию и расскажу тебе, насколько далеко смогла продвинуться.</text:span></text:p>
      <text:p text:style-name="P5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2">Твайлайт аж затопала на месте.</text:p>
      <text:p text:style-name="P52"><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2">...</text:p>
      <text:p text:style-name="P52">– И оборудовать подвал библиотеки бронекапсулой для безопасных испытаний!</text:p>
      <text:p text:style-name="P5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1">– Хм. Странно. А я помню, как ты, вертясь перед зеркалом, говорила: ну почему я не…</text:p>
      <text:p text:style-name="P6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1"/>
      <text:p text:style-name="P53">***</text:p>
      <text:p text:style-name="P52"/>
      <text:p text:style-name="P166"><text:tab/>Свеча отбрасывала мягкие тени на книжные полки. Спайк положил обглоданную кочерыжку на горку и принялся облизывать пальцы.</text:p>
      <text:p text:style-name="P61">– Так. – <text:s/>я ткнул в позицию в длинном списке оснащения. – Зачем тебе преобразователь пси-поля?</text:p>
      <text:p text:style-name="P6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1">– Спайк! Ковыряться когтем в зубах некрасиво! Тем более, при посторонних!</text:p>
      <text:p text:style-name="P6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1">«...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1">– СПАЙК!!! Откуда ты взял этот листок?!! – Твайлайт покраснела, как варёный рак и выхватила бумажку у меня из рук.</text:p>
      <text:p text:style-name="P61">– У тебя в черновиках, естественно. Ты сама сказала экономить бумагу. – пожал плечами дракончик.</text:p>
      <text:p text:style-name="P61">Я осторожно взял следующий листок.</text:p>
      <text:p text:style-name="P61">– Электростимулятор гипоталамуса. Драконий. В комплекте с усиленной больничной койкой и набором фиксаторов.</text:p>
      <text:p text:style-name="P61"><text:soft-page-break/>– Это ещё чего??? – удивился Спайк. – я что-то не помню, чтоб ты такое хотела!</text:p>
      <text:p text:style-name="P6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61"><text:span text:style-name="T11">– Вот ещё! </text:span>– возмутился дракончик. – Никогда на такое не соглашусь!</text:p>
      <text:p text:style-name="P61">– Но ты сам подумай, как было бы здорово обладать крыльями! – мечтательно возразила Твайлайт.</text:p>
      <text:p text:style-name="P6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1">– Угу. Только шар ты же и прожёг, соревнуясь с Рэйнбоу Дэш в силе отрыжки.</text:p>
      <text:p text:style-name="P6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1">–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61">– А почему тебя отстранили?</text:p>
      <text:p text:style-name="P61">– Из-за первых результатов. – единорожка насупилась ещё больше. – Они были ужасными.</text:p>
      <text:p text:style-name="P61"/>
      <text:p text:style-name="P63">***</text:p>
      <text:p text:style-name="P52"/>
      <text:p text:style-name="P5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2">Со слов Луны, оболочка реальности истончилась и начала прорываться. И первой она начала рваться во снах, где она и так тонка.</text:p>
      <text:p text:style-name="P5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116">– Ага, он был закладкой в четвёртом номере «PlayMare», в разделе «Тридцать две позы, которые удивят вашу френдпони».</text:p>
      <text:p text:style-name="P116">– Спайк! Немедленно ложись спать!</text:p>
      <text:p text:style-name="P116">– Уже иду. Кукурузу доем только и иду.</text:p>
      <text:p text:style-name="P116">– Кстати, а почему Индрэ считали одержимым?</text:p>
      <text:p text:style-name="P11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116">– Так у вас знают про людей? Вот это новость!. В Кантерлоте, да и в Понивилле все обращаются со мной, как с диковинкой.</text:p>
      <text:p text:style-name="P11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116">– Хм. Ясно. Продолжай, Твайлайт.</text:p>
      <text:p text:style-name="P61"/>
      <text:p text:style-name="P6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1">– Так давай сюда весь Понивилль притащим! Это ж будет на 20% круче! Представляю себе видок Биг Мака в теле мисс Черили, гы-гы!</text:p>
      <text:p text:style-name="P6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1">– Скажи уж прямо, поближе к королевскому дворцу, Рэр! Все в курсе твоих интересов, сахарок!</text:p>
      <text:p text:style-name="P61"><text:soft-page-break/>– Эпплджек, я попрошу! Я же никому не говорю, ЧТО ты делаешь с огурцами!</text:p>
      <text:p text:style-name="P61">– !!!</text:p>
      <text:p text:style-name="P6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61">Я уселась на пуфике, а подруги заняли места на матрасах…</text:p>
      <text:p text:style-name="P116"/>
      <text:p text:style-name="P116">– Спайк, будь добр, принеси дневник эксперимента. Он в подвале, за шкафом с ретортами, в...</text:p>
      <text:p text:style-name="P116">– В сейфе, я в курсе.</text:p>
      <text:p text:style-name="P116"/>
      <text:p text:style-name="P117">***</text:p>
      <text:p text:style-name="P129">&lt;Seal — Amazing <text:span text:style-name="T1">(T</text:span><text:span text:style-name="T11">hin White Duke Remix)</text:span>&gt;</text:p>
      <text:p text:style-name="P116">Дата: 12.04.1003 А.С.</text:p>
      <text:p text:style-name="P116">Эксперимент: заклинание Воплощения Индрэ</text:p>
      <text:p text:style-name="P116">Испытуемая: Эпплджек</text:p>
      <text:p text:style-name="P116">Синопсис: запись сна со слов испытуемой</text:p>
      <text:p text:style-name="P116">Замечания: замечаний нет</text:p>
      <text:p text:style-name="P116"/>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12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64">—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6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64">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Размытый а<text:span text:style-name="T5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116"/>
      <text:p text:style-name="P116">Примечания: ПипБак? Стойло? Двойники? Параллельные Эквестрии?</text:p>
      <text:p text:style-name="P1"/>
      <text:p text:style-name="P3">***</text:p>
      <text:p text:style-name="P1"/>
      <text:p text:style-name="P116">Дата: 12.04.1003 А.С.</text:p>
      <text:p text:style-name="P116">Эксперимент: заклинание Воплощения Индрэ</text:p>
      <text:p text:style-name="P116">Испытуемая: Рэйнбоу Дэш</text:p>
      <text:p text:style-name="P116">Синопсис: описание пробуждения испытуемой</text:p>
      <text:p text:style-name="P116">Замечания: испытуемая отказалась дать описание сна. «Гы-гы... Фигасе... Человеки рулят...» <text:span text:style-name="T15">—</text:span><text:span text:style-name="T16"> </text:span><text:span text:style-name="T8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1">&lt;<text:span text:style-name="T81">d.notive — Talking Flight</text:span>&gt;</text:p>
      <text:p text:style-name="P116"><text:soft-page-break/>Дата: 12.04.1003 А.С.</text:p>
      <text:p text:style-name="P116">Эксперимент: заклинание Воплощения Индрэ</text:p>
      <text:p text:style-name="P116">Испытуемая: Рэрити</text:p>
      <text:p text:style-name="P116">Синопсис: запись сна со слов испытуемой</text:p>
      <text:p text:style-name="P116">Замечания: замечаний нет</text:p>
      <text:p text:style-name="P116"/>
      <text:p text:style-name="P1"><text:span text:style-name="T5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64">чёрный экран?</text:span></text:p>
      <text:p text:style-name="P60"/>
      <text:p text:style-name="P63">***</text:p>
      <text:p text:style-name="P61"/>
      <text:p text:style-name="P116">Дата: 12.04.1003 А.С.</text:p>
      <text:p text:style-name="P116">Эксперимент: заклинание Воплощения Индрэ</text:p>
      <text:p text:style-name="P116">Испытуемая: Пинки Пай</text:p>
      <text:p text:style-name="P116">Синопсис: описание пробуждения испытуемой</text:p>
      <text:p text:style-name="P116">Замечания: испытуемая отказалась дать описание сна.</text:p>
      <text:p text:style-name="P116"/>
      <text:p text:style-name="P11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116"/>
      <text:p text:style-name="P116">Примечания: через месяц волосы Пинки пришли в обычное состояние, хотя при встрече с Рэйнбоу Дэш она по прежнему прячет глаза.</text:p>
      <text:p text:style-name="P116"/>
      <text:p text:style-name="P117">***</text:p>
      <text:p text:style-name="P116"><text:soft-page-break/></text:p>
      <text:p text:style-name="P116">Дата: 12.04.1003 А.С.</text:p>
      <text:p text:style-name="P116">Эксперимент: заклинание Воплощения Индрэ</text:p>
      <text:p text:style-name="P116">Испытуемая: Флаттершай</text:p>
      <text:p text:style-name="P116">Синопсис: описание пробуждения испытуемой</text:p>
      <text:p text:style-name="P11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116"/>
      <text:p text:style-name="P116">* Примечания: при виде кексиков истерика случилась с Пинки Пай.</text:p>
      <text:p text:style-name="P116"/>
      <text:p text:style-name="P3">***</text:p>
      <text:p text:style-name="P1"/>
      <text:p text:style-name="P23">Сим повелеваем прекратить дальнейшие эксперименты<text:span text:style-name="T5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133"/>
      <text:h text:style-name="Heading_20_2" text:outline-level="2">12. День сурка</text:h>
      <text:p text:style-name="P15">&lt;<text:span text:style-name="T74">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1">– Здравствуй, Макс.</text:p>
      <text:p text:style-name="P61">Я молча смотрел на неё, слегка пошатываясь. В голове воцарилась звенящая пустота.</text:p>
      <text:p text:style-name="P61">Селестия шагнула мне навстречу.</text:p>
      <text:p text:style-name="P61"><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6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61">– <text:s/>Думаю как?</text:p>
      <text:p text:style-name="P61">– Думаешь, что мы — плод твоего воображения, отравленного наркотиком. Это не так. Прошу тебя...</text:p>
      <text:p text:style-name="P61">– А если ты — действительно мой бред? – съязвил я. – Вот сейчас протрезвею, и ты исчезнешь.</text:p>
      <text:p text:style-name="P61">Порыв ветра скрыл аликорницу в вихре снежинок. Её очертания расплылись.</text:p>
      <text:p text:style-name="P61">– Эй, постой, ты куда? Я пошутил! Погоди, не исчезай! Стой! Не оставляй меня здесь!!! Я пошутил!!!</text:p>
      <text:p text:style-name="P6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1">– Ты напугала меня! – пожаловался я ей. – Не исчезай больше!</text:p>
      <text:p text:style-name="P61">Аликорница прижала меня к себе крыльями и устало усмехнулась.</text:p>
      <text:p text:style-name="P6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6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1">– Знаешь, я всё думал над твоими словами тогда, ну, ты помнишь... В бассейне. Они всё ещё в силе? Я могу быть твоим другом?</text:p>
      <text:p text:style-name="P61">Аликорница тихо засмеялась, защекотав мне ухо.</text:p>
      <text:p text:style-name="P6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1">– Времени осталось немного. Мне надо, чтобы ты запомнил одну вещь.</text:p>
      <text:p text:style-name="P61">– А?</text:p>
      <text:p text:style-name="P6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 Но что может случиться с тобой, Селли?</text:p>
      <text:p text:style-name="P5">Стук стал громче.</text:p>
      <text:p text:style-name="P6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6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1">– Что за ерунда? – Я схватился за голову, пытаясь не дать ей взорваться. Потом взглянул вниз и схватился за другое. – Что за херня??!</text:p>
      <text:p text:style-name="P61">Я вскочил и в спешке начал одеваться.</text:p>
      <text:p text:style-name="P61">БАЦ-БАЦ-БАЦ!!!</text:p>
      <text:p text:style-name="P61">– Уже бегу!</text:p>
      <text:p text:style-name="P61">Одевая штаны, я попрыгал к двери на одной ноге. На пороге стояла серая пегаска с косящим взглядом.</text:p>
      <text:p text:style-name="P61">– Привет, Макс. Тебе корреспонденция. – пегаска порылась в сумке и выудила зубами пухлый пакет.</text:p>
      <text:p text:style-name="P61">– «Особенности поведения, питания и размножения приматов». – прочитал я на стикере.</text:p>
      <text:p text:style-name="P6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6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1">– Но нигде не сказано, какие частицы надо ускорять! Мне за эти самоцветы от сестры влетит!</text:p>
      <text:p text:style-name="P6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52">– Эээ! Это что же получается? Выходит, зря я яблоки <text:span text:style-name="T1">притащила</text:span>? Нам же не сидр нужен?</text:p>
      <text:p text:style-name="P52"><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1">–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1">– Эээ! Я не собираюсь ни с чем сталкивать свои яблоки! И перегонять тоже! Давайте лучше их съедим.</text:p>
      <text:p text:style-name="P61">– Тише, поняши! Нас могут услышать! Зачем сейчас спорить о том, о чём мы уже спорили вчера и позавчера?</text:p>
      <text:p text:style-name="P61">– Тебе легко говорить, Ску! Ты никакой своей особенной частицы не притащила! Давай мы твой скутер к ускорителю пришпандорим?</text:p>
      <text:p text:style-name="P5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1">– Так причём тут ускоритель, Скуталу?! Говорю ж, это для заклинания Индрэ...</text:p>
      <text:p text:style-name="P61"/>
      <text:p text:style-name="P61">…</text:p>
      <text:p text:style-name="P61"/>
      <text:p text:style-name="P6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1">Закрыв дверь, я отправился в город.</text:p>
      <text:p text:style-name="P61"/>
      <text:p text:style-name="P61">…</text:p>
      <text:p text:style-name="P61"/>
      <text:p text:style-name="P61">–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1">– Ну, если по аналогии с садовым шлангом, струя воды сметёт весь песок и может облить всех рядом присутствующих.</text:p>
      <text:p text:style-name="P61">–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1">– А ты неопытный маг? – парировал я.</text:p>
      <text:p text:style-name="P6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5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60"> </text:span><text:span text:style-name="T5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52"><text:span text:style-name="T60">– Я </text:span><text:span text:style-name="T65">всегда буду оставаться в тени. </text:span><text:span text:style-name="T60">– </text:span><text:span text:style-name="T65">хлюпала единорожка. </text:span><text:span text:style-name="T60">– </text:span><text:span text:style-name="T65">Мне не хватает сил, чтобы воспользоваться всеми знаниями, которые я освоила. Ведь даже заклинание «Последнего Шанса» я нашла!</text:span></text:p>
      <text:p text:style-name="P150"><text:span text:style-name="T11">– </text:span>Ты?!</text:p>
      <text:p text:style-name="P15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50"><text:span text:style-name="T11">– М</text:span>ожет тогда, ты скажешь, что в нём пошло не так и почему к вам попал я, а не сверхаликорн?</text:p>
      <text:p text:style-name="P150"><text:span text:style-name="T11">– </text:span>Не скажу. Заклинания Стар Свирла Бородатого обычно если срабатывают, то без ошибок.</text:p>
      <text:p text:style-name="P61"><text:span text:style-name="T11">– Если </text:span>только <text:span text:style-name="T11">их правильно вызывают. – </text:span>пробурчал Спайк, возвращаясь в корзинку.</text:p>
      <text:p text:style-name="P50"><text:span text:style-name="T11">–</text:span> <text:span text:style-name="T1">Эмм. </text:span>Что он имел ввиду?</text:p>
      <text:p text:style-name="P5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90">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50"><text:span text:style-name="T11">– </text:span><text:span text:style-name="T1">Да, завершилось всё препаршиво. Принцесса Луна сказала, лучше бы её обратно на Луну закинули.</text:span></text:p>
      <text:p text:style-name="P5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50"><text:span text:style-name="T11">– </text:span><text:span text:style-name="T1">Хм. Нет.</text:span></text:p>
      <text:p text:style-name="P50"><text:span text:style-name="T11">– </text:span><text:span text:style-name="T1">А друзья?</text:span></text:p>
      <text:p text:style-name="P5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60">— </text:span><text:span text:style-name="T5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6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52">.</text:span></text:p>
      <text:p text:style-name="P61">…</text:p>
      <text:p text:style-name="P6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1">«<text:span text:style-name="T48">Чужестранец-человек разбил сердце нашей обожаемой Селестии! Двор в отчаянии </text:span><text:span text:style-name="T15">— </text:span><text:span text:style-name="T4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1">Папарацци хреновы!</text:p>
      <text:p text:style-name="P6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1"><text:span text:style-name="T11">– </text:span>Привет, Эй-Джей! У тебя проблемы?</text:p>
      <text:p text:style-name="P61"><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1"><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6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1"><text:span text:style-name="T11">– </text:span>Думаю, я могу починить телегу. Только больших нагрузок эта ось уже не выдержит. Но до фермы худо-бедно доедете.</text:p>
      <text:p text:style-name="P61">Эпплджек с сомнением посмотрела на меня.</text:p>
      <text:p text:style-name="P61"><text:span text:style-name="T11">– </text:span>Хошь сказать, ты в Кантерлоте у Селестии под крылышком телеги чинил? Или Рэр сбрехала про Селестию?</text:p>
      <text:p text:style-name="P61">Я мысленно ругнулся на языкатую единорожку и молча достал пенал с инструментами.</text:p>
      <text:p text:style-name="P61">…</text:p>
      <text:p text:style-name="P61">Собрав инструмент, я потолкал тележку назад-вперёд.</text:p>
      <text:p text:style-name="P61"><text:span text:style-name="T11">– Г</text:span>отово. Принимай работу, хозяйка!</text:p>
      <text:p text:style-name="P61">Эпплджек стиснула меня в сокрушающих объятиях.</text:p>
      <text:p text:style-name="P61"><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1"><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1"><text:span text:style-name="T11">– </text:span>Этой... Бери... Сам делал... Ток не говори никому, лады?</text:p>
      <text:p text:style-name="P61">Я сунул флягу за пазуху. Биг Мак молниеносно накрыл дерюгой подсумок и через мгновение за телегу заглянула Эпплджек.</text:p>
      <text:p text:style-name="P61"><text:span text:style-name="T11">– </text:span>Чегой-то вы тут скрытничаете, а?</text:p>
      <text:p text:style-name="P6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1"><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61">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82">именно в такой последовательности.</text:span></text:p>
      <text:p text:style-name="P6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82">объявляла вывеска.</text:span></text:p>
      <text:p text:style-name="P6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1"><text:span text:style-name="T11">– </text:span>Свободно? <text:span text:style-name="T11">– </text:span>спросил я у единственной пони, сидящей за столиком.</text:p>
      <text:p text:style-name="P61"><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1"><text:span text:style-name="T11">– <text:s/></text:span>Пирог с грибами, яишницу и чизкейк<text:span text:style-name="T11"> – </text:span>сообщил я подошедшей официантке.</text:p>
      <text:p text:style-name="P61"><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61"><text:span text:style-name="T11">– </text:span>И салат «по-Кантерлотски».</text:p>
      <text:p text:style-name="P64">Пока я ел, пони мрачно смотрела на меня, положив голову на стол. Мне стало неловко от её тяжёлого взгляда и я попытался завести разговор.</text:p>
      <text:p text:style-name="P64"><text:span text:style-name="T11">– </text:span>Вы, наверное, ждёте кого-то?</text:p>
      <text:p text:style-name="P64"><text:span text:style-name="T11">– </text:span>Неа.</text:p>
      <text:p text:style-name="P64"><text:span text:style-name="T11">– </text:span>Просто обедаете?</text:p>
      <text:p text:style-name="P64"><text:span text:style-name="T11">– </text:span>Неа.</text:p>
      <text:p text:style-name="P64"><text:span text:style-name="T11">– </text:span>Просто сидите и мрачно смотрите на меня?</text:p>
      <text:p text:style-name="P64"><text:span text:style-name="T11">– </text:span>Неа.</text:p>
      <text:p text:style-name="P64">Хм, а эта пони не из разговорчивых. Ну ладно.</text:p>
      <text:p text:style-name="P64"><text:span text:style-name="T11">– </text:span>А что же вы делаете?</text:p>
      <text:p text:style-name="P64"><text:span text:style-name="T11">– </text:span>Веселюсь. <text:span text:style-name="T11">– </text:span>мрачно заявила пони.</text:p>
      <text:p text:style-name="P64"><text:span text:style-name="T11">– </text:span>Если я вас достал, то так и скажите. Извините.</text:p>
      <text:p text:style-name="P64">Я продолжил есть молча.</text:p>
      <text:p text:style-name="P64">Неожиданно пони улыбнулась и подмигнула мне. Её сморщенная мордочка разгладилась и стала весьма милой.</text:p>
      <text:p text:style-name="P64"><text:soft-page-break/><text:span text:style-name="T11">– </text:span>Привет, Макс!</text:p>
      <text:p text:style-name="P64">Вот дискорд! То есть, чёрт! Обитатели этого городка в который раз поражали меня своей проницательностью. У меня на лбу написано, что ли?!</text:p>
      <text:p text:style-name="P64"><text:span text:style-name="T11">– </text:span>Мы с вами раньше встречались?</text:p>
      <text:p text:style-name="P6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3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4"><text:span text:style-name="T11">– </text:span>Оставь, Салвер.<text:span text:style-name="T11"> </text:span>Ему за счёт заведения.</text:p>
      <text:p text:style-name="P61"><text:span text:style-name="T11">– </text:span>Ясно, мисс Пинки. <text:span text:style-name="T11">– </text:span>официантка кивнула и ушла.</text:p>
      <text:p text:style-name="P61"><text:span text:style-name="T11">– Ч</text:span>его-о-о?<text:span text:style-name="T11"> </text:span>Так это твой бар?</text:p>
      <text:p text:style-name="P61"><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1">Говоря это, кобылка оттянула передними копытами нижние веки, став похожей на маньяка.</text:p>
      <text:p text:style-name="P61"><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61"><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6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1"><text:span text:style-name="T11">– </text:span>У меня есть идея получше. <text:span text:style-name="T11">– </text:span>на свет показалась фляга Большого Макинтоша.</text:p>
      <text:p text:style-name="P61"><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1"><text:span text:style-name="T11">– </text:span>Починил телегу. Только молчок про самогон, раз уж ты в курсе. <text:span text:style-name="T11">– </text:span>я разлил сидр по чашкам.</text:p>
      <text:p text:style-name="P61"><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1"><text:s/>Сидр Биг Мака на вкус был безобидным, чуть забродившим яблочным соком. Я выпил полную чашку и заявил Пинки:</text:p>
      <text:p text:style-name="P61"><text:span text:style-name="T11">– </text:span>Эт-то ты наззваешь ссуфер-ддуфер-ссильн...?</text:p>
      <text:p text:style-name="P6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1"><text:span text:style-name="T11">– У </text:span>тебя такая смешная мордочка! <text:span text:style-name="T11">– </text:span>захихикали Пинки, покачиваясь. <text:span text:style-name="T11">– </text:span>Как будто ты <text:span text:style-name="T82">подкову </text:span>в пироге обнаружил. Или Селестию в ванной.</text:p>
      <text:p text:style-name="P61">Это сравнение пробудило во мне полузабытое воспоминание.</text:p>
      <text:p text:style-name="P61"><text:span text:style-name="T11">– </text:span>Эммм... Скажи-ка мне, мой друг П-п-пинки... Легенда про фаэри <text:span text:style-name="T16">— </text:span><text:span text:style-name="T82">эт правда?</text:span></text:p>
      <text:p text:style-name="P61"><text:soft-page-break/><text:span text:style-name="T16">– </text:span><text:span text:style-name="T82">Какая из? Их много, вообще-то. Ик!</text:span></text:p>
      <text:p text:style-name="P61"><text:span text:style-name="T16">– </text:span><text:span text:style-name="T82">Про принцесс. Про то, что они фаэри, спустившиеся с неба во плоти, чтоб помогать пони управлять Эквестрией?</text:span></text:p>
      <text:p text:style-name="P61"><text:span text:style-name="T16">– </text:span><text:span text:style-name="T82">Макс, </text:span><text:span text:style-name="T16">– </text:span><text:span text:style-name="T82">захихикала Пинки, взъерошив копытами розовые кудряшки и попытавшись соорудить из них бороду, </text:span><text:span text:style-name="T16">– </text:span><text:span text:style-name="T8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1"><text:span text:style-name="T16">– </text:span><text:span text:style-name="T82">Да так. Всё думаю, насколько это одиноко — быть бессмертной в мире смертных. Когда сам никого не любишь, и тебя никто не любит...</text:span></text:p>
      <text:p text:style-name="P61"><text:span text:style-name="T16">– </text:span><text:span text:style-name="T82">Ты что-о-о! Нельзя любить фаэри! Она похитит твоё сердце, и ты будешь искать её, пока не... </text:span><text:span text:style-name="T16">– </text:span><text:span text:style-name="T82">Пинки погрузилась в так и не съеденный салат «по-Кантерлотски» и захрапела.</text:span></text:p>
      <text:p text:style-name="P61"><text:span text:style-name="T16">– </text:span><text:span text:style-name="T82">Пока не умру?</text:span></text:p>
      <text:p text:style-name="P61"><text:span text:style-name="T16">– </text:span><text:span text:style-name="T82">Нет, глупенький, </text:span><text:span text:style-name="T16">– </text:span><text:span text:style-name="T82">пробулькала Пинки из миски. </text:span><text:span text:style-name="T16">– </text:span><text:span text:style-name="T82">Пока не найдёшь.</text:span></text:p>
      <text:p text:style-name="P6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5">Холодок незаметно прокрался мне в душу и прояснил мозги. Я кинул взгляд на часы на стене. Было без десяти шесть.</text:p>
      <text:p text:style-name="P65">Бля!</text:p>
      <text:p text:style-name="P6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5">БАМММ!!!</text:p>
      <text:p text:style-name="P6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5"><text:span text:style-name="T11">– </text:span>У нас?</text:p>
      <text:p text:style-name="P65">Пинки молча поддела меня носом и с неожиданной<text:tab/>для такой маленькой кобылки силой буквально закинула меня себе на спину.</text:p>
      <text:p text:style-name="P6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5">Но недостаточное.</text:p>
      <text:p text:style-name="P6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5"><text:span text:style-name="T11">– </text:span>Стооой! <text:span text:style-name="T11">– </text:span>заорал я. <text:span text:style-name="T11">– </text:span>Выпрыгивай из бочки!!!</text:p>
      <text:p text:style-name="P65">Кобылка-пилот улыбнулась и постукала копытцем по шлему, показывая, что не слышит меня.</text:p>
      <text:p text:style-name="P65"><text:span text:style-name="T11">– </text:span>Выпрыгивааа... <text:span text:style-name="T11">– </text:span>мой крик утонул в рёве рвущихся фейерверков.</text:p>
      <text:p text:style-name="P6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5">Поняшка ткнула в бок белоснежную пони-единорога. Та раскрыла глаза и осмотрелась.</text:p>
      <text:p text:style-name="P65"><text:span text:style-name="T11">– </text:span>Смотри, вот те и ответ на вопрос, куда деваются пони!</text:p>
      <text:p text:style-name="P65"><text:span text:style-name="T11">– </text:span>Где? <text:span text:style-name="T11">– </text:span>единорожка начала оглядываться.</text:p>
      <text:p text:style-name="P6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5"><text:span text:style-name="T11">– </text:span>И что? Я всё равно не пойму, куда пони деваются? И куда пропала Скуталу?</text:p>
      <text:p text:style-name="P6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5"/>
      <text:p text:style-name="P6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1"/>
      <text:p text:style-name="P118">Приветствую тебя, мой маленький человек!</text:p>
      <text:p text:style-name="P11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11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118"><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5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12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11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11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11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11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text:soft-page-break/>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11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118">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11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11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118">«<text:span text:style-name="T11">P.S. Н</text:span>е гневите мироздание воровством! <text:span text:style-name="T48">Обмен рулит</text:span>!»</text:p>
      <text:p text:style-name="P11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118">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118"/>
      <text:p text:style-name="P5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9"/>
      <text:p text:style-name="P59">P.S.P.S. <text:span text:style-name="T1">Я всё равно дождусь, когда ты перестанешь злиться!</text:span></text:p>
      <text:p text:style-name="P116"/>
      <text:h text:style-name="Heading_20_2" text:outline-level="2">13. Мэйнхэттен</text:h>
      <text:p text:style-name="P132">ZZ Top – Gimme all your lovin</text:p>
      <text:p text:style-name="P132">Mothley Crue – Kick Start My Heart</text:p>
      <text:p text:style-name="P65"><text:span text:style-name="T11">– </text:span>Попробуй ещё раз. Может, сбой соединения.</text:p>
      <text:p text:style-name="P6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5"><text:span text:style-name="T11">– </text:span>Не отсылается. Глюк какой-то.</text:p>
      <text:p text:style-name="P65"><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5"/>
      <text:p text:style-name="P66">***</text:p>
      <text:p text:style-name="P65"/>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5"><text:span text:style-name="T11">– </text:span>Это неправильно! <text:span text:style-name="T11">– </text:span>заявила Рэйнбоу Дэш, отвернувшись от окна.</text:p>
      <text:p text:style-name="P6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5"><text:span text:style-name="T11">– </text:span>Да я не про то! <text:span text:style-name="T11">– </text:span>отмахнулась пегаска. <text:span text:style-name="T11">– </text:span>Посмотри на поле.</text:p>
      <text:p text:style-name="P65"><text:span text:style-name="T11">– </text:span>И что? Поле как поле.</text:p>
      <text:p text:style-name="P65"><text:span text:style-name="T11">– </text:span>Оно не убрано. <text:span text:style-name="T11">– </text:span>мрачно ответила пегаска. <text:span text:style-name="T11">– </text:span>Ужас, сколько кукурузы пропадает!</text:p>
      <text:p text:style-name="P65">Я присмотрелся получше и указал ей на очередной городок, проносящийся за окном.</text:p>
      <text:p text:style-name="P65"><text:span text:style-name="T11">– </text:span>У самого посёлка поля убраны. Наверняка дойдёт дело и до остальных.</text:p>
      <text:p text:style-name="P6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5"><text:span text:style-name="T11">– </text:span>Спасибо, но от пинкиных плюшек у меня фланки округляются.</text:p>
      <text:p text:style-name="P65"><text:span text:style-name="T11">– </text:span>Да ладно тебе, Рэйнбоу Дэш! От одной не округлятся.</text:p>
      <text:p text:style-name="P6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5">За окном несколько пони работали на поле. Что-то странное было в их деятельности.<text:span text:style-name="T11"> </text:span>Как будто…</text:p>
      <text:p text:style-name="P65"><text:span text:style-name="T11">– О</text:span>но и понятно, что поля не убраны. Откуда ж им быть убранными, когда на двух работающих пони целая толпа бездельников!</text:p>
      <text:p text:style-name="P6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5"><text:span text:style-name="T11">– </text:span>Они паслись… Ты можешь себе представить? Макс! Они ПАСЛИСЬ! Ели траву, как какие-то дикари! Фигня какая-то…</text:p>
      <text:p text:style-name="P65"><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5">…</text:p>
      <text:p text:style-name="P65">ВЖИИИИИИИИИ!!!</text:p>
      <text:p text:style-name="P6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5"><text:span text:style-name="T11">– </text:span>Что за…?</text:p>
      <text:p text:style-name="P15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5"><text:span text:style-name="T11">– </text:span>Леди и джентльпони! Просьба не паниковать! Поезд дальше не идёт: впереди провал! <text:span text:style-name="T11">– </text:span>крикнул проводник.</text:p>
      <text:p text:style-name="P65"><text:span text:style-name="T11">– </text:span>Какой ещё, в дышло, провал? Я проезжал тут два дня назад!</text:p>
      <text:p text:style-name="P65"><text:span text:style-name="T11">– </text:span>Безобразие! Верните мне деньги за билет!</text:p>
      <text:p text:style-name="P65"><text:span text:style-name="T11">– </text:span>Как вы смеете! Я опоздаю в порт! <text:s/><text:span text:style-name="T11">– </text:span>послышались выкрики в толпе.</text:p>
      <text:p text:style-name="P65">Проводник — седой земнопони стального цвета — поставил фонарь на пол и вытер со лба пот.</text:p>
      <text:p text:style-name="P6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5">Я осторожно подошёл к краю и глянул вниз. </text:p>
      <text:p text:style-name="P6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5"><text:span text:style-name="T11">– </text:span>Дэш, нам надо на ту сторону.</text:p>
      <text:p text:style-name="P65"><text:span text:style-name="T11">– </text:span>Нет проблем. Я могу тебя перенести.</text:p>
      <text:p text:style-name="P65">Я с сомнением посмотрел на пегаску. Дэш в холке была мне по пояс.</text:p>
      <text:p text:style-name="P65"><text:span text:style-name="T11">– </text:span>Ты точно в этом уверена?</text:p>
      <text:p text:style-name="P6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5"><text:soft-page-break/>Мля.</text:p>
      <text:p text:style-name="P6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5">Пегаска почесала затылок и заметила.</text:p>
      <text:p text:style-name="P6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5">…</text:p>
      <text:p text:style-name="P6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5">Разумеется, я посмотрел вниз.</text:p>
      <text:p text:style-name="P6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5">…</text:p>
      <text:p text:style-name="P65">Я валялся на насыпи и трясся как в лихорадке. От пережитого шока меня тошнило.</text:p>
      <text:p text:style-name="P6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5"><text:span text:style-name="T11">– </text:span>Я чувствую, что только что упустил отличную возможность отлить на вселенную!</text:p>
      <text:p text:style-name="P65"/>
      <text:p text:style-name="P6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11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67">Принцесса Селестия Эквестрийская, Дневная Глава Диархии, Непобедимое Солнце, Защитница Кантерлота, Страж Эверфри и прочая и прочая...» </text:span><text:span text:style-name="T62">– </text:span><text:span text:style-name="T66">прочитал охранник, близоруко щурясь.</text:span></text:p>
      <text:p text:style-name="P65"><text:span text:style-name="T11">– </text:span>Удостоверение личности предъявлять? <text:span text:style-name="T11">– </text:span>осведомился я.</text:p>
      <text:p text:style-name="P6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5">Бляяя!!! Ах ты ж!!!</text:p>
      <text:p text:style-name="P65">Хлопнула освобождённая дверь, изнутри клацнула щеколда.</text:p>
      <text:p text:style-name="P65"><text:span text:style-name="T11">– </text:span>Нет, ты видела? Он мне чуть носок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5">Дэш, ни слова не говоря, прислонила ухо к двери.</text:p>
      <text:p text:style-name="P65"><text:span text:style-name="T11">– </text:span>Будешь смеяться, но именно этим он и занят. Вызывает полицию по телефону. <text:span text:style-name="T11">– </text:span>сообщила пегаска.</text:p>
      <text:p text:style-name="P6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5">Пегаска продолжала слушать. Потом глаза её округлились от удивления.</text:p>
      <text:p text:style-name="P6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5">Ну охренеть! Я что, нанёс моральную травму охраннику своим видом? Добро пожаловать в Эквестрию, страну дружбы и пони!</text:p>
      <text:p text:style-name="P65"><text:span text:style-name="T11">– </text:span>Сколько у нас времени?</text:p>
      <text:p text:style-name="P65">Дэш почесала в затылке.</text:p>
      <text:p text:style-name="P65"><text:span text:style-name="T11">–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1">– </text:span>двадцать минут у нас есть.</text:p>
      <text:p text:style-name="P65">Я с наслаждением захреначил ногой в стеклянную дверь павильона. Осколки стекла брызнули во все стороны.</text:p>
      <text:p text:style-name="P65"><text:span text:style-name="T11">– </text:span>Тогда давай сначала обыщем контору. Если уж полиция всё равно едет сюда, так пусть у них хотя бы будет повод!</text:p>
      <text:p text:style-name="P65"/>
      <text:p text:style-name="P66"><text:soft-page-break/>***</text:p>
      <text:p text:style-name="P65"/>
      <text:p text:style-name="P65">Разумеется, полиция приехала, как только мы обнаружили эти чёртовы резонаторы — иначе ж и быть не могло!</text:p>
      <text:p text:style-name="P65">…</text:p>
      <text:p text:style-name="P6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span text:style-name="T11">&lt;</text:span>Т<text:span text:style-name="T33">вайлайт в Понивилле, услышав про портативный ускоритель, захочет его получить. Макс смутится</text:span><text:span text:style-name="T11">&gt;</text:span></text:p>
      <text:p text:style-name="P65">Снаружи послышался вой сирены и цокот множества копыт.</text:p>
      <text:p text:style-name="P6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5">Пиздец! Мы с Дэш переглянулись.</text:p>
      <text:p text:style-name="P65"><text:span text:style-name="T11">– </text:span>Это твои двадцать минут? <text:span text:style-name="T11">– </text:span>возмутился я. <text:span text:style-name="T11">– </text:span>Да ещё и десяти не прошло!</text:p>
      <text:p text:style-name="P65">Дэш вымучено скривилась.</text:p>
      <text:p text:style-name="P65"><text:span text:style-name="T11">– </text:span>Человек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5">Я разбил топором стеклянные дверцы прибора и вытащил рубины.</text:p>
      <text:p text:style-name="P6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5">Пегаска отрицательно помотала головой.</text:p>
      <text:p text:style-name="P65"><text:span text:style-name="T11">– </text:span>Ну уж фигушки. Я тебя тут не оставлю.</text:p>
      <text:p text:style-name="P6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5"><text:span text:style-name="T11">– </text:span>Ты не понимаешь! <text:span text:style-name="T11">– </text:span>упрямо мотнула головой пегаска. <text:span text:style-name="T11">– </text:span>Всё изменилось. Никто тебя не вытащит.</text:p>
      <text:p text:style-name="P6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5"><text:span text:style-name="T11">– </text:span>Быстро за мной! <text:span text:style-name="T11">– </text:span>скомандовала пегаска, помчавшись к лестнице в офисные этажи.</text:p>
      <text:p text:style-name="P65">Я припустил было за ней, потом вернулся и поднял над головой раскуроченный ускоритель.</text:p>
      <text:p text:style-name="P65"><text:span text:style-name="T11">– Ю-</text:span>хууу<text:span text:style-name="T11">!!!</text:span></text:p>
      <text:p text:style-name="P6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5">На последнем этаже пегаска стояла в коридоре, с сомнением обозревая ряд дверей.</text:p>
      <text:p text:style-name="P65"><text:span text:style-name="T11">– </text:span>Где-то тут должна быть дверь на крышу. Не могли же они залазить туда по пожарной лестнице?</text:p>
      <text:p text:style-name="P65"><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5"><text:span text:style-name="T11">– </text:span>Макс, подвинься!</text:p>
      <text:p text:style-name="P65">Пегаска оттеснила меня крупом и повернулась к двери задом.</text:p>
      <text:p text:style-name="P65"><text:span text:style-name="T11">– </text:span>Ю-хууу!</text:p>
      <text:p text:style-name="P65">БАБАХ!!!</text:p>
      <text:p text:style-name="P6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5"><text:span text:style-name="T11">– </text:span>Ты чего на меня так уставился? <text:span text:style-name="T11">– </text:span>подозрительно спросила пегаска.</text:p>
      <text:p text:style-name="P65"><text:span text:style-name="T11">– </text:span>Да так… Не ожидал, что ты такая…</text:p>
      <text:p text:style-name="P6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5">С лестницы донёсся топот копыт, в конце коридора появились пони-полицейские.</text:p>
      <text:p text:style-name="P6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5"><text:span text:style-name="T11">– </text:span>Ты! Не! По! Нял! Те! Бе! Не! Льзя! Тут! Ос! Та! ВАТЬСЯ!!! <text:span text:style-name="T11">– </text:span>мощный толчок изнутри катапультировал её с люка.</text:p>
      <text:p text:style-name="P6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5"><text:span text:style-name="T11">– </text:span>Ты чего делаешь??! Мы же упадём! Ты ж не удержишь!..</text:p>
      <text:p text:style-name="P6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5"><text:soft-page-break/>Некоторое время было тихо. Потом хлопнули ставни и чей-то сонный голос недовольно пробормотал:</text:p>
      <text:p text:style-name="P65"><text:span text:style-name="T11">– </text:span>Кто мешает нам спать после тяжкого выступления?</text:p>
      <text:p text:style-name="P65">Я осторожно выглянул из куста.</text:p>
      <text:p text:style-name="P6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5">Птицы и цикады продолжили пение, прерванное нашим вторжением. </text:p>
      <text:p text:style-name="P6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5"><text:span text:style-name="T11">– </text:span>Так вот кто тревожит наш сон!</text:p>
      <text:p text:style-name="P65">Дверь дома приоткрылась. Стало видно, что за ней притаилась единорожка, уже спустившаяся с мансарды.</text:p>
      <text:p text:style-name="P65"><text:span text:style-name="T11">– </text:span>Так-так, посмотрим, что тут у нас. Ага. Гм. Это наверняка тот монстр-человек, о котором писали в газетах. Занятно.</text:p>
      <text:p text:style-name="P65">Я крутился в телекинетическом поле перед единорожкой как некий диковинный экспонат шоу уродцев.</text:p>
      <text:p text:style-name="P65"><text:span text:style-name="T11">– </text:span>А это у нас кто? Гмм. Пегаска. Вот так раз! Рэйнбоу Дэш! Какими судьбами?</text:p>
      <text:p text:style-name="P65"><text:span text:style-name="T11">– </text:span>ТРИКСИ! <text:span text:style-name="T11">– <text:s/></text:span>фейсхуфнула Дэш. <text:span text:style-name="T11">– </text:span>Во имя Селестии, ЧТО ты тут делаешь?!!</text:p>
      <text:p text:style-name="P6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5">Так как дипломатические таланты пегаски оставляли желать лучшего, я решил взять переговоры в свои руки.</text:p>
      <text:p text:style-name="P6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5">Пегаска задумалась. Она обернулась на меня и мрачно спросила:</text:p>
      <text:p text:style-name="P65"><text:span text:style-name="T11">– </text:span>Ей ведь нельзя рассказывать, да?</text:p>
      <text:p text:style-name="P65"><text:span text:style-name="T11">– </text:span>Нельзя. <text:span text:style-name="T11">– </text:span>подтвердил я. <text:span text:style-name="T11">– </text:span>Селестия запретила. Может возникнуть паника и всё такое.</text:p>
      <text:p text:style-name="P6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5"><text:span text:style-name="T11">– </text:span>ОГО!</text:p>
      <text:p text:style-name="P65">Единорожка аж уселась на крыльцо от удивления.</text:p>
      <text:p text:style-name="P65"><text:span text:style-name="T11">– </text:span>Представлем себе, ЧТО вы скрываете, если ты готова на ТАКОЕ! Признаюсь, вам удалось нас заинтересовать!</text:p>
      <text:p text:style-name="P65"><text:soft-page-break/>Единорожка в задумчивости стала ходить по веранде туда-сюда, разговаривая сама с собой.</text:p>
      <text:p text:style-name="P6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5">Единорожка встала на задние ноги и захлопала в копыта. После чего она метнулась в дом, потянув нас за собой.</text:p>
      <text:p text:style-name="P6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5">Единорожка улеглась на диване. Мы с Дэш шмякнулись на ковёр.</text:p>
      <text:p text:style-name="P65"><text:span text:style-name="T11">– </text:span>Мы приняли решение не выдавать вас полиции в обмен на то, что вы расскажете нам о вашей секретной миссии!</text:p>
      <text:p text:style-name="P65"><text:span text:style-name="T11">– </text:span>Не пойдёт! <text:span text:style-name="T11">– </text:span>заявил я. <text:span text:style-name="T11">– </text:span>Я уже сказал, что это тайна. Мне добавить нечего.</text:p>
      <text:p text:style-name="P65"><text:span text:style-name="T11">– </text:span>Да неужели? <text:span text:style-name="T11">– </text:span>захлопала ресницами Трикси. <text:span text:style-name="T11">– </text:span>Ты хорошо подумал?</text:p>
      <text:p text:style-name="P65">Окно <text:s/>комнаты распахнулось. В комнату ворвался вой сирены. Несколько полицейских фургонов промчались мимо.</text:p>
      <text:p text:style-name="P65">Вот чёрт!!!</text:p>
      <text:p text:style-name="P65">…</text:p>
      <text:p text:style-name="P55"/>
      <text:p text:style-name="P6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5"><text:span text:style-name="T11">– </text:span>Стой! Что ты там сказала о Селестии?</text:p>
      <text:p text:style-name="P65">Трикси молча левитировала мне газеты с трюмо.</text:p>
      <text:p text:style-name="P65">Фак! Фак-фак-фак!!!</text:p>
      <text:p text:style-name="P65">«<text:span text:style-name="T48">Исчезновение дневной главы диархии: Эквестрия в панике!</text:span>» (статья двухдневной давности).</text:p>
      <text:p text:style-name="P65">«<text:span text:style-name="T4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5">«<text:span text:style-name="T4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48">Да отстаньте же вы от меня! Он сказал, что ест пони, но я этого НЕ ВИДЕЛА!!!</text:span>»).</text:p>
      <text:p text:style-name="P65">«<text:span text:style-name="T4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5">«<text:span text:style-name="T4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5"><text:soft-page-break/>– <text:span text:style-name="T1">ОНИ ЧТО, ШУТОК НЕ ПОНИМАЮТ?!! </text:span>– <text:span text:style-name="T1">заорал я наконец. </text:span>– <text:span text:style-name="T1">Нашли пониеда, ёб их </text:span><text:span text:style-name="T34">дымоходом через коромысло</text:span><text:span text:style-name="T1">!!!</text:span></text:p>
      <text:p text:style-name="P6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12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5">Я зажал голову в ладонях и застонал, покачиваясь из стороны в сторону.</text:p>
      <text:p text:style-name="P65"><text:span text:style-name="T11">– </text:span>Макс? Ты в порядке?</text:p>
      <text:p text:style-name="P6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5">И вот теперь её нет. Зачем куда-то бежать, скрываться, рисковать, если смысл стараний потерян?</text:p>
      <text:p text:style-name="P116"/>
      <text:p text:style-name="P11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119">– Я доведу! Обещаю!..»</text:p>
      <text:p text:style-name="P65"/>
      <text:p text:style-name="P6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5">И у меня есть кое-какие результаты, чёрт побери!</text:p>
      <text:p text:style-name="P6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5">Дерьмо! Слишком много «если» и «может быть»!</text:p>
      <text:p text:style-name="P65">Трижды дерьмо!!! Я забыл, что для проведения эксперимента, нам нужна помощь Селестии!</text:p>
      <text:p text:style-name="P65"/>
      <text:p text:style-name="P122"><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5"/>
      <text:p text:style-name="P6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5">Что ж, вполне привычное для меня состояние. Последний месяц был просто ярким фантастически-нереальным исключением из правила.</text:p>
      <text:p text:style-name="P43"><text:soft-page-break/>МУ-ХА-ХА!</text:p>
      <text:p text:style-name="P43">Кажется, я знаю, как показать фак провидению! <text:span text:style-name="T11">Show must go on! &lt;</text:span>Макс задумал вместо Селестии использовать Элементы гармонии<text:span text:style-name="T11">&gt;</text:span></text:p>
      <text:p text:style-name="P65">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5">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3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67"/>
      <text:h text:style-name="Heading_20_2" text:outline-level="2">14. <text:span text:style-name="T1">Деградация</text:span></text:h>
      <text:p text:style-name="P55">&lt;<text:span text:style-name="T84">David Bowie - Lets Dance/ Ashes To Ashes</text:span></text:p>
      <text:p text:style-name="P55"><text:span text:style-name="T84">Roxette – Queen of rain</text:span>&gt;</text:p>
      <text:p text:style-name="P65">– Ы! Ы! Ы! Ы! Ы!</text:p>
      <text:p text:style-name="P65">Дэш стучала лбом о сосну с такой силой, что на неё падали иголки и шишки.</text:p>
      <text:p text:style-name="P65">Я вышел из фургона и присел рядом.</text:p>
      <text:p text:style-name="P65">– Дэш! В конце-концов, мы можем спать днём, а идти ночью. Тогда я могу тащить фургон. Не стоит тебе так мучаться.</text:p>
      <text:p text:style-name="P65">Пегаска стояла, прижавшись лбом к стволу, и молчала. Я продолжил.</text:p>
      <text:p text:style-name="P65">– Или же мы можем нанять земнопони. Я не буду показываться из фургона, а ты строго запретишь ему совать нос внутрь.</text:p>
      <text:p text:style-name="P65">Дэш тяжело вздохнула и закатила глаза.</text:p>
      <text:p text:style-name="P6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5">Пегаска пробормотала что-то чуть слышно.</text:p>
      <text:p text:style-name="P65">– Что? – не расслышал я.</text:p>
      <text:p text:style-name="P65"><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5">Я пожал плечами и обнял пегаску.</text:p>
      <text:p text:style-name="P65">– Э, нет, погоди. – Дэш сбросила плащ Трикси, скрывающий её крылья. – Давай!</text:p>
      <text:p text:style-name="P65">Я обнял её повторно. В этот раз пегаска не стояла смирно, а, в свою очередь, обняла меня.</text:p>
      <text:p text:style-name="P6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5">– Эмм… Ты чего?</text:p>
      <text:p text:style-name="P65">Дэш раскрыла глаза. Я упёрся ладонью ей в грудь и осторожно отодвинул от себя. Пегаска разжала обьятия.</text:p>
      <text:p text:style-name="P65">– Йей! Обнимашки таки клёво снимают стресс! Тебе разве не нравится?</text:p>
      <text:p text:style-name="P65">– Нравится. Но ты слишком увлеклась: я чуть не оказался на земле.</text:p>
      <text:p text:style-name="P65">Дэш смутилась.</text:p>
      <text:p text:style-name="P65">– Упс! Забыла, что у тебя только одна пара ног для упора! Не сердись!</text:p>
      <text:p text:style-name="P65">Я покровительно похлопал пегаску по шее.</text:p>
      <text:p text:style-name="P6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5">Пегаска немедленно заорала:</text:p>
      <text:p text:style-name="P65">– Обнимашки-и-и!!! – и повалила меня на траву. Сила, таящаяся в её худеньком теле, обескураживала.</text:p>
      <text:p text:style-name="P65">– Дэш! Ну, не воспринимай же всё так буквально, ё-моё!</text:p>
      <text:p text:style-name="P65">– Гы! Что-то ты не слишком был готов к этому разу!</text:p>
      <text:p text:style-name="P6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5">Наконец она приземлилась, пропахав в дёрне борозды тормозного следа.</text:p>
      <text:p text:style-name="P65">– Ффух! Ещё бы немного, и я бы рехнулась от тоски! Как только Эпплджек эти телеги таскает? Это же офигенно скучно!</text:p>
      <text:p text:style-name="P65">Пегаска накинула на себя плащ, скрыв крылья, и стала впрягаться в фургончик.</text:p>
      <text:p text:style-name="P65">– Макс, залазь в фургон. Там впереди какой-то посёлок. Купим еды и узнаем новости.</text:p>
      <text:p text:style-name="P65"/>
      <text:p text:style-name="P66">***</text:p>
      <text:p text:style-name="P65"/>
      <text:p text:style-name="P65">Три дня спустя…</text:p>
      <text:p text:style-name="P65"/>
      <text:p text:style-name="P65">«<text:span text:style-name="T48">Добро пожаловать в Груммингтон! Вам здесь рады!</text:span></text:p>
      <text:p text:style-name="P65"><text:soft-page-break/><text:span text:style-name="T48">Население города </text:span><text:span text:style-name="T85">302 пони</text:span><text:span text:style-name="T48">.</text:span></text:p>
      <text:p text:style-name="P65"><text:span text:style-name="T85">250 пони</text:span><text:span text:style-name="T48">.</text:span></text:p>
      <text:p text:style-name="P65"><text:span text:style-name="T85">125 поней</text:span><text:span text:style-name="T48">.</text:span></text:p>
      <text:p text:style-name="P65"><text:span text:style-name="T48">54 паня.</text:span>»</text:p>
      <text:p text:style-name="P65"/>
      <text:p text:style-name="P6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5">Я вернулся за столик у окна и продолжил писать письмо.</text:p>
      <text:p text:style-name="P65">«<text:span text:style-name="T3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11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11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11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11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11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11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89"><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6">Крепко обнимаю, чешу холку, хлопаю по шее! Твой Макс. </text:span><text:span text:style-name="T30">Дружба </text:span><text:span text:style-name="T56">—</text:span><text:span text:style-name="T30"> </text:span><text:span text:style-name="T3">э</text:span><text:span text:style-name="T30">то, </text:span><text:span text:style-name="T87">так её </text:span><text:span text:style-name="T3">разэтак</text:span><text:span text:style-name="T87">,</text:span><text:span text:style-name="T30"> магия!</text:span><text:span text:style-name="T77">»</text:span></text:p>
      <text:p text:style-name="P65"/>
      <text:p text:style-name="P6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5">– Всё в порядке, Дэш?</text:p>
      <text:p text:style-name="P65">Пегаска смотрела на язычки огня, танцующие в окошке печной дверцы и молчала. Наконец она отозвалась.</text:p>
      <text:p text:style-name="P65">– Нет. Не всё в порядке.</text:p>
      <text:p text:style-name="P65">Дэш отвернулась от огня и взглянула на меня.</text:p>
      <text:p text:style-name="P6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5">Я сел рядом с пегаской, обнял её и легонько встряхнул.</text:p>
      <text:p text:style-name="P6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5">Дэш негромко всхлипнула и тут же закашлялась, пытаясь скрыть секундную слабость.</text:p>
      <text:p text:style-name="P6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5">Пегаска фейсхуфнула.</text:p>
      <text:p text:style-name="P6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5">Я поставил кастрюлю с картошкой на печку.</text:p>
      <text:p text:style-name="P65">– Дэш. Когда ты в последний раз летала?</text:p>
      <text:p text:style-name="P65">– Вчера утром немного. А что?</text:p>
      <text:p text:style-name="P65">– Попробуй взлети сейчас. Просто поднимись к потолку.</text:p>
      <text:p text:style-name="P6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5"><text:soft-page-break/>– …Да ладно!</text:p>
      <text:p text:style-name="P65">Пегаска сидела на полу и удивлённо рассматривала свои крылья. Потом для уверенности подёргала зубами за маховые перья.</text:p>
      <text:p text:style-name="P65">– Вроде не сплю — боль чувствуется. Тогда какого сена я падаю?!!</text:p>
      <text:p text:style-name="P65">– Дэш. – мягко сказал я. – Судя по площади крыльев, пегасы держатся в воздухе, в основном, за счёт магии.</text:p>
      <text:p text:style-name="P65">– И?</text:p>
      <text:p text:style-name="P6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5">– У-у-у-ы-ы-ы-а-а-а!</text:p>
      <text:p text:style-name="P65">Дэш горько, с подвыванием, разрыдалась.</text:p>
      <text:p text:style-name="P65">– Ы-ы-ы! Я не могу без неба-а-а! Мне нужно лета-а-ать! Я пега-а-ас!</text:p>
      <text:p text:style-name="P65">Крутая и тренированная пегаска сотрясалась от плача, как ребёнок. Её депрессия последних дней вырвалась наружу эмоциональным взрывом.</text:p>
      <text:p text:style-name="P65">– Почему всё так… хнык... паршиво? Что мы сделали не так? Хнык… Я даже не знаю, с кем надо подраться, чтобы всё исправить…</text:p>
      <text:p text:style-name="P65">Я сел рядом. Мне нечем было её утешить, я мог лишь молча обнять её, поглаживая по растрёпанной гриве. Пегаска, вхлипывая, прижалась ко мне.</text:p>
      <text:p text:style-name="P65">– Макс?</text:p>
      <text:p text:style-name="P65">– Да?</text:p>
      <text:p text:style-name="P6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5">– Дэш, мы дойдём до Понивилля, что бы ни случилось. Обещаю тебе.</text:p>
      <text:p text:style-name="P65">Пегаска утешилась и замерла, глядя в огонь.</text:p>
      <text:p text:style-name="P65">Я мыл тарелки после ужина, когда услышал бормотание Дэш за спиной.</text:p>
      <text:p text:style-name="P65">«И-и-и… о-о-о… эн… а-а-а… И она.. П-э-э-э… о-о-о… Как эта буква называется, забери меня дискорд? Ша? Ша! Эл! А! Мммм… И она пошла...»</text:p>
      <text:p text:style-name="P65">Громкий «бабах» дал понять, что Дэш захлопнула книгу. После короткой паузы взьерошенная пегаска <text:s/>выглянула из-за спины.</text:p>
      <text:p text:style-name="P65">– Макс? Расскажи какую-нибудь сказку на ночь? Что-то спать не хочется.</text:p>
      <text:p text:style-name="P65">Пегаска залезла на диван и похлопала рядом с собой.</text:p>
      <text:p text:style-name="P65">Я поставил тарелку в шкафчик и вытер руки о передник.</text:p>
      <text:p text:style-name="P65">– Дэш, это плохая идея. Давай, я лучше тебе почитаю.</text:p>
      <text:p text:style-name="P65">– Хочу сказку! – пегаска насупилась и отгородилась от меня подушкой. – Ты плохой!</text:p>
      <text:p text:style-name="P65">– Дэш! Я не помню ни черта!</text:p>
      <text:p text:style-name="P65">– Сказку!!! – подушка полетела в меня.</text:p>
      <text:p text:style-name="P6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5">Дэш повернулась ко мне спиной и стала подозрительно шмыгать носом.</text:p>
      <text:p text:style-name="P65">Я подошёл к дивану и сел рядом, развернув её к себе.</text:p>
      <text:p text:style-name="P65"><text:soft-page-break/>– Ну ладно. Сама напросилась!</text:p>
      <text:p text:style-name="P65">Я задумался.</text:p>
      <text:p text:style-name="P65">…</text:p>
      <text:p text:style-name="P65">– Вот тебе сказка с моралью. Слушай.</text:p>
      <text:p text:style-name="P65">Я устроился на диване, положив под ноги подушку, на которой тут же примостилась и пегаска.</text:p>
      <text:p text:style-name="P65">– Однажды в кувшин с молоком попали две жабы…</text:p>
      <text:p text:style-name="P65">– Бггг! Уже смешно! – заржала Дэш. – <text:s/>Как могли жабы попасть в кувшин? Он же высокий? Жабы прыгают низко. Может, это было блюдце?</text:p>
      <text:p text:style-name="P65">– Нет! – упёрся я. – Кувшин! Иначе морали не получится! Жабы… эээ… свалились в него с кантерлотской скалы.</text:p>
      <text:p text:style-name="P65">– Ух ты! Круто! А что они там делали?</text:p>
      <text:p text:style-name="P65">– Дэш! Как я могу рассказывать, если ты постоянно меня перебиваешь?</text:p>
      <text:p text:style-name="P65">– Ну пожалуйста! Больше не буду, только объясни, как жабы оказались в Кантерлоте?</text:p>
      <text:p text:style-name="P6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5">– Вау! Прикольно!</text:p>
      <text:p text:style-name="P6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5">– А потом?</text:p>
      <text:p text:style-name="P6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5">Пегаска затряслась от смеха. Потом, прервавшись, строго спросила с меня:</text:p>
      <text:p text:style-name="P65">– А какая тут мораль? Ты говорил, в этой сказке будет мораль!</text:p>
      <text:p text:style-name="P65">– Мораль? Э-э-э... Мораль тут такая. – <text:s/>мрачно заявил я. – Не умеешь летать — не суйся к принцессе!</text:p>
      <text:p text:style-name="P65">– Хорошая… ммм… сказка… – пробормотала пегаска сонно. Зевнув во весь рот она потянулась и, обняв мою ногу, заснула.</text:p>
      <text:p text:style-name="P6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5">Я пожал плечами, устроился поудобнее и укрылся одеялом.</text:p>
      <text:p text:style-name="P65">…</text:p>
      <text:p text:style-name="P6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5">Скррржжжж… Скррржжж… Скррржжж…</text:p>
      <text:p text:style-name="P65">Снаружи раздался скрежет. В глубокой ночи, посреди абсолютной тишины этот тихий <text:s/>звук таил необъяснимую угрозу.</text:p>
      <text:p text:style-name="P65"><text:soft-page-break/>Скррржжжж… Скррржжж…</text:p>
      <text:p text:style-name="P6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5">На земле прямо перед фургоном сидела кобылка-жеребёнок и, зажав в зубах гвоздь, выцарапывала что-то на жестяной крышке коробки из-под конфет.</text:p>
      <text:p text:style-name="P65">– Что ты тут делаешь так поздно? Где твои родители? – вздохнув с облегчением, спросил я.</text:p>
      <text:p text:style-name="P65">Выйдя из фургона, я подошёл к жеребёнку и посветил на жестянку.</text:p>
      <text:p text:style-name="P65">– Чем ты тут занимаешься?</text:p>
      <text:p text:style-name="P65">Жеребёнка молча смотрела на меня, зажав гвоздь в зубах. На жестянке были коряво выцарапаны буквы.</text:p>
      <text:p text:style-name="P65">«<text:span text:style-name="T85">37 пни</text:span></text:p>
      <text:p text:style-name="P124">24пн</text:p>
      <text:p text:style-name="P124">15</text:p>
      <text:p text:style-name="P65"><text:span text:style-name="T48">1</text:span>»</text:p>
      <text:p text:style-name="P65">– Что это за цифры? – спросил я.</text:p>
      <text:p text:style-name="P6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5">«<text:span text:style-name="T48">Добро пожаловать в Груммингтон! Вам здесь рады!</text:span></text:p>
      <text:p text:style-name="P65"><text:span text:style-name="T48">Население города </text:span><text:span text:style-name="T85">302 пони</text:span><text:span text:style-name="T48">.</text:span></text:p>
      <text:p text:style-name="P65"><text:span text:style-name="T85">250 пони</text:span><text:span text:style-name="T48">.</text:span></text:p>
      <text:p text:style-name="P65"><text:span text:style-name="T85">125 поней</text:span><text:span text:style-name="T48">.</text:span></text:p>
      <text:p text:style-name="P65"><text:span text:style-name="T48">54 паня.</text:span>»</text:p>
      <text:p text:style-name="P6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5">– Ты хочешь сказать, этой ночью из населения осталась ты одна? – хрипло спросил я.</text:p>
      <text:p text:style-name="P65">Кобылка кивнула и снова показала на жестянку и вверх.</text:p>
      <text:p text:style-name="P65">– Макс! Оглянись! – тревожно воскликнула Дэш у меня за спиной.</text:p>
      <text:p text:style-name="P6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5">– Дэш! Быстро!</text:p>
      <text:p text:style-name="P6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5">УУУУУУРРРРРРГГГГХХХХХХХ!!!<text:span text:style-name="T11">&lt;</text:span><text:span text:style-name="T75">Metallica-Enter Sandman</text:span><text:span text:style-name="T11">&gt;</text:span></text:p>
      <text:p text:style-name="P6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5">– Макс, запрыгивай!</text:p>
      <text:p text:style-name="P6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115"/>
      <text:p text:style-name="P115">0</text:p>
      <text:p text:style-name="P65"/>
      <text:p text:style-name="P6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5"/>
      <text:h text:style-name="Heading_20_2" text:outline-level="2">15. Филлидельфия</text:h>
      <text:p text:style-name="P55">&lt;<text:span text:style-name="T74">Elo - Sorrow about to fall</text:span>&gt;</text:p>
      <text:p text:style-name="P55">&lt;<text:span text:style-name="T74">Kiss – I Was Made For Lovin’ You</text:span>&gt;</text:p>
      <text:p text:style-name="P6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5">Я поднял кусок газеты, прибитый ветром к ограждению и быстро пробежался по заголовкам.</text:p>
      <text:p text:style-name="P65">«<text:span text:style-name="T4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69">«</text:span><text:span text:style-name="T4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9">».</text:span> «<text:span text:style-name="T48">Провинция пустеет: репортаж из обеспоневшего посёлка</text:span>». «<text:span text:style-name="T48">Нехватка пегасов-погодников: указ принцессы Луны разрешает набор в погодные команды пегасов без лётных аттестатов</text:span>». «<text:span text:style-name="T4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5">На ближайшем же столбе висело объявление, в котором за мою голову уже предлагалось двадцать пять тысяч.</text:p>
      <text:p text:style-name="P6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5">Пегаска взмахнула крыльями для эффекта. Неожиданно для неё и меня, взмах крыльев подбросил её вверх на хороший метр.</text:p>
      <text:p text:style-name="P65"><text:soft-page-break/>– Какого се… – пегаска приземлилась на круп, изумлённо глядя на свои крылья. – ...на!</text:p>
      <text:p text:style-name="P65">Подумав немного, Дэш выбралась из упряжи и что есть мочи замахала крыльями.</text:p>
      <text:p text:style-name="P6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5">Я перевязывал пегаске голову, когда мне в голову пришла идея. Я указал на валяющийся рядом с нами самокат.</text:p>
      <text:p text:style-name="P65">– Дэш, ты ведь сможешь буксировать его на лету?</text:p>
      <text:p text:style-name="P65">– Этот? Конечно могу! Плёвое дело!</text:p>
      <text:p text:style-name="P65">– А со мной?</text:p>
      <text:p text:style-name="P65">– Хмм. Понимаю, к чему ты клонишь.</text:p>
      <text:p text:style-name="P65">Пегаска критически оглядела меня.</text:p>
      <text:p text:style-name="P6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5">…</text:p>
      <text:p text:style-name="P65">Когда дорожное покрытие слилось в сплошную серую полосу, а руль самоката начал у меня в руках вибрировать от скорости, я заорал:</text:p>
      <text:p text:style-name="P65">– Дэ-э-э-ш!!! Сто-о-ой!!! Хватит! Испытание пройдено! Не увлекайся!!!</text:p>
      <text:p text:style-name="P65">Пегаска приземлилась и, выплюнув поводья изо рта, встала в гордую позу.</text:p>
      <text:p text:style-name="P65">– Я ещё и не начинала, между прочим! Так, только чуть-чуть размялась!</text:p>
      <text:p text:style-name="P65">Я положил самокат и на трясущихся ногах приближался к ней. Сердце ходило ходуном где-то в районе пяток.</text:p>
      <text:p text:style-name="P65">– Дэш, ты это нарочно? Про «клячу» и всё такое?</text:p>
      <text:p text:style-name="P65">– А что такое? – невинно спросила пегаска, полуобернувшись ко мне задом.</text:p>
      <text:p text:style-name="P65">– А ничего. – нарочито спокойно сказал я, демонстративно закатывая рукава.</text:p>
      <text:p text:style-name="P6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5">– <text:s/>А того, что я тебя сейчас!..</text:p>
      <text:p text:style-name="P65">ХЛОП!</text:p>
      <text:p text:style-name="P6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5">– Бггг! – <text:s/>заржала пегаска. – Макс, не будь нытиком! Прикольная же шутка!</text:p>
      <text:p text:style-name="P6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5"><text:s/>Я потрепал пегаску между ушей.</text:p>
      <text:p text:style-name="P65">– Насчёт шуток я уже заметил. Не парься, я не сержусь. Вдобавок, не такой уж я и хрупкий, просто люблю перестраховаться.</text:p>
      <text:p text:style-name="P65">– Да? Это клёво. – успокоилась Дэш. – А можно попросить тебя об одной вещи?</text:p>
      <text:p text:style-name="P65">– Да?</text:p>
      <text:p text:style-name="P65">– Помнишь, я разревелась в Груммингтоне?</text:p>
      <text:p text:style-name="P65">– Ну да, было дело.</text:p>
      <text:p text:style-name="P65">– Забудь про это!</text:p>
      <text:p text:style-name="P65">– Почему? – озадачился я. – Ты тогда была такой милой тогда.</text:p>
      <text:p text:style-name="P65">Дэш насупилась и принялась ковырять копытом асфальт.</text:p>
      <text:p text:style-name="P6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5">Я пожал плечами.</text:p>
      <text:p text:style-name="P6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5">– Но ты не плачешь.</text:p>
      <text:p text:style-name="P65">Я задумался.</text:p>
      <text:p text:style-name="P6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5">– Ни фига себе! Куда ж может быть хуже? – воскликнула Дэш. – У вас что, все поголовно встают в восемь утра и едят сено на завтрак, обед и ужин?</text:p>
      <text:p text:style-name="P65">Я засмеялся.</text:p>
      <text:p text:style-name="P65">– Кто-то встаёт и раньше. Но не в этом проблема. У нас... Как бы это сказать... очень холодно.</text:p>
      <text:p text:style-name="P6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5">– Нет, я не то имел ввиду. Холодно не в физическом смысле. В душевном.</text:p>
      <text:p text:style-name="P65">Пегаска всмотрелась мне в лицо, как будто впервые видя его.</text:p>
      <text:p text:style-name="P65">– Ты имеешь ввиду, что тебе утром некому сказать: «Привет, хорошего дня»?</text:p>
      <text:p text:style-name="P65">– Да, примерно это я имел ввиду.</text:p>
      <text:p text:style-name="P65">– Сочувствую. Без друзей не прикольно. Всем нужны друзья. Даже Дискорду, дискорд его забери!</text:p>
      <text:p text:style-name="P65">Пегаска вдруг стала на задние ноги, положив передние мне на плечи.</text:p>
      <text:p text:style-name="P65">– Макс! В Эквестрии у тебя всегда будут друзья, что бы ни случилось!</text:p>
      <text:p text:style-name="P65">Я растроганно обнял пегаску и погладил её по шее.</text:p>
      <text:p text:style-name="P65">– Спасибо, Дэш. Это просто здорово!</text:p>
      <text:p text:style-name="P65">…</text:p>
      <text:p text:style-name="P65">Оставляя на прилавке очередной пустующей филлидельфийской лавки монетку, я озабоченно заметил:</text:p>
      <text:p text:style-name="P65"><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5">– Ты чего? – не поняла шутки пегаска. – А как же твоё участие в эксперименте?</text:p>
      <text:p text:style-name="P65">– Ты меня всё равно как-нибудь вытащишь. – отмахнулся я. – Лучше помоги искать палатку.</text:p>
      <text:p text:style-name="P6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5">Я пропустил замечание пегаски мимо ушей и продолжил паковать рюкзак.</text:p>
      <text:p text:style-name="P6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5">– Надеюсь, с ним ничего не случится. – озабоченно сказал я. – Иначе придётся объясняться с Трикси.</text:p>
      <text:p text:style-name="P65">– Ерунда! В крайнем случае, купишь ей новый. – отмахнулась пегаска. – Ты не представляешь, как я рада, что избавилась от него!</text:p>
      <text:p text:style-name="P65">Пегаска взлетела и осторожно потянула упряжь. Потом приземлилась и недовольно глянула на меня.</text:p>
      <text:p text:style-name="P65">– Скидывай! – скомандовала пегаска, указав на рюкзак.</text:p>
      <text:p text:style-name="P65">– В чём дело?</text:p>
      <text:p text:style-name="P65">Пегаска молча потянула зубами за шлейку рюкзака, сдёргивая его с меня.</text:p>
      <text:p text:style-name="P65">– Дэш, ты чего?</text:p>
      <text:p text:style-name="P65">Пегаска раскрыла рюкзак и стала копаться в нём.</text:p>
      <text:p text:style-name="P65">– Я могу нести тебя, когда ты весишь семьдесят килограмм. – больший из двух котелков отправился в провал.</text:p>
      <text:p text:style-name="P65">– Я могу тянуть тебя, когда ты весишь восемьдесят килограмм. – две трети наших запасов картошки и ухнули следом.</text:p>
      <text:p text:style-name="P65">– Я могу тащить тебя, даже когда ты весишь девяносто! – насос и запасное колесо к самокату улетели туда же.</text:p>
      <text:p text:style-name="P65">– Но мы не договаривались, что ты будешь весить под сто десять только потому, что дорвался до бесплатных магазинов! Лягать, это уже слишком!</text:p>
      <text:p text:style-name="P65">– Погоди, Дэш, консервы-то не выкидывай! Ты ж сама говорила, что только-только размялась и всё такое. <text:span text:style-name="T86">И магазин</text:span>ы вовсе<text:span text:style-name="T86"> не </text:span>бесплатные<text:span text:style-name="T86"> <text:s/></text:span>— я оставлял там деньги — последние, кстати. Дай, я сам отберу припасы...</text:p>
      <text:p text:style-name="P65">…</text:p>
      <text:p text:style-name="P6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5">– Я вижу скалу Кантерлот. Ещё день пути — и сворачиваем к Понивиллю.</text:p>
      <text:p text:style-name="P65">– А ты выдержишь?</text:p>
      <text:p text:style-name="P65">Пегаска фыркнула.</text:p>
      <text:p text:style-name="P65"><text:soft-page-break/>– Я-то выдержу. Самокат — нет.</text:p>
      <text:p text:style-name="P6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5">– Я уже думала над этим. Там часто встречаются пони. Тебя узнают.</text:p>
      <text:p text:style-name="P6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5">– «Трасса 52» – прочла Дэш на табличке. – Что-то я не помню тут никаких трасс. Наверное, недавно построили.</text:p>
      <text:p text:style-name="P6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5">– Дэ-э-эш! Тормози-и-и!!!</text:p>
      <text:p text:style-name="P65">– Чего-о-о?! Не слышу!!!</text:p>
      <text:p text:style-name="P65">КРАК!!!</text:p>
      <text:p text:style-name="P6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5">…</text:p>
      <text:p text:style-name="P119">Сияние. <text:span text:style-name="T86">Оно п</text:span>овсюду. <text:span text:style-name="T86">Нет верха и низа, нет направлений и расстояний. Нет м</text:span>ыслей. Нет чувств. Нет времени. Есть только бесконечное сияние.</text:p>
      <text:p text:style-name="P119"><text:s/>В какой-то момент пришло осознание.</text:p>
      <text:p text:style-name="P11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9">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119">– Док, позавчерашний приходит в сознание!</text:p>
      <text:p text:style-name="P119">– Следи за давлением.</text:p>
      <text:p text:style-name="P119">В поле зрения появляется предмет. Сквозь ресницы видны только его расплывчатые очертания. Предмет движется, проводя какие-то манипуляции.</text:p>
      <text:p text:style-name="P119">Я открываю глаза и вижу фигуру в голубом.</text:p>
      <text:p text:style-name="P11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119"><text:soft-page-break/>– Больной, как вы себя чувствуете? Вы можете назвать своё имя?</text:p>
      <text:p text:style-name="P119">Я закрываю глаза и пытаюсь вспомнить.</text:p>
      <text:p text:style-name="P11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11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119">Я вспомнил почти всё. Моё имя? Осталось вспомнить имя. Меня зовут...</text:p>
      <text:p text:style-name="P119">– Ма-а-акс! Ма-а-акс! Ма-а-акс!</text:p>
      <text:p text:style-name="P11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119">Я открываю глаза и вижу фигуру в голубом.</text:p>
      <text:p text:style-name="P65">…</text:p>
      <text:p text:style-name="P65">Сознание с трудом возвращалось в гудевшую <text:span text:style-name="T8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5">– Ма-а-акс! Ма-а-акс! Встава-а-ай!</text:p>
      <text:p text:style-name="P65">– И как я, интересно, могу встать, если ты стоишь прямо надо мной? – с трудом отвечаю я.</text:p>
      <text:p text:style-name="P65">– Хорош умничать! – буркнула пегаска сквозь слёзы. – Макс?!!</text:p>
      <text:p text:style-name="P65">Я был полузадушен силой объятий пегаски.</text:p>
      <text:p text:style-name="P65">– Что-то я слишком часто реву с тех пор, как мы познакомились. – пробормотала Дэш, прижавшись ко мне. – Это не круто.</text:p>
      <text:p text:style-name="P65">– Ещё как круто! – утешил пегаску я. – Ты мне всю рубашку промочила. Прямо как водомётная машина.</text:p>
      <text:p text:style-name="P65">– <text:span text:style-name="T86">А т</text:span>ы вставать не хотел! Я очень-очень испугалась. <text:span text:style-name="T86">Всё-таки, д</text:span>урацкая это была затея с самокатом! Если бы можно было вернуться к фургону!</text:p>
      <text:p text:style-name="P6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5">Дэш почесала в затылке.</text:p>
      <text:p text:style-name="P6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5">Вроде, не издевается.</text:p>
      <text:p text:style-name="P65">– Дэш!</text:p>
      <text:p text:style-name="P65"><text:soft-page-break/>– Ась?</text:p>
      <text:p text:style-name="P65">Пегаска с невинным видом уставилась на меня, практически упёршись своим носом в мой.</text:p>
      <text:p text:style-name="P65">– Я бегаю ещё хуже, чем ты таскаешь фургоны. То есть, чуть лучше, чем никак.</text:p>
      <text:p text:style-name="P65">Пегаска критически осмотрела меня и помотала головой.</text:p>
      <text:p text:style-name="P65">– Фиговые у тебя шутки. Не смешные.</text:p>
      <text:p text:style-name="P65">– Дэш, я не шучу.</text:p>
      <text:p text:style-name="P65">– Не верю. – пегаска провела крылом по моей ноге от пояса до пятки. – У тебя очень длинные ноги. Почти как у аликорнов. Ты не можешь плохо бегать.</text:p>
      <text:p text:style-name="P6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5"><text:span text:style-name="T11">–</text:span> А какой у тебя там был образ жизни?</text:p>
      <text:p text:style-name="P65"><text:span text:style-name="T11">–</text:span> Сидячий. Каждый день по восемь-десять часов в день на стуле, перед компьютером. Иногда и по двенадцать.</text:p>
      <text:p text:style-name="P65">У Дэш отвалилась челюсть.</text:p>
      <text:p text:style-name="P65"><text:span text:style-name="T11">–</text:span> Дискордовы яйца! Ты сидел в тюрьме? За что тебя посадили?</text:p>
      <text:p text:style-name="P65"><text:span text:style-name="T11">–</text:span> Я не сидел в тюрьме! У меня работа сидячая. Была. Программисты так работают, понимаешь? Сидя. У нас это в порядке вещей.</text:p>
      <text:p text:style-name="P65">Пегаска неверяще смотрела на меня. Потом её удивление сменилось сочувствием. Она схватилась за голову.</text:p>
      <text:p text:style-name="P6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8">о такие… гм… заклинания. Ты </text:span><text:span text:style-name="T58">пишешь</text:span><text:span text:style-name="T68"> программу, запускаешь её, а потом она делает что-то для тебя.</text:span></text:p>
      <text:p text:style-name="P4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9"><text:span text:style-name="T1">–</text:span> Вряд ли меня так можно называть. Очень далёкие параллели. <text:span text:style-name="T1">И у</text:span> нас совсем нет магии.</text:p>
      <text:p text:style-name="P65"><text:span text:style-name="T6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7">– Не парься. Просто исходи из того, что до Понивилля мы доберёмся шагом. И ещё вот что…</text:p>
      <text:p text:style-name="P67">– Да?</text:p>
      <text:p text:style-name="P67">– Слезь с меня наконец!</text:p>
      <text:p text:style-name="P67"/>
      <text:p text:style-name="P66">***</text:p>
      <text:p text:style-name="P65"/>
      <text:p text:style-name="P65">Два дня спустя…</text:p>
      <text:p text:style-name="P65"/>
      <text:p text:style-name="P65">Мы стояли на берегу Седлового озера. Дэш озадаченно осматривалась.</text:p>
      <text:p text:style-name="P6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7"><text:soft-page-break/>–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7">Пегаска <text:span text:style-name="T11">сконфужено</text:span> заметила:</text:p>
      <text:p text:style-name="P67">– Я в этих краях впервые. И обычно я путешествую по воздуху или поездом.</text:p>
      <text:p text:style-name="P6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6">матюков мне</text:span> удалось замазать самые большие щели. За тестовый<text:span text:style-name="T86"> </text:span>получасовый заплыв<text:span text:style-name="T86"> </text:span>в лодку набралось всего две банки воды.</text:p>
      <text:p text:style-name="P67">– Ну что, отправляемся? – Дэш свеслилась с носа, глядя в зеленоватую воду. – Как лодку назовёшь, кэп?</text:p>
      <text:p text:style-name="P67">– «Две банки». – буркнул я.</text:p>
      <text:p text:style-name="P56"/>
      <text:p text:style-name="P56">…</text:p>
      <text:p text:style-name="P56">&lt;<text:bookmark text:name="eow-title"/><text:span text:style-name="T78">Haddaway - What is love </text:span>&gt;</text:p>
      <text:p text:style-name="P6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7">И всё же это был славный заплыв! Медитативный плеск волн, ласково греющее спину солнце, крик чаек настроили меня на философский лад. </text:p>
      <text:p text:style-name="P6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7">– Макс. – прервала ход моих мыслей пегаска. – Наш путь заканчивается. В Понивилле мы расстанемся. Ты ничего не хочешь сказать?</text:p>
      <text:p text:style-name="P67">– Что именно? – вопрос застал меня врасплох. Я прекратил грести и обернулся.</text:p>
      <text:p text:style-name="P67">– Ну… – пегаска смутилась. – Что у тебя на душе? Какие чувства? Ты правда совсем-совсем ничего не хочешь мне сказать?</text:p>
      <text:p text:style-name="P67">– Да вроде нет. Ни о чём не думал вообще.</text:p>
      <text:p text:style-name="P6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7">– Значит, тебе нечего мне сказать? Тогда я скажу! Ты врёшь, что ни о чём не думал! Ты опять думал о ней!</text:p>
      <text:p text:style-name="P67">– О ком?</text:p>
      <text:p text:style-name="P67"><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7">Та-а-ак! Вот в чём дело, лягать меня в пузо! Пегаска ревнует! Какого хера? <text:span text:style-name="T86">Я не давал ей повода!</text:span></text:p>
      <text:p text:style-name="P67">– Это не твоё дело! – рявкнул я.</text:p>
      <text:p text:style-name="P67">– Ах, не моё?! Не моё после побега из центра Псинтела?! Не моё после обнимашек в фургоне?! Не моё после трассы 52?!! Ты… Ты…</text:p>
      <text:p text:style-name="P6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7">– Да пожалуйста! – пегаска топнула ногой. – Нет там для вас ничего полезного! Но раз уж ты это вспомнил — на здоровье! Я видела во сне человека! И о<text:span text:style-name="T86">н жил с пони! И они </text:span>офигенски <text:span text:style-name="T86">любили друг друга! И у них </text:span>был<text:span text:style-name="T86"> </text:span>офигенский <text:span text:style-name="T86">секс! </text:span>И это было круто!<text:span text:style-name="T86"> </text:span>А ты… Ты <text:span text:style-name="T11">— н</text:span>е такой! Ты не любишь пони!!!</text:p>
      <text:p text:style-name="P67">С каждой фразой пегаска всё сильнее топала ногой. Последнюю фразу она завершила сокрушительным фумикоми.</text:p>
      <text:p text:style-name="P67">КРАК!</text:p>
      <text:p text:style-name="P67">– Ой! – пегаска поспешно отдёрнула ногу. Но было поздно.</text:p>
      <text:p text:style-name="P6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7">– Оставь меня в покое! Мне не нужна твоя помощь!!!</text:p>
      <text:p text:style-name="P6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54">—</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7">Приволочив меня на берег, Дэш разжала зубы. Я успел перевернуться на спину, когда она со стоном повалилась на меня, раскинув крылья.</text:p>
      <text:p text:style-name="P6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7"><text:span text:style-name="T11">– </text:span>Выф-выф-вуф! <text:span text:style-name="T11">– </text:span>возразил я.</text:p>
      <text:p text:style-name="P67">Отпихнув от лица живот пегаски и выплюнув шерсть, я продолжил.</text:p>
      <text:p text:style-name="P67"><text:soft-page-break/><text:span text:style-name="T11">–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7"><text:span text:style-name="T11">– </text:span>Бе-бе-бе! <text:span text:style-name="T11">– </text:span>устало передразнила меня Дэш. <text:span text:style-name="T11">– </text:span>Макс!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7">Я молчал, осмысливая услышанное. Злость ушла. Пришла печаль.</text:p>
      <text:p text:style-name="P67"><text:span text:style-name="T11">– </text:span>Дэш, я знаю. Просто не могу о ней забыть.</text:p>
      <text:p text:style-name="P67">Пегаска тяжело поднялась.</text:p>
      <text:p text:style-name="P67"><text:span text:style-name="T11">– </text:span>Везёт же некоторым. <text:span text:style-name="T11">– </text:span>пробормотала она, раскрывая крылья для просушки.</text:p>
      <text:p text:style-name="P67">…</text:p>
      <text:p text:style-name="P6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7">Я сидел на песке, прижимаясь спиной к спине пегаски. Её распахнутые крылья защищали меня от ветра.</text:p>
      <text:p text:style-name="P6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63">– </text:span><text:span text:style-name="T5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3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4">.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5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6">– <text:span text:style-name="T1">Дэш… Ты же понимаешь, что я не люблю тебя?</text:span></text:p>
      <text:p text:style-name="P5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7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7"/>
      <text:h text:style-name="Heading_20_2" text:outline-level="2">16. <text:span text:style-name="T1">Понивилль. Фейс-контроль </text:span></text:h>
      <text:p text:style-name="P58">&lt;<text:span text:style-name="T74">Mothley Crue – Cickstart my heart</text:span>&gt;</text:p>
      <text:p text:style-name="P67">«<text:span text:style-name="T4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4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48">Нехватка погодных пегасов: Вондерболты перешли к круглосуточной вахте</text:span>». «<text:span text:style-name="T48">Общественные работы: распоряжением принцессы Луны работы по строительству мостов через провалы расширены и на субботу</text:span>».</text:p>
      <text:p text:style-name="P67"/>
      <text:p text:style-name="P67">Я отложил стопку газет, принесенных пегаской.</text:p>
      <text:p text:style-name="P67"><text:span text:style-name="T11">–</text:span> Про меня таки забыли. Отлично.</text:p>
      <text:p text:style-name="P67"><text:soft-page-break/><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7"><text:span text:style-name="T11">–</text:span> Ого! Луна никак не уймется. Ладно, это её проблемы.</text:p>
      <text:p text:style-name="P67">К счастью, библиотека Понивилля располагалась на окраине. Пробраться туда под покровом сумерек было раз плюнуть.</text:p>
      <text:p text:style-name="P67"><text:span text:style-name="T11">– </text:span>Твайлайт, привет! Мы вернулись! <text:span text:style-name="T11">–</text:span> я захлопнул за собой дверь.</text:p>
      <text:p text:style-name="P6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7">Ни слова ни говоря, Твайлайт отперла дверь в подвал и потащила меня за собой.</text:p>
      <text:p text:style-name="P67"><text:span text:style-name="T11">– К</text:span>АКОГО ХУЯ?!! Твайлайт, ёб твою понимать, ты чё творишь? <text:span text:style-name="T11">– </text:span>я вцепился в ручку двери.</text:p>
      <text:p text:style-name="P67"><text:span text:style-name="T11">– </text:span>Твайли, ты чего? <text:span text:style-name="T11">– </text:span>брыкалась Дэш. <text:span text:style-name="T11">– </text:span>Немедленно опусти меня на пол!</text:p>
      <text:p text:style-name="P6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7">ХРУСТЬ!</text:p>
      <text:p text:style-name="P67">Дверная ручка оторвалась с мясом и я продолжил низвержение в подвал.</text:p>
      <text:p text:style-name="P6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7">Я молча дёргался, пытаясь сломать браслеты.</text:p>
      <text:p text:style-name="P6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7">Единорожка отвернулась к стеклянному шкафу и стала рыться в нём.</text:p>
      <text:p text:style-name="P67"><text:span text:style-name="T11">– </text:span>Где-то он тут был, я же клала его сюда на прошлой неделе, после эксперимента с тыквой!</text:p>
      <text:p text:style-name="P6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7">Я снова распластался на столе, скованный браслетами. Твайлайт с безумными глазами склонилась надо мной. Рядом с ней парил скальпель.</text:p>
      <text:p text:style-name="P67"><text:span text:style-name="T11">– </text:span>Твайлайт, не смей! <text:span text:style-name="T11">– </text:span>хриплым от ужаса голосом прошептал я.</text:p>
      <text:p text:style-name="P6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7">Скальпель с огромной скоростью метнулся ко мне.</text:p>
      <text:p text:style-name="P67"><text:span text:style-name="T11">– </text:span>А-А-А-А-А-А!</text:p>
      <text:p text:style-name="P67"><text:soft-page-break/>Вжик-вжие-вжик!</text:p>
      <text:p text:style-name="P67">Лоскутья одежды полетели на пол. Я лежал на столе как новорождённый и орал соответственно.</text:p>
      <text:p text:style-name="P67"><text:span text:style-name="T11">– О</text:span>у! <text:span text:style-name="T86">Что-то новенькое! </text:span>Это надо задокументировать.</text:p>
      <text:p text:style-name="P67">Невесть откуда взявшийся фотоаппарат сделал несколько снимков моего естества в разных ракурсах.</text:p>
      <text:p text:style-name="P67"><text:span text:style-name="T11">– </text:span>Хрен-то тебе зачем? <text:span text:style-name="T11">– </text:span>с бессильной злостью спросил я. <text:span text:style-name="T11">– </text:span><text:span text:style-name="T86">Т</text:span>ы собираешься устроить филиал порнхаба для пони-извращенцев?</text:p>
      <text:p text:style-name="P6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7"><text:span text:style-name="T11">– </text:span>А если попроще?</text:p>
      <text:p text:style-name="P6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7">Твайлайт вытащила воронку из аппарата и приставила её к моей груди. За воронкой к ящику тянулся толстый гофрированный шланг.</text:p>
      <text:p text:style-name="P6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7"><text:span text:style-name="T11">– М</text:span>агнетрон вводит в резонанс только частицы магического субстрата. Тебе не о чём волноваться.</text:p>
      <text:p text:style-name="P6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7"/>
      <text:p text:style-name="P57">***</text:p>
      <text:p text:style-name="P57"/>
      <text:p text:style-name="P67"><text:span text:style-name="T11">– </text:span>А-А-А-А-А-А!!! Бля!</text:p>
      <text:p text:style-name="P67">Мой полёт сквозь усыпанную звёздами сине-зелёную мглу закончился столкновением с чем-то мягким.</text:p>
      <text:p text:style-name="P67"><text:span text:style-name="T11">– </text:span>Сестра???</text:p>
      <text:p text:style-name="P6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7"><text:soft-page-break/><text:span text:style-name="T11">– </text:span>А-А-А-А-А-А!!!</text:p>
      <text:p text:style-name="P67"/>
      <text:p text:style-name="P68">***</text:p>
      <text:p text:style-name="P68"/>
      <text:p text:style-name="P67">Две кляксы надо мной сформировались в Рэйнбоу Дэш и Твайлайт Спаркл. Пони озадаченно наблюдали за мной и тихо шушукались.</text:p>
      <text:p text:style-name="P67"><text:span text:style-name="T11">– </text:span>Никогда, слышишь, никогда больше не смей подымать меня...</text:p>
      <text:p text:style-name="P67"><text:span text:style-name="T11">– </text:span>Откуда я знала, что резонансное заклинание так среагирует на...</text:p>
      <text:p text:style-name="P67"><text:span text:style-name="T11">– М</text:span>акс? <text:span text:style-name="T11">– </text:span>пегаска заметила, что я открыл глаза. <text:span text:style-name="T11">– </text:span>Ты в порядке?</text:p>
      <text:p text:style-name="P67">Я издал нечто среднее между брачным рёвом лося и стоном умирающего слона.</text:p>
      <text:p text:style-name="P6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7"><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7"/>
      <text:p text:style-name="P67">…</text:p>
      <text:p text:style-name="P67"/>
      <text:p text:style-name="P6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7"><text:span text:style-name="T11">– </text:span>Итак, мы:</text:p>
      <text:p text:style-name="P67">а) Имеем резонаторные рубины для ускорителя.</text:p>
      <text:p text:style-name="P67">б) После исчезновения принцессы Селестиии, не имеем <text:s/>возможности контролировать усиленное ускорителем <text:s/>заклинание Индрэ.</text:p>
      <text:p text:style-name="P67">Это значит, что:</text:p>
      <text:p text:style-name="P67">а) Нам придётся пользоваться обычной версией заклинания. Вероятность успеха в этом случае я оцениваю как <text:s/>один к пяти.</text:p>
      <text:p text:style-name="P67">б) Или идти на большой риск и вызвать неконтролируемое усиленное заклинание.</text:p>
      <text:p text:style-name="P67">Во втором случае вероятность возникновения крупной энергомагической вспышки я оцениваю как один к трём.</text:p>
      <text:p text:style-name="P6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7">– Дорогая, каждый пони должен быть готов на всё во имя Эквестрии! Если, конечно, это не грязь под туалетным ковриком. – заявила Рэрити.</text:p>
      <text:p text:style-name="P6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7"><text:soft-page-break/><text:span text:style-name="T11">– </text:span>Тебе-то на Понивилль точно махать! <text:span text:style-name="T11">– </text:span>огрызнулась фермерша. <text:span text:style-name="T11">– Т</text:span>вой дом, поди, не зацепит.</text:p>
      <text:p text:style-name="P67"><text:span text:style-name="T11">– </text:span>Что ты сказала? А ну, повтори? <text:span text:style-name="T11">– </text:span>взвилась пегаска.</text:p>
      <text:p text:style-name="P6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7"><text:span text:style-name="T11">– </text:span>Ась?</text:p>
      <text:p text:style-name="P67"><text:span text:style-name="T11">– </text:span>Что?</text:p>
      <text:p text:style-name="P67"><text:span text:style-name="T11">– </text:span>Какой? <text:span text:style-name="T11">– </text:span>разом <text:span text:style-name="T11">о</text:span>бернулась ко мне компания.</text:p>
      <text:p text:style-name="P6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7"><text:span text:style-name="T11">– </text:span>Рэр, иногда лучше жевать, чем говорить. Вот честно!</text:p>
      <text:p text:style-name="P67"><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7"><text:span text:style-name="T11">– </text:span>Они лежали в нагрудном кармане рубашки.</text:p>
      <text:p text:style-name="P67">Твайлайт отвлеклась от доски.</text:p>
      <text:p text:style-name="P67"><text:span text:style-name="T11">– В р</text:span>убашке? Я послала вниз Спайка прибраться. Те лохмотья тлели после вспышки... Спа-а-айк!!!</text:p>
      <text:p text:style-name="P67">Дракончик поднялся по лестнице с веником в одной лапе и мусорным пакетом в другой. Он был весь перемазан сажей и что-то торопливо жевал.</text:p>
      <text:p text:style-name="P67"><text:span text:style-name="T11">– </text:span>Вот, прибрался малёхо. Но с потолка сажу ещё не успел счистить, там стремянка нужна.</text:p>
      <text:p text:style-name="P67"><text:span text:style-name="T11">– </text:span>Спайки-Вайки, не выкидывай одежду, пожалуйста. В ней должны быть рубины.</text:p>
      <text:p text:style-name="P67"><text:span text:style-name="T11">– </text:span>Какие рубины? <text:span text:style-name="T11">– </text:span>переспросил Спайк и зажевал быстрее.</text:p>
      <text:p text:style-name="P67"><text:span text:style-name="T11">–</text:span> Резонаторные! <text:span text:style-name="T11">–</text:span> холодея, ответил я. <text:span text:style-name="T11">– </text:span>В кармане рубашки должны лежать четыре кристалла.</text:p>
      <text:p text:style-name="P6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44"/>
      <text:p text:style-name="P67">…</text:p>
      <text:p text:style-name="P67"/>
      <text:p text:style-name="P6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7">Подушка отогнулась и в прямоугольнике света показалась голова Пинки.</text:p>
      <text:p text:style-name="P67"><text:span text:style-name="T11">– </text:span>Макс. Ты сейчас правильный, или нет?</text:p>
      <text:p text:style-name="P67"><text:span text:style-name="T11">– </text:span>Макс, ты как? Тебе уже лучше? <text:span text:style-name="T11">– </text:span>в прямоугольнике появилась голова Рэйнбоу Дэш.</text:p>
      <text:p text:style-name="P67"><text:span text:style-name="T11">– </text:span>Фигурально выражаясь, ты в себе? <text:span text:style-name="T11">– </text:span>вклинилась между ними Твайлайт Спаркл.</text:p>
      <text:p text:style-name="P67"><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7">Я отдышался. Поняхи участливо смотрели на меня, выискивая признаки успокоения.</text:p>
      <text:p text:style-name="P67"><text:span text:style-name="T11">– </text:span>Отпустите. Я уже правильный. <text:span text:style-name="T11">– </text:span>наконец произнёс я.</text:p>
      <text:p text:style-name="P67">Пинки, Дэш и Твайлайт слезли с горки подушек, наваленных на меня после эмоционального взрыва. Эпплджек встала с ног.</text:p>
      <text:p text:style-name="P6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7"><text:span text:style-name="T11">– </text:span>Спайк!!! Немедленно... <text:s/>сбегай в лавку к Кейкам за выпечкой! Нам всем нужно успокоиться.</text:p>
      <text:p text:style-name="P67"><text:span text:style-name="T11">– </text:span>Уже бегу!</text:p>
      <text:p text:style-name="P67"/>
      <text:p text:style-name="P68">***</text:p>
      <text:p text:style-name="P67"/>
      <text:p text:style-name="P6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7"><text:span text:style-name="T11">– </text:span>Не беспокойся, всё просчитано. Я уверена, я подчёркиваю, абсолютно уверена в безопасности эксперимента!</text:p>
      <text:p text:style-name="P67"><text:span text:style-name="T11">– </text:span>Ой, чего-то мне нехорошо становится, когда ты так говоришь...</text:p>
      <text:p text:style-name="P67"><text:span text:style-name="T11">– </text:span>Девочки, приготовились! Начинаю обратный отсчёт! Десять! Девять! Восемь! Семь!</text:p>
      <text:p text:style-name="P67">Гудение синхрофазотрона усилилось. Картинка у меня перед глазами поплыла.</text:p>
      <text:p text:style-name="P6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7">Картинка у меня перед глазами выключилась.</text:p>
      <text:p text:style-name="P67"/>
      <text:h text:style-name="Heading_20_2" text:outline-level="2">17. <text:span text:style-name="T1">Откровение</text:span></text:h>
      <text:p text:style-name="P58">&lt;<text:span text:style-name="T74">Mission Impossible theme</text:span>&gt;</text:p>
      <text:p text:style-name="P67">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7">Я вглядываюсь в него.</text:p>
      <text:p text:style-name="P6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7"><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7">Я переношусь к основанию башни.</text:p>
      <text:p text:style-name="P6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6"><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88">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7">Я тяну ручку двери на верхней площадке. Сильный сквозняк чуть не сбивает меня с ног: ветер задувает в<text:span text:style-name="T86"> </text:span>покои Луны<text:span text:style-name="T86"> </text:span>через открытые балконные двери<text:span text:style-name="T86">.</text:span></text:p>
      <text:p text:style-name="P67">Мириады пульсирующих нитей сходятся к центру комнаты, где на матрасе лежит скелет аликорна.</text:p>
      <text:p text:style-name="P67">Я осторожно пересекаю комнату и захлопываю двери на балкон.</text:p>
      <text:p text:style-name="P67"><text:span text:style-name="T11">– </text:span>А-а-а, ты всё-таки пришёл… <text:span text:style-name="T11">– </text:span>шелестит скрипучий голос за моей спиной.</text:p>
      <text:p text:style-name="P67">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7"><text:span text:style-name="T11">– </text:span>ТЫ НИЧЕГО НЕ УЗНАЕШЬ!!!</text:p>
      <text:p text:style-name="P6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7"><text:span text:style-name="T11">–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7">Луна закашливается едким смехом и отпивает из вазы, стоящей на полу рядом с матрацем.</text:p>
      <text:p text:style-name="P67"><text:span text:style-name="T11">– </text:span>Открой балкон. Я призвала Найтмэр, чтобы подольше продержаться. Этой сучке из племени виндиго нужен ветер.</text:p>
      <text:p text:style-name="P6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7"><text:span text:style-name="T11">– </text:span>Сожалею, что не могу убить тебя.</text:p>
      <text:p text:style-name="P67">Обернувшись я встречаюсь с рогом аликорницы, нацеленным мне в грудь.</text:p>
      <text:p text:style-name="P67"><text:span text:style-name="T11">– </text:span>Твоё тело соткано из наваждения — мне ли не знать! Я всё ещё Владыка Снов.</text:p>
      <text:p text:style-name="P67"><text:soft-page-break/>Я делаю шаг назад, на балкон. Луна трескуче смеётся и шагает следом.</text:p>
      <text:p text:style-name="P67"><text:span text:style-name="T11">– </text:span>Но что в моей власти — так это вышвырнуть тебя отсюда!</text:p>
      <text:p text:style-name="P67">Я снова отступаю. Как я помню, балкон метра три в ширину и без перил. И хоть я осознаю, что это сон, мне страшно до онемения.</text:p>
      <text:p text:style-name="P67"><text:span text:style-name="T11">– </text:span>Призвав тебя сюда, мы потратили последние силы. Которыми можно было поддерживать Эквестрию ещё долгие годы.</text:p>
      <text:p text:style-name="P67">Шаг назад.</text:p>
      <text:p text:style-name="P67"><text:span text:style-name="T11">– </text:span>Кимеринн погиб, чтобы ты жил.</text:p>
      <text:p text:style-name="P67">Шаг назад.</text:p>
      <text:p text:style-name="P67"><text:span text:style-name="T11">– </text:span>Селли осталась без магии и развоплотилась из-за тебя.</text:p>
      <text:p text:style-name="P67">Шаг назад.</text:p>
      <text:p text:style-name="P67"><text:span text:style-name="T11">– </text:span>Столько надежд впустую. И, как финальная насмешка, ты увидишь гибель всего, что мне дорого?! Не бывать этому! ПОШЁЛ ВОН!!!</text:p>
      <text:p text:style-name="P67">Я мешкаю, не чувствуя под отступающей ногой опоры, и этого хватает, чтобы Луна в выпаде достала меня рогом.</text:p>
      <text:p text:style-name="P67">Магический разряд пронзает грудь сетью молний и вышвыривает меня с балкона. Луна — или Найтмэр Мун? — хохочет, видя моё падение.</text:p>
      <text:p text:style-name="P67">Я проваливаюсь в звёздную сине-зелёную мглу.</text:p>
      <text:p text:style-name="P67"/>
      <text:p text:style-name="P67">…</text:p>
      <text:p text:style-name="P56"/>
      <text:p text:style-name="P6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6">её </text:span>расплываются. Она исчезает, не дойдя до экрана.</text:p>
      <text:p text:style-name="P12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7">Ближе.</text:p>
      <text:p text:style-name="P67">Всем телом ощущаю дискомфорт от низкочастотной вибрации, как будто рядом проходит поезд.</text:p>
      <text:p text:style-name="P67">Ещё ближе.</text:p>
      <text:p text:style-name="P6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7">Совсем близко.</text:p>
      <text:p text:style-name="P6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7">Я ВИЖУ!!! ПРОКЛЯТЬЕ, КАК ВСЁ ПРОСТО!!!</text:p>
      <text:p text:style-name="P6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7"><text:soft-page-break/><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7">Я киваю ей в ответ. Мне понятно, почему.</text:p>
      <text:p text:style-name="P67"><text:span text:style-name="T11">– </text:span>Как тебя зовут, малышка? Я постараюсь найти тебя. Может быть, ещё не поздно.</text:p>
      <text:p text:style-name="P67">Пегаска приветственно машет копытом.</text:p>
      <text:p text:style-name="P44"><text:span text:style-name="T59">– </text:span><text:span text:style-name="T50">Шейла! Шейла Блюскай! И я уже не малышка! </text:span><text:span text:style-name="T59">– </text:span><text:span text:style-name="T50">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123"/>
      <text:p text:style-name="P68">***</text:p>
      <text:p text:style-name="P68"/>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54">— </text:span><text:span text:style-name="T1">т</text:span>ы стал слишком бледный. Я решила прервать <text:span text:style-name="T1">заклинание</text:span>. Как ты себя…</text:p>
      <text:p text:style-name="P1"><text:span text:style-name="T63">–</text:span><text:span text:style-name="T54"> … чувствуешь, дорогая Рэрити?! Я могу чем-нибудь помочь? Вот, выпей воды! </text:span><text:span text:style-name="T63">–</text:span><text:span text:style-name="T54"> дракончик метался вокруг светлой единорожки, в волнении заламывая лапы.</text:span></text:p>
      <text:p text:style-name="P6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7"><text:span text:style-name="T11">– </text:span>Ну что? Увидел что-нибудь, сахарок?</text:p>
      <text:p text:style-name="P67">Пони уставились на меня с надеждой.</text:p>
      <text:p text:style-name="P67"><text:span text:style-name="T11">– </text:span>Да.</text:p>
      <text:p text:style-name="P67">Откровение давило на психику как тонна кирпичей. Я не знал, что им сказать. Я не мог.</text:p>
      <text:p text:style-name="P67"><text:span text:style-name="T11">– П</text:span>ревосходно!</text:p>
      <text:p text:style-name="P67"><text:span text:style-name="T11">– </text:span>Это просто супер-дупер-здоровски-потрясно!</text:p>
      <text:p text:style-name="P67"><text:span text:style-name="T11">– </text:span>Йей!</text:p>
      <text:p text:style-name="P67"><text:span text:style-name="T11">– </text:span>Ю-ху!</text:p>
      <text:p text:style-name="P67"><text:span text:style-name="T11">– О</text:span>фигенно! Мы победили! Макс, ты молодец!</text:p>
      <text:p text:style-name="P67"><text:span text:style-name="T11">– </text:span>Замечательно! Секундочку, я приготовлю дневник…</text:p>
      <text:p text:style-name="P67">Восторг пони постепенно сменился ожиданием. Я молчал.</text:p>
      <text:p text:style-name="P67"><text:span text:style-name="T11">– </text:span>Э-м-м? И что же ты увидел? <text:span text:style-name="T11">– </text:span>не выдержала Твайлайт.</text:p>
      <text:p text:style-name="P67"><text:span text:style-name="T11">– </text:span>Я… не могу сказать.</text:p>
      <text:p text:style-name="P67">Ожидание сменилось недоумением. Рэйнбоу Дэш насмешливо скривила губы.</text:p>
      <text:p text:style-name="P67"><text:span text:style-name="T11">– </text:span>Да ладно! Кончай прикалываться, мы же ждём! Шутка зачлась!</text:p>
      <text:p text:style-name="P67"><text:span text:style-name="T11">– </text:span>Не могу!!!</text:p>
      <text:p text:style-name="P67">…</text:p>
      <text:p text:style-name="P67">Молчание прервала Эпплджек.</text:p>
      <text:p text:style-name="P67"><text:soft-page-break/><text:span text:style-name="T11">– </text:span>Сахарок, с тобой всё в порядке?</text:p>
      <text:p text:style-name="P67">Дэш подошла ко мне вплотную, обняла мою голову и прижалась нос к носу.</text:p>
      <text:p text:style-name="P6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7">Я высвободился из объятий пегаски.</text:p>
      <text:p text:style-name="P6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7">Тишина сменилась гулом голосов. Пони вполголоса обсуждали ситуацию, посматривая на меня и почёсывая в затылках.</text:p>
      <text:p text:style-name="P67"><text:span text:style-name="T11">– </text:span>Конски яблоки! Вот это поворот! А мне так хотелось узнать, что за нечисть тут орудует!</text:p>
      <text:p text:style-name="P67"><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7"><text:span text:style-name="T11">– </text:span>Рэр, отвали!</text:p>
      <text:p text:style-name="P67"><text:span text:style-name="T11">– </text:span>Оу, какие страсти! Ладно-ладно, не сердись, дорогая, не мешаю!</text:p>
      <text:p text:style-name="P6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7"><text:span text:style-name="T11">– </text:span>Стойте!</text:p>
      <text:p text:style-name="P6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7">…</text:p>
      <text:p text:style-name="P6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0">и </text:span><text:span text:style-name="T13">слишком громко думать. И сообщить способ спасения — означает его разрушить.</text:span>»</text:p>
      <text:p text:style-name="P67">…</text:p>
      <text:p text:style-name="P6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7">Пегаска сжала голову копытами.</text:p>
      <text:p text:style-name="P67"><text:span text:style-name="T11">– </text:span>Это может быть случай так называемого «кота Шротингера». Никогда бы не подумала, что он мне встретится на практике!</text:p>
      <text:p text:style-name="P67">Твайлайт протёрла доску тряпочкой и нарисовала на ней коробку.</text:p>
      <text:p text:style-name="P6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7"><text:span text:style-name="T11">– </text:span><text:span text:style-name="T86">Допустим, кот бессмертен. Также допустим, что кот з</text:span>аколдован<text:span text:style-name="T86"> </text:span>отложенным <text:span text:style-name="T86">заклятие</text:span>м<text:span text:style-name="T86"> Стирания, которое сработает, если кто-то откроет ящик</text:span>. <text:span text:style-name="T86">То есть, п</text:span>ри открытии<text:span text:style-name="T86"> ящик</text:span>а<text:span text:style-name="T86"> кот исчезнет из </text:span>бытия<text:span text:style-name="T86"> </text:span>— его нет, и никогда не было.</text:p>
      <text:p text:style-name="P67"><text:soft-page-break/><text:span text:style-name="T11">– </text:span>Бедный котик. <text:span text:style-name="T11">– </text:span>прошептала Флаттершай.</text:p>
      <text:p text:style-name="P67">Я насторожился, услышав знакомое заклинание.</text:p>
      <text:p text:style-name="P67"><text:span text:style-name="T11">– </text:span>Стой! Откуда тебе известно про заклинание Стирания?</text:p>
      <text:p text:style-name="P6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7"><text:span text:style-name="T11">– </text:span>Гм. Ну ладно, продолжай.</text:p>
      <text:p text:style-name="P67"><text:span text:style-name="T11">– </text:span>Так вот, по условию эксперимента известно, что вероятность того, что кто-то откроет ящик, ненулевая.</text:p>
      <text:p text:style-name="P67"><text:span text:style-name="T11">– </text:span>И что это означает, дорогая? <text:span text:style-name="T11">– </text:span>спросила Рэрити.</text:p>
      <text:p text:style-name="P67"><text:span text:style-name="T11">– </text:span>Это значит, что кто-нибудь когда-нибудь обязательно откроет его.</text:p>
      <text:p text:style-name="P6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7">Твайлайт прокашлялась, отпила из графина и продолжила.</text:p>
      <text:p text:style-name="P6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7">Пони молчали, переваривая информацию. Дэш с отсутствующим видом следила за пауком на потолке.</text:p>
      <text:p text:style-name="P67">Наконец Эпплджек сдвинула шляпу на лоб.</text:p>
      <text:p text:style-name="P67"><text:span text:style-name="T11">–</text:span> То есть, ты хочешь сказать, что мы все — навроде этого кота, а Макс боится открыть ящик? Чтоб мы не исчезли окончательно?</text:p>
      <text:p text:style-name="P6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7">Я поднял руку, прося слово. Пони обернулись на меня и затихли.</text:p>
      <text:p text:style-name="P6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7">…</text:p>
      <text:p text:style-name="P67"><text:span text:style-name="T11">– </text:span>Лягать! <text:span text:style-name="T11">– </text:span>выругалась Дэш. <text:span text:style-name="T11">– </text:span>Значит, наши усилия по доставке резонаторов пошли лесом.</text:p>
      <text:p text:style-name="P67"><text:span text:style-name="T11">– </text:span>Не совсем. Мне таки удалось узнать, где искать Селестию.</text:p>
      <text:p text:style-name="P67">В библиотеке снова поднялся галдёж. Твайлайт подняла копыто.</text:p>
      <text:p text:style-name="P67"><text:span text:style-name="T11">– </text:span>Тихо! Спайк, будь добр, сбегай к Кейкам за выпечкой. Нам надо успокоиться. Макс, хоть про Селестию ты нам можешь рассказать?</text:p>
      <text:p text:style-name="P6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7"><text:span text:style-name="T11">– </text:span>О, это как раз не большая проблема… <text:span text:style-name="T11">– </text:span>начала объяснять единорожка, но её перебил напряжённый голос Спайка.</text:p>
      <text:p text:style-name="P67"><text:span text:style-name="T11">– </text:span>Твай! <text:span text:style-name="T11">– </text:span>дракончик стоял в дверях спиной к нам. <text:span text:style-name="T11">– </text:span>У нас гости.</text:p>
      <text:p text:style-name="P67">Спайк попятился назад. Дверь широко растворилась и в библиотеку шагнула Луна.</text:p>
      <text:p text:style-name="P67"><text:soft-page-break/></text:p>
      <text:h text:style-name="Heading_20_2" text:outline-level="2">18. Поединок с Луной. <text:span text:style-name="T1">Кантерлот</text:span></text:h>
      <text:p text:style-name="P67"/>
      <text:p text:style-name="P67"><text:span text:style-name="T11">– </text:span>Макс, беги!!!</text:p>
      <text:p text:style-name="P6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text:span text:style-name="T93">человеком</text:span>!</text:p>
      <text:p text:style-name="P67">Мы с пегаской застыли в синем левитационном поле и поплыли к Луне.</text:p>
      <text:p text:style-name="P67"><text:span text:style-name="T11">–</text:span> Нет-нет-нет, постойте! <text:span text:style-name="T11">–</text:span> заявила вдруг Твайлайт. <text:span text:style-name="T11">–</text:span> <text:span text:style-name="T96">Ваше Высочество, о</text:span>ни мои друзья и гости, и находятся под моей защитой!</text:p>
      <text:p text:style-name="P67">Нас с Дэш обернуло лавандовое левитационное поле и мы полетели к библиотекарше.</text:p>
      <text:p text:style-name="P67"><text:span text:style-name="T11">–</text:span> Что? Мы не ослышались? ТЫ СМЕЕШЬ МЕШАТЬ НАМ?!!</text:p>
      <text:p text:style-name="P67">Нас опять потащило к Луне. Дэш подпёрла голову копытом и скорчила скучающую мину.</text:p>
      <text:p text:style-name="P67"><text:span text:style-name="T11">–</text:span> Мне очень жаль, <text:span text:style-name="T96">Ваше Высочество, </text:span>но Селестия назначила Макса МОИМ руководителем, и этот приказ НИКТО не отменял! Он МОЙ! <text:span text:style-name="T11">&lt;</text:span><text:span text:style-name="T33">Добавить в главы с Твайлайт её попытки заигрывания с Максом</text:span><text:span text:style-name="T11">&gt;</text:span></text:p>
      <text:p text:style-name="P67">В голосе лавандовой единорожки звучал металл. Мы опять полетели к Твайлайт.</text:p>
      <text:p text:style-name="P67"><text:span text:style-name="T11">–</text:span> ДОВОЛЬНО! НАМ НАДОЕЛА ЭТА НЕПОКОРНОСТЬ! ПОЗНАЙ ГНЕВ ПРИНЦЕССЫ НОЧИ!!!</text:p>
      <text:p text:style-name="P67"><text:span text:style-name="T11">–</text:span> Элементы! Аврал!!! Работаем!!!</text:p>
      <text:p text:style-name="P67">Ярко-фиолетовый луч разгневанной аликорницы столкнулся со щитом наспех мобилизованных Элементов <text:s/>Гармонии.</text:p>
      <text:p text:style-name="P69"><text:span text:style-name="T102">Началась жара</text:span>.</text:p>
      <text:p text:style-name="P69">С началом копытоприкладства я грохнулся на пол — воюющим сторонам стало не до меня. <text:span text:style-name="T91">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span></text:p>
      <text:p text:style-name="P70">Сначала я <text:span text:style-name="T94">следил</text:span> за ходом сражения, отмечая приблизительное равенство сил: лучи, пущенные одной стороной, блокировались щитами, выставленными другой. Но когда в ход пошли <text:span text:style-name="T92">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span></text:p>
      <text:p text:style-name="P70"><text:span text:style-name="T11">–</text:span> <text:span text:style-name="T94">Ай, бля! </text:span><text:span text:style-name="T18">–</text:span><text:span text:style-name="T94"> в последний момент чей-то луч отрикошетил от магического поля и впился мне в лодыжку. Нога моментально онемела.</text:span></text:p>
      <text:p text:style-name="P70"><text:span text:style-name="T11">–</text:span> <text:span text:style-name="T94">Не волнуйся, это парализующий луч. Твай таким махалась с Трикси. Пройдёт через полчаса. </text:span><text:span text:style-name="T11">–</text:span> <text:span text:style-name="T94">успокоил меня дракончик.</text:span></text:p>
      <text:p text:style-name="P97">Комбатанты явно стали выдыхаться. И<text:span text:style-name="T92">сполинские тыквы, корзины кабачков и вазоны с двухметровыми кактусами </text:span>сменились гнилыми помидорами и тухлыми яйцами. <text:span text:style-name="T95">В короткой передышке стороны продолжили словесную перепалку.</text:span></text:p>
      <text:p text:style-name="P71"><text:span text:style-name="T11">– </text:span><text:span text:style-name="T97">Не вынуждай меня идти на крайние меры! </text:span><text:span text:style-name="T11">– </text:span><text:span text:style-name="T96">отдувалась Луна. </text:span><text:span text:style-name="T11">– </text:span><text:span text:style-name="T97">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span></text:p>
      <text:p text:style-name="P72"><text:soft-page-break/><text:span text:style-name="T17">– </text:span><text:span text:style-name="T21">В</text:span><text:span text:style-name="T105">есьма прискорбно, Ваше Высочество, но вынуждена отказать! </text:span><text:span text:style-name="T17">– </text:span><text:span text:style-name="T98">переводила дыхание Твайлайт.</text:span><text:span text:style-name="T17"> –</text:span><text:span text:style-name="T96"> Исключительно по субординационным причинам! Приказ Её Дневного Высочества имеет более высокий приоритет над Вашим!</text:span></text:p>
      <text:p text:style-name="P72"><text:span text:style-name="T17">– </text:span><text:span text:style-name="T98">Тогда найди мне это твоё Дневное Высочество! </text:span><text:span text:style-name="T17">– </text:span><text:span text:style-name="T98">взвыла Луна. </text:span><text:span text:style-name="T17">– </text:span><text:span text:style-name="T98">В отсутствие Дневной Главы Диархии все дела ведёт Ночная!!!</text:span></text:p>
      <text:p text:style-name="P73"><text:span text:style-name="T17">– </text:span><text:span text:style-name="T99">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span></text:p>
      <text:p text:style-name="P74"><text:span text:style-name="T17">– </text:span><text:span text:style-name="T100">Дискордова бюрократия! </text:span><text:span text:style-name="T17">– </text:span><text:span text:style-name="T100">буркнула аликорница. </text:span><text:span text:style-name="T17">– </text:span><text:span text:style-name="T19">Т</text:span><text:span text:style-name="T101">ри года не могут подписать бумажку! Что ж, сама напросилась!</text:span></text:p>
      <text:p text:style-name="P98">Перед Луной возник <text:span text:style-name="T105">ярко-</text:span>фиолетов<text:span text:style-name="T114">ый</text:span> <text:span text:style-name="T114">шар</text:span>, окутанн<text:span text:style-name="T114">ый</text:span> роем голубых искорок.</text:p>
      <text:p text:style-name="P75"><text:span text:style-name="T17">– </text:span><text:span text:style-name="T20">О</text:span><text:span text:style-name="T104">хренеть! </text:span><text:span text:style-name="T17">– </text:span><text:span text:style-name="T104">чертыхнулся Спайк. </text:span><text:span text:style-name="T17">– </text:span><text:span text:style-name="T104"><text:s/>Твай, она создаёт сферу стихий!</text:span></text:p>
      <text:p text:style-name="P75"><text:span text:style-name="T17">– </text:span><text:span text:style-name="T105">Вижу! </text:span><text:span text:style-name="T17">– </text:span><text:span text:style-name="T105">донёсся голос единорожки из-под потолка. </text:span><text:span text:style-name="T17">– </text:span><text:span text:style-name="T105">Задействовала план «Д»!</text:span></text:p>
      <text:p text:style-name="P99">В центре круга, образованного Элементами <text:span text:style-name="T113">Гармонии</text:span>, образов<text:span text:style-name="T113">ался</text:span> <text:span text:style-name="T106">светло-голубой тороид. Поверхность бублика искрила зелёными молниями, а сам он вращался, постепенно ускоряя темп.</text:span></text:p>
      <text:p text:style-name="P76"><text:span text:style-name="T17">– </text:span><text:span text:style-name="T106">Эмм, это что-то новенькое, я такого заклинания вообще не знаю. </text:span><text:span text:style-name="T17">– </text:span><text:span text:style-name="T106">почесал в затылке Спайк. </text:span><text:span text:style-name="T17">– </text:span><text:span text:style-name="T106">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span></text:p>
      <text:p text:style-name="P101">Дракончик пополз было к окну, но я придержал его за хвост.</text:p>
      <text:p text:style-name="P77"><text:span text:style-name="T17">– </text:span><text:span text:style-name="T107">Погоди. У меня есть вариант получше.</text:span></text:p>
      <text:p text:style-name="P100">Я вылез из-под шкафа и попрыгал на одной ноге в центр зала.</text:p>
      <text:p text:style-name="P77"><text:span text:style-name="T17">– </text:span><text:span text:style-name="T107">Стойте! Прекратите! Да остановитесь же!!!</text:span></text:p>
      <text:p text:style-name="P102">Аликорница и шестёрка уставились на меня.</text:p>
      <text:p text:style-name="P78"><text:span text:style-name="T17">– </text:span><text:span text:style-name="T108">Луна, ты охотишься за мной из-за Селестии, верно? Так вот, я знаю, где её искать! Готов оказать любую посильную помощь. Не надо из-за меня сражаться.</text:span></text:p>
      <text:p text:style-name="P82"><text:span text:style-name="T17">– </text:span><text:span text:style-name="T109">Ты так говоришь, как будто непричастен к исчезновению сестры! </text:span><text:span text:style-name="T17">– </text:span><text:span text:style-name="T109">к Луне вернулась властная интонация, но фиолетовый шар перестал расти. </text:span><text:span text:style-name="T17">– </text:span><text:span text:style-name="T110">Мы не верим тебе! Если попробуешь обмануть нас и скрыться, даже Тартар покажется тебе курортом!</text:span></text:p>
      <text:p text:style-name="P79"><text:span text:style-name="T17">– </text:span><text:span text:style-name="T110">Понял, понял, повторять не нужно! Если хочешь знать, я не меньше тебя заинтересован в возращении Селли.</text:span></text:p>
      <text:p text:style-name="P79"><text:span text:style-name="T17">– </text:span><text:span text:style-name="T110">Как ты её назвал? </text:span><text:span text:style-name="T17">– </text:span><text:span text:style-name="T110">отвалилась челюсть у аликорницы.</text:span></text:p>
      <text:p text:style-name="P80"><text:span text:style-name="T17">– </text:span><text:span text:style-name="T114">Эмм, мне неудобно вмешиваться, но вынуждена вас перебить. </text:span><text:span text:style-name="T17">– </text:span><text:span text:style-name="T111">встряла Твайлайт. </text:span><text:span text:style-name="T17">– </text:span><text:span text:style-name="T111">Это было экспериментальное заклинание. Локальная заморозка времени. Я, эмм, не предусмотрела возможности его отмены…</text:span></text:p>
      <text:p text:style-name="P81"><text:span text:style-name="T17">– </text:span><text:span text:style-name="T112">Что? </text:span><text:span text:style-name="T17">– </text:span><text:span text:style-name="T112">хором вскрикнули я с Луной.</text:span></text:p>
      <text:p text:style-name="P109">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103">С громким <text:span text:style-name="T141">треском</text:span> они встретились у лестницы на верхний ярус.</text:p>
      <text:p text:style-name="P104">Торнадо вырвав<text:span text:style-name="T141">алось</text:span> из сферы, подхватило <text:span text:style-name="T115">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span></text:p>
      <text:p text:style-name="P105"><text:soft-page-break/>Я ощущал себя <text:span text:style-name="T121">кувыркающимся </text:span>в центре ревущего вихря, но какая-то <text:span text:style-name="T117">исчезающе малая </text:span>часть сознания говорила мне, что <text:span text:style-name="T116">время застыло. Это всё равно, как во время головокружения вам кажется, что вы падаете, но в то же время вы понимаете, что не двигаетесь.</text:span></text:p>
      <text:p text:style-name="P106">Этой малой частью сознания я отметил скрип двери и застенчивый голос:</text:p>
      <text:p text:style-name="P83"><text:span text:style-name="T17">– </text:span><text:span text:style-name="T118">Твайлайт, Дёрпи сказала, у тебя есть «Особенности поведения, питания и размножения приматов»? Я бы хотела её ненадолго… Ого!!!</text:span></text:p>
      <text:p text:style-name="P107">После долгой паузы тот же голос спросил:</text:p>
      <text:p text:style-name="P84"><text:span text:style-name="T17">– </text:span><text:span text:style-name="T119">Что тут случилось? Почему все висят в воздухе? И всё вот это?</text:span></text:p>
      <text:p text:style-name="P108">Голос Спайка откуда-то из <text:span text:style-name="T134">подвала</text:span> ответил:</text:p>
      <text:p text:style-name="P85"><text:span text:style-name="T17">– </text:span><text:span text:style-name="T120">Потому что Твайлайт остановила время. В радиусе девяти метров, как мне кажется. Или десяти.</text:span></text:p>
      <text:p text:style-name="P86"><text:span text:style-name="T17">– </text:span><text:span text:style-name="T121">В двенадцати с половиной. </text:span><text:span text:style-name="T17">– </text:span><text:span text:style-name="T121">донёсся голос Твайлайт сверху. </text:span><text:span text:style-name="T17">– </text:span><text:span text:style-name="T121">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span></text:p>
      <text:p text:style-name="P87"><text:span text:style-name="T17">– </text:span><text:span text:style-name="T22">Н</text:span><text:span text:style-name="T122">Е ВЗДУМАЙ СЧИТАТЬ СЕБЯ ПОБЕДИТЕЛЬНИЦЕЙ! </text:span><text:span text:style-name="T17">– </text:span><text:span text:style-name="T123">загремело у меня в мозгу, в обоих сознаниях сразу. </text:span><text:span text:style-name="T17">– </text:span><text:span text:style-name="T124">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span></text:p>
      <text:p text:style-name="P110">Наступило молчание. Потом донеслось всхлипывание единорожки-заучки.</text:p>
      <text:p text:style-name="P88"><text:span text:style-name="T17">– </text:span><text:span text:style-name="T23">М</text:span><text:span text:style-name="T125">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span></text:p>
      <text:p text:style-name="P88"><text:span text:style-name="T17">– </text:span><text:span text:style-name="T125">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span></text:p>
      <text:p text:style-name="P89"><text:span text:style-name="T17">– </text:span><text:span text:style-name="T126">Я… Я согласна. Только я не знаю, как привести время в порядок… Я планировала всё исправить с помощью Элементов, но сейчас они мне недоступны.</text:span></text:p>
      <text:p text:style-name="P111"><text:span text:style-name="T131">В мозгу раздалось мычание</text:span>, как если бы кто-то <text:span text:style-name="T127">хотел выругаться, но в через силу сдержался.</text:span></text:p>
      <text:p text:style-name="P90"><text:span text:style-name="T17">– </text:span><text:span text:style-name="T128">КТО ИЗ МАГОВ СЕЙЧАС ПРИСУТСТВУЕТ В БИБЛИОТЕКЕ ЗА ПРЕДЕЛАМИ ЗОНЫ СКОЛЛАПСИРОВАВШЕГО ВРЕМЕНИ?</text:span></text:p>
      <text:p text:style-name="P112">Молчание. Наконец голос Спайка произнёс:</text:p>
      <text:p text:style-name="P90"><text:span text:style-name="T17">– </text:span><text:span text:style-name="T128">Она имеет ввиду, кто из единорогов в библиотеке не попал в это сверхпрозрачное стекло? Ну же, не тушуйся!</text:span></text:p>
      <text:p text:style-name="P113">Послышался застенчивый голос.</text:p>
      <text:p text:style-name="P91"><text:span text:style-name="T17">– </text:span><text:span text:style-name="T129">Эмм, я вам подхожу?</text:span></text:p>
      <text:p text:style-name="P91"><text:span text:style-name="T17">– </text:span><text:span text:style-name="T129">КТО ТЫ?</text:span></text:p>
      <text:p text:style-name="P92"><text:span text:style-name="T17">– </text:span><text:span text:style-name="T129">Эмм, Лира Хартстрингс, единорог. Я не то, чтобы маг, моя специализация — музыка…</text:span></text:p>
      <text:p text:style-name="P92"><text:span text:style-name="T17">– </text:span><text:span text:style-name="T130">ГОДИТСЯ! ТЫ ВИДИШЬ ТОЧКУ СИНГУЛЯРНОСТИ?</text:span></text:p>
      <text:p text:style-name="P93"><text:span text:style-name="T17">– </text:span><text:span text:style-name="T131">Эмм?</text:span></text:p>
      <text:p text:style-name="P114">Голос Спайка пояснил:</text:p>
      <text:p text:style-name="P93"><text:soft-page-break/><text:span text:style-name="T17">– </text:span><text:span text:style-name="T132">Вон та яркая искорка над лестницей, у которой вся картинка искривляется.</text:span></text:p>
      <text:p text:style-name="P94"><text:span text:style-name="T17">– </text:span><text:span text:style-name="T133">Да! Вижу!</text:span></text:p>
      <text:p text:style-name="P94"><text:span text:style-name="T17">– </text:span><text:span text:style-name="T133">ТЕПЕРЬ ЛЕВИТИРУЙ ПРИМАТА В ТОЧКУ СИНГУЛЯРНОСТИ.</text:span></text:p>
      <text:p text:style-name="P94"><text:span text:style-name="T17">– </text:span><text:span text:style-name="T133">Чего?!! </text:span><text:span text:style-name="T17">– </text:span><text:span text:style-name="T133">возопило моё малое сознание.</text:span></text:p>
      <text:p text:style-name="P94"><text:span text:style-name="T17">– </text:span><text:span text:style-name="T133">Эмм… Зачем?</text:span></text:p>
      <text:p text:style-name="P95"><text:span text:style-name="T17">– </text:span><text:span text:style-name="T135">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text:span text:style-name="T17"> </text:span><text:span text:style-name="T135">НЕ ВОЛНУЙСЯ, ДВУНОГИЙ, ТЕБЕ ЭТО НЕ ПОВРЕДИТ.</text:span></text:p>
      <text:p text:style-name="P96"><text:span text:style-name="T17">– </text:span><text:span text:style-name="T136">Вы даёте слово, что человеку не будет причинён вред? </text:span><text:span text:style-name="T17">– </text:span><text:span text:style-name="T136">голос Лиры обрёл непривычную твёрдость.</text:span></text:p>
      <text:p text:style-name="P96"><text:span text:style-name="T17">– </text:span><text:span text:style-name="T136">КАК ТЫ СМЕЕШЬ СОМНЕВАТЬСЯ В НАС, СВОЕЙ ПРИНЦЕССЕ?</text:span></text:p>
      <text:p text:style-name="P96"><text:span text:style-name="T17">– </text:span><text:span text:style-name="T24">Я </text:span><text:span text:style-name="T137">не сомневаюсь в вас, Ваше Высочество… Потому и требую слова!</text:span></text:p>
      <text:p text:style-name="P96"><text:span text:style-name="T17">– </text:span><text:span text:style-name="T138">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span></text:p>
      <text:p text:style-name="P206"><text:span text:style-name="T17">– </text:span><text:span text:style-name="T139">Ну, блядь, спасибо! </text:span><text:span text:style-name="T17">– </text:span><text:span text:style-name="T139">подумал я.</text:span></text:p>
      <text:p text:style-name="P207"><text:span text:style-name="T17">– </text:span><text:span text:style-name="T139">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span></text:p>
      <text:p text:style-name="P211">Тишина… С громким хлопком торнадо исчезает, сознания воссоединяются, всё падает на пол. </text:p>
      <text:p text:style-name="P206"/>
      <text:p text:style-name="P206">…</text:p>
      <text:p text:style-name="P206"/>
      <text:p text:style-name="P208"><text:span text:style-name="T17">– </text:span><text:span text:style-name="T140">Буэ-э-э!</text:span></text:p>
      <text:p text:style-name="P208"><text:span text:style-name="T140">То ли от воздействия сингулярности, то ли от того, что закружилась голова в торнадо, но меня буквально вывернуло наизнанку.</text:span></text:p>
      <text:p text:style-name="P209"><text:span text:style-name="T17">– </text:span><text:span text:style-name="T140">Проклятье! Тебе только Кэйдэнс осталось обрыгать для полной коллекции! </text:span><text:span text:style-name="T17">– </text:span><text:span text:style-name="T140">презрительно заметила Луна, вставая из-под меня.</text:span></text:p>
      <text:p text:style-name="P214">В библиотеке царил разгром. </text:p>
      <text:p text:style-name="P213">Элементы Гармонии </text:p>
      <text:p text:style-name="P212"/>
      <text:p text:style-name="P67">&lt;Пландерсид покрыл грудь Макса шрамами в замке сестёр&gt;</text:p>
      <text:p text:style-name="P67"/>
      <text:p text:style-name="P56">&lt;<text:span text:style-name="T34">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40">Bee Gees – You Should Be dancing<text:span text:style-name="T50">&gt;</text:span></text:p>
      <text:p text:style-name="P55">&lt; <text:span text:style-name="T34">- Я не проводник! Луна сказала...</text:span></text:p>
      <text:p text:style-name="P215"><text:span text:style-name="T34">- Глупости! - перебила Дэш. - Не обращай внимания на то, что там кто-то сказал! Делай своё дело! Веди!</text:span></text:p>
      <text:p text:style-name="P215"><text:soft-page-break/><text:span text:style-name="T36">В замке сестёр Макс с Дэш разругиваются.</text:span>&gt;</text:p>
      <text:p text:style-name="P55"/>
      <text:p text:style-name="P4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5"/>
      <text:p text:style-name="P55">&lt;<text:span text:style-name="T34"> </text:span><text:span text:style-name="T33">-</text:span><text:span text:style-name="T34">Я не умею! Давай ты напишешь!</text:span></text:p>
      <text:p text:style-name="P55"><text:span text:style-name="T33">- </text:span><text:span text:style-name="T34">Фигушки! Подрядил меня татухи поням рисовать — сам теперь фанфик пиши!</text:span>&gt;</text:p>
      <text:p text:style-name="P65"/>
      <text:p text:style-name="P65">&lt;<text:span text:style-name="T33">Добавить в фанфик плетение шуточных интриг принцессами друг против дружки</text:span>&gt;</text:p>
      <text:p text:style-name="P65"/>
      <text:p text:style-name="P55">&lt;<text:span text:style-name="T34">В сцене прощания (во сне) — Р.Д. в будущем будет стрематься поебушек с человеками, чтобы не испытывать горечи расставания. Но: </text:span></text:p>
      <text:p text:style-name="P55"><text:span text:style-name="T34">- Учти, я ни капельки не жалею о наших поебушках! Но в будущем буду их стрематься. Это очень больно — вот так расставаться</text:span>&gt;</text:p>
      <text:p text:style-name="P65"/>
      <text:p text:style-name="P65">(про Макса в сне-прощании)</text:p>
      <text:p text:style-name="P65">Я — Дискорд, и я говорю вам: он вернётся Я подсоблю вам, касатикам, хе-хе!</text:p>
      <text:p text:style-name="P65"/>
      <text:p text:style-name="P43"/>
      <text:p text:style-name="P43">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43">Глава 19: Возвращение к Замку Двух Сестёр на парящем замке. Самба в небесном замке</text:p>
      <text:p text:style-name="P55"><text:span text:style-name="T34">Дальше — использовать по-максимуму уже написанное</text:span>&gt;</text:p>
      <text:p text:style-name="P55"/>
      <text:p text:style-name="P55">&lt;<text:span text:style-name="T3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3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lt;<text:span text:style-name="T34">Соседи злы на Эквестрию, потому что аликорны корректируют курс планеты так, чтобы самый хороший климат был именно над Эквестрией</text:span>&gt;</text:p>
      <text:p text:style-name="P65"/>
      <text:p text:style-name="P167"><text:span text:style-name="T11"><text:s/>&lt;</text:span><text:span text:style-name="T37"> - </text:span><text:span text:style-name="T33">Я не могу быть вашим спасителем! Я намного хуже и испорченнее вас!</text:span><text:span text:style-name="T11">&gt;</text:span></text:p>
      <text:p text:style-name="P168"/>
      <text:p text:style-name="P55">&lt;<text:span text:style-name="T34">Луна говорит Максу в прощальном сне:</text:span></text:p>
      <text:p text:style-name="P55"><text:span text:style-name="T34">- Прости, что хотела убить тебя. Я ослабела и Найтмэр на время одержала верх</text:span>&gt;</text:p>
      <text:p text:style-name="P65"/>
      <text:p text:style-name="P55">&lt;<text:span text:style-name="T3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text:soft-page-break/></text:p>
      <text:p text:style-name="P46">- Сестра <text:s/>всегда норовила спихнуть тяжёлую задачу на кого-нибудь другого!</text:p>
      <text:p text:style-name="P46">- А также совместить приятное с полезным. - заметил я.</text:p>
      <text:p text:style-name="P46">Луна бросила на меня тяжёлый взгляд.</text:p>
      <text:p text:style-name="P46">- Вот это вряд ли! Сел охладела к сексу ещё до моей ссылки. И, насколько мне известно, за время моего отсутствия её предпочтения в <text:span text:style-name="T11"><text:s/></text:span>этом плане не менялись.</text:p>
      <text:p text:style-name="P46">- Тогда зачем она..?</text:p>
      <text:p text:style-name="P4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 А другие? Они тоже… давали мне потому, что считали меня последним шансом?</text:p>
      <text:p text:style-name="P46">- Другие? Кто ещё?<text:span text:style-name="T12"> </text:span><text:span text:style-name="T77">С кем ещё у тебя были… отношения?</text:span></text:p>
      <text:p text:style-name="P42">- С Рэйнбоу Дэш — ответил я несчастным голосом. - И, может быть, с Пинки.</text:p>
      <text:p text:style-name="P4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2"/>
      <text:p text:style-name="P3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2">-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2"/>
      <text:p text:style-name="P42">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2">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1">(- </text:span><text:span text:style-name="T48">ПОНИ!!! ВЫ ЗАЕБАЛИ</text:span>! Не будь я Агамемнон-бескланник!<text:span text:style-name="T11">)</text:span>, схватившего замок и улетает с сокровищами нафиг подальше от беспокойных пони)</text:p>
      <text:p text:style-name="P42"/>
      <text:p text:style-name="P42"><text:soft-page-break/>Силовой корсет Селестии Макс обнаруживает в башне Селестии, в её комнате, в шкафу рядом с её боевыми доспехами (помятыми)</text:p>
      <text:p text:style-name="P42"/>
      <text:p text:style-name="P4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35">Дальше — написано. Дискорда при возврате подменяет Трикси</text:span>&gt;</text:p>
      <text:p text:style-name="P52">- <text:span text:style-name="T1">Ты же говорил, у нас нет магии?</text:span></text:p>
      <text:p text:style-name="P61">- Нет. Но что я, по-твоему, делал за тысячи лет заточения в статуе? Да я столько магии накопил, что могу вывернуть это мирок пару раз наизнанку! <text:span text:style-name="T86">Кстати, он от </text:span>э<text:span text:style-name="T86">того только лучше станет!</text:span></text:p>
      <text:p text:style-name="P61">- Но тогда ты мог бы захватить власть в Эквестрии?</text:p>
      <text:p text:style-name="P61">- Мог бы. Но… Зачем? За эти годы я многое переосмыслил и понял: властвовать чертовски скучно! Куда интереснее строить козни изподтишка...</text:p>
      <text:p text:style-name="P52"/>
      <text:p text:style-name="P35"><text:span text:style-name="T14">&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4">&gt;</text:span></text:p>
      <text:p text:style-name="P38"/>
      <text:p text:style-name="P4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6"/>
      <text:p text:style-name="P52">&lt;<text:span text:style-name="T3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2">- В соответствии с законом от … «Об отсутствии одного из соправителей диархии» принимаю всю власть на себя!</text:p>
      <text:p text:style-name="P42">- <text:s/>Но этот закон Её Высочество, принцесса Селестия принимала для себя, чтобы разрешить ситуацию с вашим … ммм... пребыванием на Луне!</text:p>
      <text:p text:style-name="P52"><text:span text:style-name="T34">- В законе не указана конкретный соправитель Диархии!</text:span>&gt;</text:p>
      <text:p text:style-name="P52"/>
      <text:p text:style-name="P52">&lt;<text:span text:style-name="T34">Заговорщики таки подняли восстание после исчезновения Селестии. Они обвинили Луну и Макса в узурпации власти</text:span>&gt;</text:p>
      <text:p text:style-name="P52"/>
      <text:p text:style-name="P39">&lt;<text:span text:style-name="T1">Добавить рассуждения на этическую тему на грани катастрофы</text:span>&gt;</text:p>
      <text:p text:style-name="P39"/>
      <text:p text:style-name="P39">&lt;Селестия проснётся на Терре в облике кибермозга, т.к. в своём мире она на ступень выше пони (а кибермозг на Терре на ступень выше людей)&gt;</text:p>
      <text:p text:style-name="P42">&lt;Добавить грозный выход Луны для противостояния повстанцам&gt;</text:p>
      <text:p text:style-name="P42"/>
      <text:p text:style-name="P42"><text:soft-page-break/>&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2"/>
      <text:p text:style-name="P4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5"/>
      <text:p text:style-name="P11">***</text:p>
      <text:p text:style-name="Text_20_body"><text:span text:style-name="T11">&lt;</text:span><text:span text:style-name="T34">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1">&gt;</text:span></text:p>
      <text:p text:style-name="P1"/>
      <text:p text:style-name="P1">&lt;<text:span text:style-name="T4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61"/>
      <text:h text:style-name="P194" text:outline-level="2">Сон Рэрити</text:h>
      <text:p text:style-name="P2"/>
      <text:p text:style-name="P4">***</text:p>
      <text:p text:style-name="P62">&lt;<text:span text:style-name="T3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1">&lt;Луна - </text:span><text:span text:style-name="T3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16"/>
      <text:h text:style-name="P194" text:outline-level="2">Рейд пони-рэйнджеров</text:h>
      <text:p text:style-name="P2"/>
      <text:p text:style-name="P34">(леденящий душу триллер, музыка тревожная)</text:p>
      <text:p text:style-name="P6">&lt;<text:span text:style-name="T3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oft-page-break/><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32">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h text:style-name="P194" text:outline-level="2"/>
      <text:h text:style-name="P194" text:outline-level="2">Продолжение ЛСД-чаепития</text:h>
      <text:p text:style-name="P2"/>
      <text:p text:style-name="P2"><text:span text:style-name="T11">&lt;</text:span><text:span text:style-name="T3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62"/>
      <text:p text:style-name="P2"/>
      <text:h text:style-name="P194" text:outline-level="2">Исчезновение Селестии</text:h>
      <text:p text:style-name="P2"/>
      <text:p text:style-name="P2"><text:span text:style-name="T11">–</text:span> Ну хорошо, а кто вами правит? Аликорн? Драконикус? Какой-нибудь человек с рогом во лбу? Или у вас нет правителя?</text:p>
      <text:p text:style-name="P2"><text:span text:style-name="T11">–</text:span> Нет, почему? Правитель есть. Только он не постоянный. Его избирают. Раз в несколько лет.</text:p>
      <text:p text:style-name="P2"><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
      <text:h text:style-name="P194" text:outline-level="2">Поиск решения</text:h>
      <text:p text:style-name="P159"/>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34">Луна приносит в жертву свою кровь, чтобы путешествие к замку прошло без потерь. Жертва не принимается — Дэш погибает</text:span>&gt;</text:p>
      <text:p text:style-name="P2"><text:span text:style-name="T11">&lt;</text:span><text:span text:style-name="T33">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16"/>
      <text:p text:style-name="P2"><text:span text:style-name="T11">&lt;</text:span><text:span text:style-name="T3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7">—</text:span><text:span text:style-name="T33"> Луна создаёт обратный коридор в срок.</text:span><text:span text:style-name="T11">&gt;</text:span></text:p>
      <text:p text:style-name="P2"/>
      <text:h text:style-name="P19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1">—</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1">—</text:span> виднелось под листвой плюща.</text:p>
      <text:p text:style-name="P2">“Откуда здесь взялся рухнувший Боинг?” <text:span text:style-name="T11">&lt;</text:span><text:span text:style-name="T34">Дуглас </text:span><text:span text:style-name="T37">—</text:span><text:span text:style-name="T34"> </text:span><text:span text:style-name="T37">DC-3</text:span><text:span text:style-name="T11">&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1">&lt;</text:span><text:span text:style-name="T33">высоко летать нельзя из-за молний</text:span><text:span text:style-name="T11">&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1">—</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33">двухмесячной</text:span><text:span text:style-name="T11">&gt;</text:span> давности осталось лишь направление движения.</text:p>
      <text:p text:style-name="P2">И опять, как <text:span text:style-name="T11">&lt;</text:span><text:span text:style-name="T33">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oft-page-break/><text:span text:style-name="T11">&lt;</text:span><text:span text:style-name="T33">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33">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1">&lt;</text:span><text:span text:style-name="T33">Поиски Селестии — сюжет:</text:span></text:p>
      <text:p text:style-name="P36">Базовое положение: Селестия физически находится на компе Влада в соседнем с максовым доме, в качестве этической подпрограммы к Нексусу.</text:p>
      <text:p text:style-name="P36">Кратко:</text:p>
      <text:p text:style-name="P3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6">Эпизод 1:</text:p>
      <text:p text:style-name="P3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6">…</text:p>
      <text:p text:style-name="P36">Итого:</text:p>
      <text:p text:style-name="P3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6">Эпизод 3.5 (необязательный): День из жизни Дискорда (впечатления от нового мира, интерес путешествия, нежелание возвращаться).</text:p>
      <text:p text:style-name="P36">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94"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1">&lt;</text:span><text:span text:style-name="T33">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9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1">&gt;</text:span>\Привет, Нексус. Это Макс.</text:p>
      <text:p text:style-name="P2"><text:span text:style-name="T11">&lt;\</text:span>Привет, Макс. Рад тебя видеть.</text:p>
      <text:p text:style-name="P24">Хм. Блок эмоций? Или просто модификация стандартного приветствия?</text:p>
      <text:p text:style-name="P2"><text:span text:style-name="T11">&gt;\</text:span>Нексус, отключи память событий за последнюю неделю.</text:p>
      <text:p text:style-name="P2"><text:span text:style-name="T11">&lt;\</text:span>Выполнено, Макс.</text:p>
      <text:p text:style-name="P2"><text:span text:style-name="T11">&gt;</text:span>\Задача по корпоративной логике. Выдай наиболее оптимальное решение.</text:p>
      <text:p text:style-name="P2"><text:span text:style-name="T11">&lt;\</text:span>Жду с нетерпением, Макс.</text:p>
      <text:p text:style-name="P2"><text:span text:style-name="T11">&gt;\</text:span>Постановка задачи.</text:p>
      <text:p text:style-name="P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1">&gt;\</text:span>Ограничения.</text:p>
      <text:p text:style-name="P2"><text:span text:style-name="T11">&gt;\</text:span>Ты не можешь подать в суд на компанию Б и ждать результатов, так как за время разбирательства компания А обанкротится.</text:p>
      <text:p text:style-name="P2"><text:span text:style-name="T11">&gt;\</text:span>Задание.</text:p>
      <text:p text:style-name="P2"><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1">&lt;\</text:span>Задача принята...</text:p>
      <text:p text:style-name="P2"><text:soft-page-break/><text:span text:style-name="T11">&lt;\</text:span>...</text:p>
      <text:p text:style-name="P2"><text:span text:style-name="T11">&lt;\</text:span>...</text:p>
      <text:p text:style-name="P2"><text:span text:style-name="T11">&lt;\</text:span>Решение:</text:p>
      <text:p text:style-name="P2"><text:span text:style-name="T11">&lt;\&lt;</text:span><text:span text:style-name="T33">Не следует противопоставлять злу ещё большее зло - это только усилит его — </text:span><text:span text:style-name="T34">кодовая фраза</text:span><text:span text:style-name="T3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1">&lt;</text:span><text:span text:style-name="T33">трёх</text:span><text:span text:style-name="T11">&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3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1">&lt;</text:span><text:span text:style-name="T3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94" text:outline-level="2"><text:soft-page-break/>Безнадёжность</text:h>
      <text:p text:style-name="P16">&lt;<text:span text:style-name="T3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33">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33">расширить</text:span><text:span text:style-name="T11">&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3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33">пять</text:span><text:span text:style-name="T11">&gt;</text:span>длинную прореху в куртке, <text:span text:style-name="T11">&lt;</text:span><text:span text:style-name="T3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3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33">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33">уменьшить подозрения — о них должен догадаться Макс</text:span><text:span text:style-name="T11">&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33">улучшить</text:span><text:span text:style-name="T11">&gt;</text:span>. А тот случай, когда мне пришлось зашивать тебе куртку после нападения убийц <text:span text:style-name="T11">&lt;</text:span><text:span text:style-name="T33">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94" text:outline-level="2"><text:soft-page-break/>След?</text:h>
      <text:p text:style-name="P159"/>
      <text:p text:style-name="P2"><text:span text:style-name="T11">&lt;</text:span><text:span text:style-name="T33">сначала эпизод - проверка сумки в серверной</text:span><text:span text:style-name="T11">&gt;</text:span></text:p>
      <text:p text:style-name="P2"><text:span text:style-name="T11">&lt;</text:span><text:span text:style-name="T3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1">&lt;</text:span><text:span text:style-name="T33">“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1">&lt;</text:span><text:span text:style-name="T33">расширить. Перед кафешкой - диалог с Флатти и ЭйДжей. Все думают, что наконец-то нашли Селестию. Все ликуют</text:span><text:span text:style-name="T11">&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1">&lt;</text:span><text:span text:style-name="T33">Расширить сцену в кафе. Ожидание, подьём и… падение ожиданий</text:span><text:span text:style-name="T11">&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33">упомянуть болезнь Флатти в соответствующем разделе</text:span><text:span text:style-name="T11">&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94" text:outline-level="2">Озарение</text:h>
      <text:p text:style-name="P2"/>
      <text:p text:style-name="P2"><text:span text:style-name="T11">&lt;</text:span><text:span text:style-name="T3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39"/>
      <text:p text:style-name="P1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39"/>
      <text:p text:style-name="P135">Разговор не клеился.</text:p>
      <text:p text:style-name="P1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39"><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39"><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39"><text:span text:style-name="T11">– </text:span>Ну хорошо. Убедила. В конце-концов, можем поступить так. Вы с Флатти вернётесь обратно а я продолжу поиски здесь.</text:p>
      <text:p text:style-name="P139"><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39"><text:span text:style-name="T11">– </text:span>Вы можете связываться со мной раз в месяц по коридору.</text:p>
      <text:p text:style-name="P139"><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39"><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39">Эпплджек недоверчиво хмыкнула.</text:p>
      <text:p text:style-name="P139"><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39"><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39"><text:span text:style-name="T11">– </text:span>Конечно оставаться. Кто ещё, кроме нас, может найти её?</text:p>
      <text:p text:style-name="P139"><text:span text:style-name="T11">– </text:span>Я думал, ты не сможешь оставить Энджела и всех остальных надолго.</text:p>
      <text:p text:style-name="P139"><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44"><text:span text:style-name="T11">– </text:span>Извини, Флаттершай, забылся.</text:p>
      <text:p text:style-name="P144"><text:span text:style-name="T11">– </text:span>Та ладно, я ж не против, – возразила Эпплджек. – Не парься, Флатти. Было б хуже, если б он <text:s/>назвал меня Эпплджек на людях.</text:p>
      <text:p text:style-name="P144"><text:span text:style-name="T11">– </text:span>Ты так... – запнулась Флаттершай. – Так быстро забыла свою ферму. И...</text:p>
      <text:p text:style-name="P144"><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44"><text:span text:style-name="T11">– </text:span>Как ты можешь так говорить? – расплакалась Флаттершай.</text:p>
      <text:p text:style-name="P144"><text:span text:style-name="T11">– </text:span>Эй, девушки, не ссорьтесь! Мы — одна команда! И надеюсь, останемся ею и в дальнейшем. </text:p>
      <text:list xml:id="list6686894854517300777" text:style-name="L5">
        <text:list-header>
          <text:p text:style-name="P2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44"><text:soft-page-break/><text:span text:style-name="T11">– </text:span>А если нет? – Эпплджек смотрела мне мне прямо в глаза.</text:p>
      <text:list xml:id="list184125883869366" text:continue-numbering="true" text:style-name="L5">
        <text:list-header>
          <text:p text:style-name="P219">Я молча пожал плечами. Эпплджек уверенно продолжила.</text:p>
        </text:list-header>
      </text:list>
      <text:p text:style-name="P144"><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44"><text:span text:style-name="T11">– </text:span>Спасибо, ЭйДжей.</text:p>
      <text:p text:style-name="P144"><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126777931188" text:continue-numbering="true" text:style-name="L5">
        <text:list-header>
          <text:p text:style-name="P219">Флаттершай пробормотала нечто, показавшееся мне знакомым.</text:p>
        </text:list-header>
      </text:list>
      <text:p text:style-name="P144"><text:span text:style-name="T11">– </text:span>Флатти, ты что-то сказала? Я не расслышал.</text:p>
      <text:p text:style-name="P144"><text:span text:style-name="T11">– </text:span>Намерение Изменяет Реальность.</text:p>
      <text:p text:style-name="P144"><text:span text:style-name="T11">– </text:span>Эээ. А где ты слышала эту фразу, если не секрет?</text:p>
      <text:p text:style-name="P144"><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127077013429" text:continue-numbering="true" text:style-name="L5">
        <text:list-header>
          <text:p text:style-name="P219">У меня как будто вспыхнула лампочка в мозгу. Кирпичики быстро выстраивались в целостную картину. Я ринулся в прихожую.</text:p>
        </text:list-header>
      </text:list>
      <text:p text:style-name="P144"><text:span text:style-name="T11">– </text:span>Флатти, ЭйДжей, буду через час. Ждите!</text:p>
      <text:p text:style-name="P139"/>
      <text:h text:style-name="P193" text:outline-level="2">Почти.</text:h>
      <text:p text:style-name="P156"/>
      <text:p text:style-name="P144">В офисе меня встретил лыбящийся Стас.</text:p>
      <text:p text:style-name="P14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44">Я уставился на Стаса и он, захлёбываясь от торопливости, начал <text:span text:style-name="T11">расказывать</text:span>.</text:p>
      <text:p text:style-name="P1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44">– Ты его уничтожил?</text:p>
      <text:p text:style-name="P144">– Кого?</text:p>
      <text:p text:style-name="P144">– Этический модуль. Селестию.</text:p>
      <text:p text:style-name="P1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44">– Ты его уничтожил?</text:p>
      <text:p text:style-name="P1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44">– То есть, на домашнем компьютере Влада модуль работает и дальше?</text:p>
      <text:p text:style-name="P144"><text:soft-page-break/>– Ага. К нему-то у меня доступа нету. Но в кластер к Нексусу он больше не пролезет.</text:p>
      <text:p text:style-name="P144">– Спасибо, Стас. Ты молодец.</text:p>
      <text:p text:style-name="P144">Ниточка, чуть было не прервавшаяся в офисе, повела в квартиру Влада.</text:p>
      <text:p text:style-name="P144"/>
      <text:h text:style-name="P193" text:outline-level="2">Дискорд</text:h>
      <text:p text:style-name="P159"/>
      <text:p text:style-name="P156">Девушки поспешно собирались, пока я растолковывал им задачу.</text:p>
      <text:p text:style-name="P156"><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56"><text:span text:style-name="T11">– </text:span>Это тот твой приятель, который разбился с полгода назад? – спросила Эпплджек.</text:p>
      <text:p text:style-name="P156"><text:span text:style-name="T11">– </text:span>Да, это он.</text:p>
      <text:p text:style-name="P156"><text:span text:style-name="T11">– </text:span>А как мы попадём в его квартиру? Там сейчас кто-то живёт? – Флаттершай прыгала на одной ноге, натягивая кед.</text:p>
      <text:p text:style-name="P156"><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5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57">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3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5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33">Плохо написано!</text:span><text:span text:style-name="T11">&gt;</text:span></text:p>
      <text:p text:style-name="P157">Я поднёс брелок пропуска к домофону, но дверь подъезда не открылась. Замигала красная лампочка и зажужжал зуммер.</text:p>
      <text:p text:style-name="P157">Я выругался.</text:p>
      <text:p text:style-name="P157"><text:span text:style-name="T11">– </text:span>Макс, что случилось? У нас проблемы?</text:p>
      <text:p text:style-name="P157"><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57"><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57"><text:span text:style-name="T11">– </text:span>Нет нужды. Лучше станьте-ка сзади меня так, чтобы заслонить от этих бабулек и от вооон той камеры наблюдения.</text:p>
      <text:list xml:id="list3491363063008702340" text:style-name="L6">
        <text:list-header>
          <text:p text:style-name="P2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1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44">Раздался лёгкий «кряк» и дверь подалась.</text:p>
      <text:p text:style-name="P181"><text:span text:style-name="T11">– </text:span>Девушки, заходим.</text:p>
      <text:p text:style-name="P1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44">Прихожая встретила нас толстым слоем пыли. Мы тихонько прошли внутрь и я закрыл дверь изнутри.</text:p>
      <text:p text:style-name="P139"><text:span text:style-name="T1">Компьютер</text:span> стоял там же, где и обычно <text:span text:style-name="T1">— в личном кабинете Влада на столе у окна.</text:span></text:p>
      <text:p text:style-name="P181"><text:span text:style-name="T11">– </text:span>Макс, тут окно разбито! И верёвка какая-то висит. – крикнула Флаттершай из кухни.</text:p>
      <text:p text:style-name="P181"><text:span text:style-name="T11">– </text:span>Оставь, Флатти, не сейчас! – отмахнулся я.</text:p>
      <text:p text:style-name="P188">Лампочка питания на ноутбуке горела, <text:s/>но подключенный монитор оставался тёмным. Я постучал по пробелу, но безрезультатно.</text:p>
      <text:p text:style-name="P181"><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81"><text:span text:style-name="T11">– </text:span>Монитор выключен. – <text:s/>раздалось из угла. Кресло с высокой спинкой повернулось, открыв нашим взорам Дискорда. </text:p>
      <text:p text:style-name="P18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81">Он приподнял панамку, дурашливо здороваясь.</text:p>
      <text:p text:style-name="P181"><text:span text:style-name="T11">– </text:span>Оп-па! – пробормотала Эпплджек. – Нежданчик!</text:p>
      <text:p text:style-name="P181"><text:span text:style-name="T11">– </text:span>Ты, я вижу, времени не терял, – моя рука под прикрытием стола медленно тянулась к тяжёлой фарфоровой кружке, стоящей на краю.</text:p>
      <text:p text:style-name="P160"><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60"><text:span text:style-name="T11">– </text:span>А почему ты вообще решил искать нас тут? – спросила Эпплджек. – Приехал бы домой. Мы б тебя чаем напоили.</text:p>
      <text:p text:style-name="P160"><text:span text:style-name="T11">– </text:span>Видишь ли, дорогая Эй-Джей, я с самого начала знал, где находится наша уважаемая принцесса, а времени в обрез, так что...</text:p>
      <text:p text:style-name="P169">В проёме дверей появилась Флаттершай.</text:p>
      <text:p text:style-name="P160"><text:span text:style-name="T11">– </text:span>С кем это вы тут разговариваете?</text:p>
      <text:list xml:id="list3604782572761759105" text:style-name="L7">
        <text:list-header>
          <text:p text:style-name="P190"><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69">Оглушённый Дискорд попытался было отъехать на кресле в сторону, но я припёр его стулом к стенке.</text:p>
      <text:p text:style-name="P160">– Жанна, Флатти, хватайте ноут и на выход! Я с ним разберусь! Не теряйте вре...!</text:p>
      <text:p text:style-name="P160">– ТЫ ИДИО...!!!</text:p>
      <text:p text:style-name="P160">Дискорд <text:s/>зорал одновременно со мной, прикрываясь от меня руками, когда раздался оглушительный</text:p>
      <text:p text:style-name="P160">...</text:p>
      <text:p text:style-name="P161">БАХ!!!</text:p>
      <text:p text:style-name="P160">…</text:p>
      <text:p text:style-name="P16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81">На лице Дискорда появилось удивлённо-мечтательное выражение и он вырубился.</text:p>
      <text:p text:style-name="P181"/>
      <text:h text:style-name="P194" text:outline-level="2">Селестия</text:h>
      <text:p text:style-name="P181"/>
      <text:p text:style-name="P15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81">Включенный монитор показал схематическое изображение Селестиии, </text:p>
      <text:p text:style-name="P182">&gt;\<text:span text:style-name="T1">Привет, Селестия. Это Макс. Как себя чувствуешь?</text:span></text:p>
      <text:p text:style-name="P182">&lt;\<text:span text:style-name="T1">Макс? МАКС??? МА-А-А-АКС!!! НАКОНЕЦ-ТО! КАК Я РАДА ТЕБЯ СЛЫШАТЬ! </text:span></text:p>
      <text:p text:style-name="P182">&gt;\<text:span text:style-name="T1">Я рад, что нашёл тебя, Тия.</text:span></text:p>
      <text:p text:style-name="P18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82">&gt;\<text:span text:style-name="T1">Тия, я сейчас подключу микрофон и колонки, и мы сможем общаться более удобно.</text:span></text:p>
      <text:p text:style-name="P181">…</text:p>
      <text:p text:style-name="P181">– Привет опять. Как ты меня слышишь?</text:p>
      <text:p text:style-name="P18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82">– <text:span text:style-name="T1">Могу себе представить. Как-то раз я провёл три часа камере сенсорной депривации. Мне не понравилось.</text:span></text:p>
      <text:p text:style-name="P181">– Эммм... Ваше Высочество, вы в порядке? Мы так рады, что наконец-то нашли Вас! – вклинилась в разговор Эпплджек.</text:p>
      <text:p text:style-name="P181">– Кто тут? Макс, кто ещё с тобой?</text:p>
      <text:p text:style-name="P182"><text:span text:style-name="T1">– Со мной Эпплджек и Флаттершай. Мы пришли сюда полгода </text:span>&lt;<text:span text:style-name="T2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82">– <text:span text:style-name="T1">Девочки? Я рада вас слышать. А Твайлайт нет рядом?</text:span></text:p>
      <text:p text:style-name="P18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81">При этих словах Дискорд замычал и задёргался. Эпплджек нахмурилась и проверила верёвки, привязывающие его к спинке стула.</text:p>
      <text:p text:style-name="P181"><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81">– Ноутбук — так называется место, где я нахожусь сейчас? А кто это мычит?</text:p>
      <text:p text:style-name="P18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81">– О, духи предков, но зачем??? Почему у него кляп во рту?</text:p>
      <text:p text:style-name="P181">– Мы связали его. Он нас предал. И тебя. И Эквестрию. Всех.</text:p>
      <text:p text:style-name="P181">При этих словах Эпплджек и Флаттершай непонимающе уставились на меня, а Дискорд протестующе замычал.</text:p>
      <text:p text:style-name="P181">Я начал рассказывать о своих догадках, и непонимающее выражение на лицах девушек сменилось удивлением.</text:p>
      <text:p text:style-name="P18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81">– А зачем тогда ты приложила его книгой? – непонимающе уставился я на неё.</text:p>
      <text:p text:style-name="P181">– Потому что ты напал на него. Я и подумала — тебе виднее. И подсобила.</text:p>
      <text:p text:style-name="P181">Флаттершай отрицающе мотнула головой.</text:p>
      <text:p text:style-name="P181">– Не может Дискорд быть предателем. Он мой друг.</text:p>
      <text:p text:style-name="P181">Дискорд благодарственно замычал и закивал головой.</text:p>
      <text:p text:style-name="P18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81">Дискорд завёл глаза на лоб и обречённо завыл.</text:p>
      <text:p text:style-name="P181">– Макс, постой. Дай мне поговорить с ним. – сказала Селестия. – Не могу поверить, что Дискорд на такое пошёл.</text:p>
      <text:p text:style-name="P181">– Ну хорошо. Поговори. Послушаем, что он скажет.</text:p>
      <text:p text:style-name="P181">Я красноречиво покачал кулак перед его носом и вытащил кляп.</text:p>
      <text:p text:style-name="P181">...</text:p>
      <text:p text:style-name="P170">– Ффы, тьфу, пффф, пфу! <text:span text:style-name="T11">&lt;</text:span><text:span text:style-name="T3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7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70">– Это я-то устраиваю цирк?!! ДА ТЫ НА СЕБЯ ПОСМОТРИ, КЛОУН!!! На людей кидаешься, чашками бросаешься, вон, мне нос разбил! Дерёшься...</text:p>
      <text:p text:style-name="P170">Я угрожающе поднёс тряпку к лицу Дискорда.</text:p>
      <text:p text:style-name="P170">– Ещё одно слово в таком тоне, и ты заткнёшься, а мы уйдём в Эквестрию без тебя!</text:p>
      <text:p text:style-name="P17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70">Дискорд демонстративно закрыл рот и посвистывая уставился в потолок.</text:p>
      <text:p text:style-name="P170">Разговор зашёл в тупик.</text:p>
      <text:p text:style-name="P173"/>
      <text:p text:style-name="P174">На мониторе высветился текст:</text:p>
      <text:p text:style-name="P173"><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74"/>
      <text:p text:style-name="P174">Из колонок послышался лёгкий шорох.</text:p>
      <text:p text:style-name="P170">– Дик, сейчас не время для ссор. – голос Селестии был мягким, но настойчивым. – Мы в одной лодке.</text:p>
      <text:p text:style-name="P170">– Тебе легко говорить! Тебе не разбивали нос и не оскорбляли угрозами!</text:p>
      <text:p text:style-name="P170">– Ты должен понимать, что у Макса были все основания так себя вести. Твоё поведение вызвало подозрения у него, ведь он мало тебя знает. </text:p>
      <text:p text:style-name="P170">К уговорам Селестии присоединилась Флаттершай.</text:p>
      <text:p text:style-name="P170">– Дискорд, миленький, прости его. Макс хороший. Он просто не знал, что ты тоже хороший...</text:p>
      <text:p text:style-name="P170">У Дискорда покраснели уши и он засмущался и заворчал.</text:p>
      <text:p text:style-name="P17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70">Я пропустил «дятла» мимо ушей.</text:p>
      <text:p text:style-name="P17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71">***</text:p>
      <text:p text:style-name="P17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7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7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70">Потому разбрасываться такой возможностью не стоит. Если уж тебе повезло оказаться в новом мире — исследуй его сполна!..</text:p>
      <text:p text:style-name="P171">***</text:p>
      <text:p text:style-name="P176">&lt;<text:span text:style-name="T34">сюда можно вставить похождения Дискорда — вторая неопубликованная глава. Первая — секс с Селестией</text:span>&gt;</text:p>
      <text:p text:style-name="P171">***</text:p>
      <text:p text:style-name="P174">– Развяжите мне, наконец, руки! Или хотя бы одну. Плечами жестикулировать неудобно.... </text:p>
      <text:p text:style-name="P174">Я развязал Дискорду левую руку.</text:p>
      <text:p text:style-name="P17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74"><text:soft-page-break/>Дискорд принялся разминать затёкшее запястье.</text:p>
      <text:p text:style-name="P17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74">– Какое письмо, Корди? – вскинулась до этого зачарованно слушавшая Дискорда Флаттершай.</text:p>
      <text:p text:style-name="P174">– Ну ваше же! Вы с Эпплджек написали мне о своих мытарствах тут. Вежливо так написали, спасибо...</text:p>
      <text:p text:style-name="P174">Флаттершай покрылась пунцовыми пятнами.</text:p>
      <text:p text:style-name="P174">– Я... Мы... – тут она совсем стушевалась.</text:p>
      <text:p text:style-name="P174">– Так а почему ты сказал, что никто не уйдёт в Эквестрию? – наконец перебила Дискорда скучавшая до этого Эпплджек.</text:p>
      <text:p text:style-name="P174">Дискорд уставился на неё долгим взглядом, а потом хлопнул себя по лбу.</text:p>
      <text:p text:style-name="P17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27">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2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74">– И что? – продолжила его мысль Эпплджек.</text:p>
      <text:p text:style-name="P174">– Эквестрийские <text:span text:style-name="T11">&lt;</text:span><text:span text:style-name="T33">три месяца</text:span><text:span text:style-name="T11">&gt;</text:span> КО-РО-ЧЕ местных. – с нажимом повторил Дискорд. – По моим подсчётам, на два дня.</text:p>
      <text:p text:style-name="P174">– И?!! – до меня уже дошло, но Эпплджек продолжала тупить.</text:p>
      <text:p text:style-name="P174">– Короче, времени у нас осталось что-то около пятнадцати минут. Или около того. – заявил Дискорд, поднеся к глазам запястье с массивными часами.</text:p>
      <text:p text:style-name="P174">– СКОЛЬКО??? – воскликнули хором я и девушки.</text:p>
      <text:p text:style-name="P174">Дискорд открыл было рот, но его слова заглушил звонок в дверь.</text:p>
      <text:p text:style-name="P174">– ОТКРОЙТЕ, ПОЛИЦИЯ! Вам даётся полминуты, чтобы открыть дверь. Через тридцать секунд дверь будет выбита!</text:p>
      <text:p text:style-name="P17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74">Блядь!</text:p>
      <text:p text:style-name="P174">– На крышу, живо!!! Через окно на кухне! – зашипел Дискорд, отчаянно дёргая узлы свободной рукой.</text:p>
      <text:p text:style-name="P174">Эпплджек, одной рукой сгребя в охапку ноутбук, второй увлекая Флаттершай, кинулась на кухню.</text:p>
      <text:p text:style-name="P174">– А толку? Куда мы с крыши денемся? – спросил я растерянно. Дискорд только раздражённо зарычал в ответ.</text:p>
      <text:p text:style-name="P170">Дверь содрогнулась от мощного удара. Послышался стук падающей штукатурки. Я сломя голову кинулся на кухню.</text:p>
      <text:p text:style-name="P170">– Развяжи меня, идиот!!! – гаркнул вдогонку Дискорд.</text:p>
      <text:p text:style-name="P170"><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70">– Давай на крышу! Я догоню! – рявкнул он, освобождая вторую руку.</text:p>
      <text:p text:style-name="P170">От второго удара дверная коробка крякнула и наполовину въехала в коридор. </text:p>
      <text:p text:style-name="P17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70">Верёвка в кухонном окне дёргалась от движений лезущих по ней Флатти и Эпплджек. Я словил её рукой и стал на подоконник.</text:p>
      <text:p text:style-name="P170">Чёрт!</text:p>
      <text:p text:style-name="P17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70">Но нет, триста тысяч чертей, раз девушки смогли – я тоже смогу!</text:p>
      <text:p text:style-name="P17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7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70">Я успел сократить расстояние до Эпплджек наполовину, когда девушки нашли решение.</text:p>
      <text:p text:style-name="P17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7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70">Я выдохнул.</text:p>
      <text:p text:style-name="P17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7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70">Чёрт! Чёрт! Чёрт! Чёрт!</text:p>
      <text:p text:style-name="P170"><text:soft-page-break/>Бля!!!...</text:p>
      <text:p text:style-name="P170">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70"/>
      <text:h text:style-name="P194" text:outline-level="2">Назад, в Эквестрию</text:h>
      <text:p text:style-name="P170"/>
      <text:p text:style-name="P170">Долго паниковать не пришлось. </text:p>
      <text:p text:style-name="P170">Я почувствовал сильный рывок за шиворот и захват поперёк груди. </text:p>
      <text:p text:style-name="P170">– ОТПУСТИ ДЕВЧОНКУ!!! – загрохотало мне в ухо. Я открыл глаза.</text:p>
      <text:p text:style-name="P17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70">Я чуть поднял глаза и уставился в чешуйчатую морду дракона.</text:p>
      <text:p text:style-name="P170">– Отпусти Эпплджек. Я её держу. – повторил Дискорд. – Мне сбалансироваться надо. Вы не такие уж и лёгкие.</text:p>
      <text:p text:style-name="P17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70">Наконец это ему удалось, и дальнейший подъём на крышу происходил в молчании.</text:p>
      <text:p text:style-name="P17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7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70">Флаттершай оторвала заплаканное лицо от моей ветровки.</text:p>
      <text:p text:style-name="P170">– Да-да, ты прав, Корди. Я готова.</text:p>
      <text:p text:style-name="P170">На длинной шее Дискорда разместились Эпплджек и Флаттершай. Я, для сохранения баланса, разместился позади крыльев.</text:p>
      <text:p text:style-name="P170">Дискорд расправил крылья и начал короткую пробежку к краю.</text:p>
      <text:p text:style-name="P17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70">И мы полетели навстречу закату.</text:p>
      <text:p text:style-name="P17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70">Впереди по курсу увеличивалась громада моей высотки. Дискорд летел прямо на разрыв в ограждении, который я проделал <text:span text:style-name="T11">&lt;</text:span><text:span text:style-name="T33">полгода</text:span><text:span text:style-name="T11">&gt;</text:span> назад своим проходом в Эквестрию.</text:p>
      <text:p text:style-name="P17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70">– Пристегните ремни! – проревел Дискорд, резко ускоряясь. – Будет весело!!!</text:p>
      <text:p text:style-name="P170"><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70">– ЙУУУУУУУХХХУУУУУ!!! – заорал Дискорд, сложил крылья и врезался в шар.</text:p>
      <text:p text:style-name="P175">&lt;<text:span text:style-name="T3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95" text:outline-level="1">Беседа за столиком в ночи</text:h>
      <text:p text:style-name="P203">&lt;<text:span text:style-name="T74">Queen - Flash</text:span>&gt;</text:p>
      <text:p text:style-name="P141">Из-за заинтересованности Эквуса в Максе, тому не приходится прилагать усилий для 34 — на что ему указывает Анакорн</text:p>
      <text:p text:style-name="P14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4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39"><text:span text:style-name="T1">– </text:span>Анакорн. <text:span text:style-name="T1">– о</text:span>трекомендовался он. <text:span text:style-name="T11">– </text:span><text:span text:style-name="T1">Демиург.</text:span></text:p>
      <text:p text:style-name="P139"><text:span text:style-name="T1">– </text:span>П-привет. Макс. <text:span text:style-name="T1">– в</text:span> смятении представился я.</text:p>
      <text:p text:style-name="P1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44"/>
      <text:p text:style-name="P139"><text:span text:style-name="T1">&lt;</text:span><text:span text:style-name="T3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34">дело даже не в магии — она во многих молодых мирах есть). Дело в нестыковках, несуразицах и нелепицах.</text:span><text:span text:style-name="T1">&gt;</text:span></text:p>
      <text:p text:style-name="P144"/>
      <text:p text:style-name="P1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39"><text:span text:style-name="T1">Юноша</text:span> закинул ногу за ногу и пытливо смотрел на меня, играя карандашём .</text:p>
      <text:p text:style-name="P139">Я совсем запутался.</text:p>
      <text:p text:style-name="P139"><text:span text:style-name="T1">– </text:span>Какая проблема? Какое решение? Кто ты <text:span text:style-name="T1">вообще</text:span>?</text:p>
      <text:p text:style-name="P139"><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4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44">– Стоп, не торопись. – у меня голова пошла кругом от информации. – Я ничего не понял. Какие-такие проблемы? Какие варианты? Зачем его поддерживать?</text:p>
      <text:p text:style-name="P144">Анакорн недовольно поморщился, но продолжил.</text:p>
      <text:p text:style-name="P1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44"/>
      <text:p text:style-name="P14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3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46"><text:soft-page-break/></text:p>
      <text:p text:style-name="P144"/>
      <text:p text:style-name="P144"/>
      <text:p text:style-name="P1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44">На голограмме появилась солнечная система Эквуса. Почему-то в центре системы был сам Эквус. Вокруг него вращались солнце и луна.</text:p>
      <text:p text:style-name="P144">Анакорн плюхнулся обратно в кресло и схватился за голову. Потом, немного успокоившись, продолжил.</text:p>
      <text:p text:style-name="P1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44">Анакорн отпил из стакана и продолжил.</text:p>
      <text:p text:style-name="P14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3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3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44">Анакорн постучал по столику указкой. Солнечная система увеличилась, оставив в поле зрения только шар Эквуса.</text:p>
      <text:p text:style-name="P1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50">старом аналоговом телевизоре.</text:span></text:p>
      <text:p text:style-name="P147">Ко мне наконец-то пришло понимание ситуации.</text:p>
      <text:p text:style-name="P14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44">Анакорн смутился.</text:p>
      <text:p text:style-name="P1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44">(<text:span text:style-name="T3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44"><text:span text:style-name="T30">– Сам ты раздолбай! – произнёс, наконец, Свирл</text:span>)</text:p>
      <text:p text:style-name="P144">… И создали вы его достаточно топорно — видишь, он трещит по швам.</text:p>
      <text:p text:style-name="P144">– Хмм. То есть, это брони создали Эквус?</text:p>
      <text:p text:style-name="P14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44">Я вспомнил события последнего года <text:span text:style-name="T11">&lt;</text:span>упомянуть в эпизоде на Терре, что МЛП-сериал закрылся год назад<text:span text:style-name="T11">&gt;</text:span></text:p>
      <text:p text:style-name="P1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44">Анакорн с такой силой сжал карандаш, что он хрустнул.</text:p>
      <text:p text:style-name="P1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44"/>
      <text:p text:style-name="P144"/>
      <text:p text:style-name="P1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41">– </text:p>
      <text:p text:style-name="P1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47"><text:soft-page-break/>– Верни Рэйнбоу!!!</text:p>
      <text:p text:style-name="P147">Обломки карандаша выпали из кулака Анакорна на столик.</text:p>
      <text:p text:style-name="P147">– Э-э-э… м-м-м… ну-у-у... Нельзя сказать, что это совсем невыполнимо… Но, прямо скажу, задачка не для студента!</text:p>
      <text:p text:style-name="P147">– А ты студент?</text:p>
      <text:p text:style-name="P14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4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4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4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4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4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47">– Нет. Плата остаётся неизменной. Тут мы квиты. У меня тоже мало шансов помочь тебе — я не имею ни малейшего понятия, как это сделать.</text:p>
      <text:p text:style-name="P147">Ставшие почти прозрачными стены комнаты снова обрели материальность. Анакорн пожал плечами и протянул мне руку через столик.</text:p>
      <text:p text:style-name="P14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4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4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47">Я задумался.</text:p>
      <text:p text:style-name="P14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47">Анакорн почесал в затылке.</text:p>
      <text:p text:style-name="P147">– А кьютимарки? Как, <text:span text:style-name="T11">&lt;</text:span><text:span text:style-name="T37">чёрт</text:span><text:span text:style-name="T11">&gt;</text:span> меня побери, объяснить кьютимарки?</text:p>
      <text:p text:style-name="P147">– А кьютимарки ты сам даришь пони, когда распознаёшь их жизненное предназначение.</text:p>
      <text:p text:style-name="P14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47">Я пожал плечами.</text:p>
      <text:p text:style-name="P147">– А по-другому я не могу объяснить их появление. К сожалению.</text:p>
      <text:p text:style-name="P18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83">– Хорошо. Уболтал. Кьютимарки беру на себя. Так и знал, что мне самое трудное достанется!</text:p>
      <text:p text:style-name="P18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83">Анакорн проследил мой взгляд.</text:p>
      <text:p text:style-name="P183">– Нечего так смотреть. Если я стану применять магию вместо ловкости, теряется весь смысл упражнения... О, глянь-ка на Эквус!</text:p>
      <text:p text:style-name="P18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8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83"/>
      <text:p text:style-name="P185">Да, т<text:span text:style-name="T6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8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86"/>
      <text:p text:style-name="P18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85"/>
      <text:p text:style-name="P185"/>
      <text:p text:style-name="P183">Я опять задумался. В голове было пусто. Хотя, если подумать с точки зрения программиста, можно... Наверное можно, раз все предыдущее прокатило...</text:p>
      <text:p text:style-name="P184"><text:soft-page-break/>– <text:span text:style-name="T2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84">– Не понял? Это как? Как ты совместишь разрушенную магическими войнами Эквестрию с романтически-сексуальным раем для попаданцев?</text:p>
      <text:p text:style-name="P184"><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84">Анакорн долго мусолил карандаш, а потом вдруг заржал.</text:p>
      <text:p text:style-name="P184"><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84"><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84">Анакорн примирительно похлопал меня по плечу.</text:p>
      <text:p text:style-name="P184"><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84">Я подозрительно посмотрел на Анакорна.</text:p>
      <text:p text:style-name="P184"><text:span text:style-name="T11">– </text:span>Какой ещё, нафиг, «мой фанфик»? Я никакого фанфика не писал. И не собираюсь, вообще-то.</text:p>
      <text:p text:style-name="P184">Анакорн ехидно ухмыльнулся и откинулся в кресле, переплетя пальцы за затылком.</text:p>
      <text:p text:style-name="P184"><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83"><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83"><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83"><text:span text:style-name="T11">– </text:span>Факн щит<text:note text:id="ftn13" text:note-class="footnote"><text:note-citation>13</text:note-citation><text:note-body><text:p text:style-name="P17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83">Анакорн развёл руками.</text:p>
      <text:p text:style-name="P183"><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8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8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83">Анакорн, глядя на мои терзания, понимающе кивнул и продолжил.</text:p>
      <text:p text:style-name="P144">– Эквусу позарез нужна помощь. И он надеется получить эту помощь от тебя. Видишь, он из кожи вон лезет, чтобы тебе понравиться.</text:p>
      <text:p text:style-name="P141">Он старался тебя рассмешить и показать себя с лучшей стороны. К сожалению, надлого его не хватило — к твоему прибытию он был на грани...</text:p>
      <text:p text:style-name="P144">Тебе не приходилось заботиться о жилье и питании, ты нравишься кобылкам...</text:p>
      <text:p text:style-name="P144">– Гм! Я бы попросил тебя не касаться моих отношений с Рэйнбоу!</text:p>
      <text:p text:style-name="P14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44">У меня сердце буквально ухнуло куда-то вниз, в область желудка.</text:p>
      <text:p text:style-name="P14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4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44">– Та ладно, не утешай. Я не маленький ребёнок. Долг платежом красен. Сделаю то, что ты хочешь. Как сумею.</text:p>
      <text:p text:style-name="P14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44">Анакорн наблюдал за мной без улыбки. По его нейтральному выражению лица невозможно было догадаться, о чём он думает.</text:p>
      <text:p text:style-name="P144">– Ну вот и отлично. Рад, что мы наконец-то пришли к сделке.</text:p>
      <text:p text:style-name="P14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48">– Пора закругляться. Ты начинаешь сгорать. Надо утрясти последние детали, пока ещё есть пару минут.</text:p>
      <text:p text:style-name="P144">– Валяй. Я тебя внимательно слушаю.</text:p>
      <text:p text:style-name="P1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3">Такова природа низкоэнергетических монад</text:span>.</text:p>
      <text:p text:style-name="P144">– А я разве сплю?</text:p>
      <text:p text:style-name="P144"><text:soft-page-break/>– Сейчас — нет. Но как только мы закроем сделку — проснёшься. Потому что нет иного способа вернуть тебя в реальный мир.</text:p>
      <text:p text:style-name="P144">– Эээ, постой. А как я в Эквестрию и обратно возвращался?</text:p>
      <text:p text:style-name="P1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44">Так вот, возвращать тебя обратно в твой мир я не буду. </text:p>
      <text:p text:style-name="P144">Во-первых, может возникнуть временная <text:span text:style-name="T11">&lt;</text:span><text:span text:style-name="T3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4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4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4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4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44">– Ты ещё увидишь пару снов на прощание. Удачи!</text:p>
      <text:p text:style-name="P144"/>
      <text:p text:style-name="P149">&lt;<text:span text:style-name="T1">- Но если миры Эквестрии станут существовать — появятся и те из них, в которых тьма страданий, постапокалипсис.</text:span></text:p>
      <text:p text:style-name="P149"><text:span text:style-name="T1">- И это лучше, чем не существовать, поверь</text:span>&gt;</text:p>
      <text:p text:style-name="P145">***</text:p>
      <text:p text:style-name="P145"/>
      <text:p text:style-name="P144">&lt;<text:span text:style-name="T3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44"/>
      <text:p text:style-name="P144">– Привет, Макс. – образ Селестии снова реял передо мной, как <text:span text:style-name="T11">&lt;</text:span><text:span text:style-name="T33">полгода</text:span><text:span text:style-name="T11">&gt;</text:span> назад. – Я хочу поблагодарить тебя за всё.</text:p>
      <text:p text:style-name="P144">– Пожалста. – ответил я безучастно. – Всегда рад. Только Вам не нужно было ТАК распинаться, чтобы заручиться моей помощью.</text:p>
      <text:p text:style-name="P144">Селестия на мгновение смутилась, но продолжила.</text:p>
      <text:p text:style-name="P144">&lt;<text:span text:style-name="T33"> - Ты морочила мне яйца, чтобы заинтересовать? Всё, как Свирл указал?</text:span></text:p>
      <text:p text:style-name="P14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41"><text:soft-page-break/>Я покачал головой.</text:p>
      <text:p text:style-name="P14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41">- Поверь, Макс, всё не так, как ты думаешь! Если бы у меня был шанс переиграть всё по новому! Клянусь, всё было бы совсем по другому!</text:p>
      <text:p text:style-name="P144"><text:span text:style-name="T33">- Это точно! Было бы точно всё по другому, я с конеёбством завязываю!</text:span>&gt;</text:p>
      <text:p text:style-name="P144">– <text:s text:c="2"/>За благополучие Эквестрии я бы и не ТАК разопнулась.<text:span text:style-name="T11"> Я</text:span><text:span text:style-name="T3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4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70">Селестия кивнула, соглашаясь, и образ её начал меркнуть.</text:p>
      <text:p text:style-name="P175">– <text:span text:style-name="T1">Окей. Будь счастлив и... спасибо тебе за всё, Макс.</text:span></text:p>
      <text:p text:style-name="P170">…</text:p>
      <text:p text:style-name="P17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70">Он нахлобучил на себя невесть откуда взявшуюся двууголку.</text:p>
      <text:p text:style-name="P170">– Как вам это нравится, господа?! Дискорд — спаситель Эквестрии! А ведь звучит!!! Разрешите откланяться!..</text:p>
      <text:p text:style-name="P170"/>
      <text:list xml:id="list8211393827067353907" text:style-name="L8">
        <text:list-header>
          <text:p text:style-name="P221">(<text:span text:style-name="T47">Луна — как повелительница снов, слышала разговор Макса с Анакорном</text:span>)</text:p>
          <text:p text:style-name="P222"/>
        </text:list-header>
      </text:list>
      <text:p text:style-name="P171">***</text:p>
      <text:p text:style-name="P139"><text:span text:style-name="T1">–</text:span> Ты?..</text:p>
      <text:p text:style-name="P139"><text:span text:style-name="T1">–</text:span> Ты??!</text:p>
      <text:p text:style-name="P139"><text:span text:style-name="T1">–</text:span> Ты мне снишься??</text:p>
      <text:p text:style-name="P139"><text:span text:style-name="T1">–</text:span> Это ты мне снишься!!</text:p>
      <text:p text:style-name="P139"><text:span text:style-name="T1">–</text:span> Неважно… Пусть мы друг-другу снимся… Ты как, Дэш?</text:p>
      <text:p text:style-name="P139"><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4">Как-то это не круто совсем!</text:span></text:p>
      <text:p text:style-name="P39">- <text:span text:style-name="T1">Дэш, - сказал я, едва сдерживая слёзы, - ты самая крутая в мире пони! Ты победила смерть! Ты умерла и вернулась с того света!</text:span></text:p>
      <text:p text:style-name="P139"><text:span text:style-name="T35">- Точно? Ну офигеть! </text:span>А ты как?</text:p>
      <text:p text:style-name="P139"><text:span text:style-name="T1">–</text:span> И я в порядке. Вот, возвращаюсь в свой мир. Ну, не совсем в свой. Почти в свой.</text:p>
      <text:p text:style-name="P139"><text:span text:style-name="T1">–</text:span> Навсегда?</text:p>
      <text:p text:style-name="P139"><text:span text:style-name="T1">–</text:span> Скорее всего, да.</text:p>
      <text:p text:style-name="P139"><text:span text:style-name="T1">–</text:span> Это плохо. Я хотела тебе сказать…</text:p>
      <text:p text:style-name="P139"><text:span text:style-name="T1">–</text:span> Не надо, Дэш. Не стоит терзать себя. Мне тоже очень хотелось остаться. Но так надо. Мне очень жаль…</text:p>
      <text:p text:style-name="P1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39"><text:span text:style-name="T1">–</text:span> И тебя, и Твайлайт, и Рэрити, и Селестию, и всех-всех-всех… Таковы правила.</text:p>
      <text:p text:style-name="P139"><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39">Я опустил руку на шею Дэш и ощутил теплоту и лёгкое покалывание в пустоте.</text:p>
      <text:p text:style-name="P139"><text:span text:style-name="T11">–</text:span> Мне кажется, Дэш, <text:span text:style-name="T1">м</text:span>ы найдём способ связаться. Рано или поздно.</text:p>
      <text:p text:style-name="P139"><text:span text:style-name="T1">–</text:span> И лучше рано, чем поздно! Я не люблю ждать!</text:p>
      <text:p text:style-name="P139"><text:span text:style-name="T1">–</text:span> Да, Дэш. <text:span text:style-name="T1">–</text:span> её образ начал таять. <text:span text:style-name="T1">–</text:span> Да, я помню. Я всё ещё помню…</text:p>
      <text:p text:style-name="P139"/>
      <text:h text:style-name="P194" text:outline-level="2">Земля</text:h>
      <text:p text:style-name="P143"><text:span text:style-name="T103">&lt;</text:span><text:span text:style-name="T76">Daft Punk – Get Lucky</text:span><text:span text:style-name="T103">&gt;</text:span></text:p>
      <text:p text:style-name="P142"/>
      <text:p text:style-name="P136">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36"><text:span text:style-name="T1">Я нашарил ногами тапки и пошёл в ванную. Проходя мимо стола, зацепился взглядом за</text:span> эскиз <text:span text:style-name="T1">рисунка</text:span>.</text:p>
      <text:p text:style-name="P136"><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3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3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37">Доставая из стола ключи от машины, опять наткнулся взглядом на эскиз.</text:p>
      <text:p text:style-name="P13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37">Назову-ка я фантазию «Последний фанфик»…</text:p>
      <text:p text:style-name="P137"/>
      <text:p text:style-name="P137"/>
      <text:p text:style-name="P137"/>
      <text:p text:style-name="P139"/>
      <text:p text:style-name="P139"/>
      <text:p text:style-name="P139"/>
      <text:p text:style-name="P1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39"/>
      <text:p text:style-name="P1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39"/>
      <text:p text:style-name="P139"/>
      <text:p text:style-name="P139"/>
      <text:p text:style-name="P139"/>
      <text:p text:style-name="P6"/>
      <text:p text:style-name="P2"><text:soft-page-break/><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34">Живая лошадь — не кошка, ухаживать за ней сложнее</text:span><text:span text:style-name="T11">&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1">&lt;</text:span><text:span text:style-name="T33">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2-13T17:53:44.902000000</dc:date>
    <meta:editing-duration>P95DT8H6M28S</meta:editing-duration>
    <meta:editing-cycles>5884</meta:editing-cycles>
    <meta:generator>LibreOffice/5.1.0.3$Windows_x86 LibreOffice_project/5e3e00a007d9b3b6efb6797a8b8e57b51ab1f737</meta:generator>
    <meta:document-statistic meta:table-count="0" meta:image-count="0" meta:object-count="0" meta:page-count="173" meta:paragraph-count="3604" meta:word-count="78657" meta:character-count="523056" meta:non-whitespace-character-count="444318"/>
  </office:meta>
</office:document-meta>
</file>